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Liberation Serif" style:text-underline-style="solid" style:text-underline-width="auto" style:text-underline-color="font-color"/>
    </style:style>
    <style:style style:name="P2" style:family="paragraph" style:parent-style-name="Heading_20_3" style:list-style-name="L1">
      <style:paragraph-properties fo:margin-left="1.251cm" fo:margin-right="0cm" fo:line-height="100%" fo:text-align="start" style:justify-single-word="false" fo:text-indent="-0.635cm" style:auto-text-indent="false"/>
    </style:style>
    <style:style style:name="P3" style:family="paragraph" style:parent-style-name="Heading_20_3" style:list-style-name="L1">
      <style:paragraph-properties fo:margin-left="0cm" fo:margin-right="0cm" fo:line-height="100%" fo:text-align="start" style:justify-single-word="false" fo:text-indent="-0.635cm" style:auto-text-indent="false"/>
    </style:style>
    <style:style style:name="P4" style:family="paragraph" style:parent-style-name="Heading_20_3">
      <style:paragraph-properties fo:margin-left="0cm" fo:margin-right="0cm" fo:line-height="100%" fo:text-align="start" style:justify-single-word="false" fo:text-indent="-0.635cm" style:auto-text-indent="false"/>
      <style:text-properties officeooo:paragraph-rsid="001ebbc8"/>
    </style:style>
    <style:style style:name="P5" style:family="paragraph" style:parent-style-name="Heading_20_3">
      <style:paragraph-properties fo:margin-left="0cm" fo:margin-right="0cm" fo:line-height="100%" fo:text-align="start" style:justify-single-word="false" fo:text-indent="-0.635cm" style:auto-text-indent="false"/>
      <style:text-properties officeooo:paragraph-rsid="0031520c"/>
    </style:style>
    <style:style style:name="P6" style:family="paragraph" style:parent-style-name="Heading_20_3">
      <style:paragraph-properties fo:margin-left="0cm" fo:margin-right="0cm" fo:line-height="100%" fo:text-align="start" style:justify-single-word="false" fo:text-indent="-0.635cm" style:auto-text-indent="false"/>
      <style:text-properties officeooo:paragraph-rsid="00346c88"/>
    </style:style>
    <style:style style:name="P7" style:family="paragraph" style:parent-style-name="Heading_20_3">
      <style:paragraph-properties fo:margin-left="0cm" fo:margin-right="0cm" fo:line-height="100%" fo:text-align="start" style:justify-single-word="false" fo:text-indent="-0.635cm" style:auto-text-indent="false"/>
      <style:text-properties officeooo:paragraph-rsid="0038a682"/>
    </style:style>
    <style:style style:name="P8" style:family="paragraph" style:parent-style-name="Heading_20_3">
      <style:paragraph-properties fo:margin-left="0cm" fo:margin-right="0cm" fo:line-height="100%" fo:text-align="start" style:justify-single-word="false" fo:text-indent="-0.635cm" style:auto-text-indent="false"/>
      <style:text-properties officeooo:paragraph-rsid="003dbbd9"/>
    </style:style>
    <style:style style:name="P9" style:family="paragraph" style:parent-style-name="Heading_20_3">
      <style:paragraph-properties fo:margin-left="0cm" fo:margin-right="0cm" fo:line-height="100%" fo:text-align="start" style:justify-single-word="false" fo:text-indent="-0.635cm" style:auto-text-indent="false"/>
      <style:text-properties officeooo:paragraph-rsid="0034cdfa"/>
    </style:style>
    <style:style style:name="P10" style:family="paragraph" style:parent-style-name="Heading_20_3">
      <style:paragraph-properties fo:margin-left="0cm" fo:margin-right="0cm" fo:line-height="100%" fo:text-align="start" style:justify-single-word="false" fo:text-indent="-0.635cm" style:auto-text-indent="false"/>
      <style:text-properties officeooo:paragraph-rsid="0047f0a9"/>
    </style:style>
    <style:style style:name="P11" style:family="paragraph" style:parent-style-name="Heading_20_3">
      <style:paragraph-properties fo:margin-left="-0.635cm" fo:margin-right="0cm" fo:line-height="100%" fo:text-align="start" style:justify-single-word="false" fo:text-indent="0cm" style:auto-text-indent="false"/>
      <style:text-properties officeooo:paragraph-rsid="0051fc3e"/>
    </style:style>
    <style:style style:name="P12" style:family="paragraph" style:parent-style-name="Heading_20_3">
      <style:paragraph-properties fo:margin-left="-0.635cm" fo:margin-right="0cm" fo:line-height="100%" fo:text-align="start" style:justify-single-word="false" fo:text-indent="0cm" style:auto-text-indent="false"/>
      <style:text-properties officeooo:paragraph-rsid="0058ff92"/>
    </style:style>
    <style:style style:name="P13" style:family="paragraph" style:parent-style-name="Heading_20_3">
      <style:paragraph-properties fo:margin-left="-0.635cm" fo:margin-right="0cm" fo:line-height="100%" fo:text-align="start" style:justify-single-word="false" fo:text-indent="0cm" style:auto-text-indent="false"/>
      <style:text-properties officeooo:paragraph-rsid="006be342"/>
    </style:style>
    <style:style style:name="P14" style:family="paragraph" style:parent-style-name="Heading_20_3">
      <style:paragraph-properties fo:margin-left="-0.635cm" fo:margin-right="0cm" fo:line-height="100%" fo:text-align="start" style:justify-single-word="false" fo:text-indent="0cm" style:auto-text-indent="false"/>
      <style:text-properties officeooo:paragraph-rsid="006bb65a"/>
    </style:style>
    <style:style style:name="P15" style:family="paragraph" style:parent-style-name="Heading_20_3">
      <style:paragraph-properties fo:margin-left="-0.635cm" fo:margin-right="0cm" fo:line-height="100%" fo:text-align="start" style:justify-single-word="false" fo:text-indent="0cm" style:auto-text-indent="false"/>
      <style:text-properties officeooo:paragraph-rsid="00770558"/>
    </style:style>
    <style:style style:name="P16" style:family="paragraph" style:parent-style-name="Heading_20_3">
      <style:paragraph-properties fo:margin-left="-0.635cm" fo:margin-right="0cm" fo:line-height="100%" fo:text-align="start" style:justify-single-word="false" fo:text-indent="0cm" style:auto-text-indent="false"/>
      <style:text-properties officeooo:paragraph-rsid="008141c3"/>
    </style:style>
    <style:style style:name="P17" style:family="paragraph" style:parent-style-name="Heading_20_3">
      <style:paragraph-properties fo:margin-left="-0.635cm" fo:margin-right="0cm" fo:line-height="100%" fo:text-align="start" style:justify-single-word="false" fo:text-indent="0cm" style:auto-text-indent="false"/>
      <style:text-properties officeooo:paragraph-rsid="008910b1"/>
    </style:style>
    <style:style style:name="P18" style:family="paragraph" style:parent-style-name="Heading_20_3">
      <style:paragraph-properties fo:margin-left="-0.635cm" fo:margin-right="0cm" fo:line-height="100%" fo:text-align="start" style:justify-single-word="false" fo:text-indent="0cm" style:auto-text-indent="false"/>
      <style:text-properties officeooo:paragraph-rsid="00a2875a"/>
    </style:style>
    <style:style style:name="P19" style:family="paragraph" style:parent-style-name="Heading_20_3">
      <style:paragraph-properties fo:margin-left="-0.635cm" fo:margin-right="0cm" fo:line-height="100%" fo:text-align="start" style:justify-single-word="false" fo:text-indent="0cm" style:auto-text-indent="false"/>
      <style:text-properties officeooo:paragraph-rsid="00b92e26"/>
    </style:style>
    <style:style style:name="P20" style:family="paragraph" style:parent-style-name="Heading_20_3">
      <style:paragraph-properties fo:margin-left="-0.635cm" fo:margin-right="0cm" fo:line-height="100%" fo:text-align="start" style:justify-single-word="false" fo:text-indent="0cm" style:auto-text-indent="false"/>
      <style:text-properties officeooo:paragraph-rsid="00bd3b30"/>
    </style:style>
    <style:style style:name="P21" style:family="paragraph" style:parent-style-name="Heading_20_3">
      <style:paragraph-properties fo:margin-left="-0.635cm" fo:margin-right="0cm" fo:line-height="100%" fo:text-align="start" style:justify-single-word="false" fo:text-indent="0cm" style:auto-text-indent="false"/>
      <style:text-properties officeooo:paragraph-rsid="00dfaa96"/>
    </style:style>
    <style:style style:name="P22" style:family="paragraph" style:parent-style-name="Heading_20_3" style:list-style-name="L1">
      <style:paragraph-properties fo:margin-left="0.616cm" fo:margin-right="0cm" fo:line-height="100%" fo:text-align="start" style:justify-single-word="false" fo:text-indent="0cm" style:auto-text-indent="false"/>
    </style:style>
    <style:style style:name="P23" style:family="paragraph" style:parent-style-name="Preformatted_20_Text" style:list-style-name="L10">
      <style:paragraph-properties fo:line-height="100%" fo:text-align="start" style:justify-single-word="false"/>
      <style:text-properties style:font-name="Liberation Serif" officeooo:rsid="010902a3" officeooo:paragraph-rsid="010902a3"/>
    </style:style>
    <style:style style:name="P24" style:family="paragraph" style:parent-style-name="Preformatted_20_Text" style:list-style-name="L8">
      <style:paragraph-properties fo:line-height="100%" fo:text-align="start" style:justify-single-word="false"/>
      <style:text-properties style:font-name="Liberation Serif" officeooo:paragraph-rsid="01081ec4"/>
    </style:style>
    <style:style style:name="P25" style:family="paragraph" style:parent-style-name="Preformatted_20_Text">
      <style:paragraph-properties fo:line-height="100%" fo:text-align="start" style:justify-single-word="false"/>
      <style:text-properties style:font-name="Liberation Serif" fo:font-weight="bold" officeooo:rsid="01756e5d" officeooo:paragraph-rsid="01756e5d" style:font-weight-asian="bold" style:font-weight-complex="bold"/>
    </style:style>
    <style:style style:name="P26" style:family="paragraph" style:parent-style-name="Preformatted_20_Text">
      <style:paragraph-properties fo:line-height="100%" fo:text-align="start" style:justify-single-word="false"/>
      <style:text-properties style:font-name="Liberation Serif" fo:font-weight="bold" officeooo:rsid="01775fa4" officeooo:paragraph-rsid="01775fa4" style:font-weight-asian="bold" style:font-weight-complex="bold"/>
    </style:style>
    <style:style style:name="P27" style:family="paragraph" style:parent-style-name="Preformatted_20_Text">
      <style:paragraph-properties fo:line-height="100%" fo:text-align="start" style:justify-single-word="false"/>
      <style:text-properties style:font-name="Liberation Serif" fo:font-weight="bold" officeooo:rsid="0178fcc6" officeooo:paragraph-rsid="0178fcc6" style:font-weight-asian="bold" style:font-weight-complex="bold"/>
    </style:style>
    <style:style style:name="P28" style:family="paragraph" style:parent-style-name="Preformatted_20_Text">
      <style:paragraph-properties fo:line-height="100%"/>
    </style:style>
    <style:style style:name="P29" style:family="paragraph" style:parent-style-name="Preformatted_20_Text" style:list-style-name="L54">
      <style:paragraph-properties fo:line-height="100%" fo:text-align="start" style:justify-single-word="false"/>
      <style:text-properties fo:font-weight="normal" officeooo:rsid="01564417" officeooo:paragraph-rsid="01564417" style:font-weight-asian="normal" style:font-weight-complex="normal"/>
    </style:style>
    <style:style style:name="P30" style:family="paragraph" style:parent-style-name="Preformatted_20_Text" style:list-style-name="L54">
      <style:paragraph-properties fo:line-height="100%" fo:text-align="start" style:justify-single-word="false"/>
      <style:text-properties fo:font-weight="normal" officeooo:rsid="01565731" officeooo:paragraph-rsid="01565731" style:font-weight-asian="normal" style:font-weight-complex="normal"/>
    </style:style>
    <style:style style:name="P31" style:family="paragraph" style:parent-style-name="Preformatted_20_Text" style:list-style-name="L1">
      <style:paragraph-properties fo:margin-left="1.251cm" fo:margin-right="0cm" fo:line-height="100%" fo:text-align="start" style:justify-single-word="false" fo:text-indent="-0.635cm" style:auto-text-indent="false"/>
    </style:style>
    <style:style style:name="P32" style:family="paragraph" style:parent-style-name="Preformatted_20_Text">
      <style:paragraph-properties fo:margin-left="0cm" fo:margin-right="0cm" fo:line-height="100%" fo:text-align="start" style:justify-single-word="false" fo:text-indent="-0.635cm" style:auto-text-indent="false"/>
      <style:text-properties fo:font-size="16pt" fo:font-weight="bold" officeooo:paragraph-rsid="012d51dc" style:font-size-asian="16pt" style:font-weight-asian="bold" style:font-size-complex="16pt" style:font-weight-complex="bold"/>
    </style:style>
    <style:style style:name="P33" style:family="paragraph" style:parent-style-name="Preformatted_20_Text" style:list-style-name="L1">
      <style:paragraph-properties fo:margin-left="0cm" fo:margin-right="0cm" fo:line-height="100%" fo:text-align="start" style:justify-single-word="false" fo:text-indent="-0.635cm" style:auto-text-indent="false"/>
    </style:style>
    <style:style style:name="P34" style:family="paragraph" style:parent-style-name="Preformatted_20_Text">
      <style:paragraph-properties fo:margin-left="0cm" fo:margin-right="0cm" fo:line-height="100%" fo:text-align="start" style:justify-single-word="false" fo:text-indent="-0.635cm" style:auto-text-indent="false"/>
      <style:text-properties officeooo:paragraph-rsid="012d51dc"/>
    </style:style>
    <style:style style:name="P35" style:family="paragraph" style:parent-style-name="Preformatted_20_Text">
      <style:paragraph-properties fo:margin-left="0cm" fo:margin-right="0cm" fo:line-height="100%" fo:text-align="start" style:justify-single-word="false" fo:text-indent="-0.635cm" style:auto-text-indent="false"/>
      <style:text-properties officeooo:paragraph-rsid="001ebbc8"/>
    </style:style>
    <style:style style:name="P36" style:family="paragraph" style:parent-style-name="Preformatted_20_Text">
      <style:paragraph-properties fo:margin-left="0cm" fo:margin-right="0cm" fo:line-height="100%" fo:text-align="start" style:justify-single-word="false" fo:text-indent="-0.635cm" style:auto-text-indent="false"/>
      <style:text-properties officeooo:paragraph-rsid="0031520c"/>
    </style:style>
    <style:style style:name="P37" style:family="paragraph" style:parent-style-name="Preformatted_20_Text">
      <style:paragraph-properties fo:margin-left="0cm" fo:margin-right="0cm" fo:line-height="100%" fo:text-align="start" style:justify-single-word="false" fo:text-indent="-0.635cm" style:auto-text-indent="false"/>
      <style:text-properties officeooo:paragraph-rsid="00346c88"/>
    </style:style>
    <style:style style:name="P38" style:family="paragraph" style:parent-style-name="Preformatted_20_Text">
      <style:paragraph-properties fo:margin-left="0cm" fo:margin-right="0cm" fo:line-height="100%" fo:text-align="start" style:justify-single-word="false" fo:text-indent="-0.635cm" style:auto-text-indent="false"/>
      <style:text-properties officeooo:paragraph-rsid="0034cdfa"/>
    </style:style>
    <style:style style:name="P39" style:family="paragraph" style:parent-style-name="Preformatted_20_Text">
      <style:paragraph-properties fo:margin-left="0cm" fo:margin-right="0cm" fo:line-height="100%" fo:text-align="start" style:justify-single-word="false" fo:text-indent="-0.635cm" style:auto-text-indent="false"/>
      <style:text-properties officeooo:paragraph-rsid="0038a682"/>
    </style:style>
    <style:style style:name="P40" style:family="paragraph" style:parent-style-name="Preformatted_20_Text">
      <style:paragraph-properties fo:margin-left="0cm" fo:margin-right="0cm" fo:line-height="100%" fo:text-align="start" style:justify-single-word="false" fo:text-indent="-0.635cm" style:auto-text-indent="false"/>
      <style:text-properties officeooo:paragraph-rsid="003dbbd9"/>
    </style:style>
    <style:style style:name="P41" style:family="paragraph" style:parent-style-name="Preformatted_20_Text">
      <style:paragraph-properties fo:margin-left="0cm" fo:margin-right="0cm" fo:line-height="100%" fo:text-align="start" style:justify-single-word="false" fo:text-indent="-0.635cm" style:auto-text-indent="false"/>
      <style:text-properties officeooo:paragraph-rsid="0043d55b"/>
    </style:style>
    <style:style style:name="P42" style:family="paragraph" style:parent-style-name="Preformatted_20_Text">
      <style:paragraph-properties fo:margin-left="0cm" fo:margin-right="0cm" fo:line-height="100%" fo:text-align="start" style:justify-single-word="false" fo:text-indent="-0.635cm" style:auto-text-indent="false"/>
      <style:text-properties officeooo:paragraph-rsid="00434ef8"/>
    </style:style>
    <style:style style:name="P43" style:family="paragraph" style:parent-style-name="Preformatted_20_Text">
      <style:paragraph-properties fo:margin-left="0cm" fo:margin-right="0cm" fo:line-height="100%" fo:text-align="start" style:justify-single-word="false" fo:text-indent="-0.635cm" style:auto-text-indent="false"/>
      <style:text-properties officeooo:paragraph-rsid="01582f7f"/>
    </style:style>
    <style:style style:name="P44" style:family="paragraph" style:parent-style-name="Preformatted_20_Text">
      <style:paragraph-properties fo:margin-left="0cm" fo:margin-right="0cm" fo:line-height="100%" fo:text-align="start" style:justify-single-word="false" fo:text-indent="-0.635cm" style:auto-text-indent="false"/>
      <style:text-properties officeooo:paragraph-rsid="018401ce"/>
    </style:style>
    <style:style style:name="P45" style:family="paragraph" style:parent-style-name="Preformatted_20_Text">
      <style:paragraph-properties fo:margin-left="0cm" fo:margin-right="0cm" fo:line-height="100%" fo:text-align="start" style:justify-single-word="false" fo:text-indent="-0.635cm" style:auto-text-indent="false"/>
      <style:text-properties officeooo:rsid="001ebbc8" officeooo:paragraph-rsid="001ebbc8"/>
    </style:style>
    <style:style style:name="P46" style:family="paragraph" style:parent-style-name="Preformatted_20_Text">
      <style:paragraph-properties fo:margin-left="0cm" fo:margin-right="0cm" fo:line-height="100%" fo:text-align="start" style:justify-single-word="false" fo:text-indent="-0.635cm" style:auto-text-indent="false"/>
      <style:text-properties officeooo:rsid="018237f7" officeooo:paragraph-rsid="018237f7"/>
    </style:style>
    <style:style style:name="P47" style:family="paragraph" style:parent-style-name="Preformatted_20_Text">
      <style:paragraph-properties fo:margin-left="0cm" fo:margin-right="0cm" fo:line-height="100%" fo:text-align="start" style:justify-single-word="false" fo:text-indent="-0.635cm" style:auto-text-indent="false"/>
      <style:text-properties officeooo:rsid="0183ddbd" officeooo:paragraph-rsid="0183ddbd"/>
    </style:style>
    <style:style style:name="P48" style:family="paragraph" style:parent-style-name="Preformatted_20_Text">
      <style:paragraph-properties fo:margin-left="-0.635cm" fo:margin-right="0cm" fo:line-height="100%" fo:text-align="start" style:justify-single-word="false" fo:text-indent="0cm" style:auto-text-indent="false"/>
      <style:text-properties style:font-name="Liberation Serif" officeooo:rsid="01080d62" officeooo:paragraph-rsid="01081ec4"/>
    </style:style>
    <style:style style:name="P49" style:family="paragraph" style:parent-style-name="Preformatted_20_Text">
      <style:paragraph-properties fo:margin-left="-0.635cm" fo:margin-right="0cm" fo:line-height="100%" fo:text-align="start" style:justify-single-word="false" fo:text-indent="0cm" style:auto-text-indent="false"/>
      <style:text-properties style:font-name="Liberation Serif" officeooo:paragraph-rsid="006bb65a"/>
    </style:style>
    <style:style style:name="P50" style:family="paragraph" style:parent-style-name="Preformatted_20_Text">
      <style:paragraph-properties fo:margin-left="-0.635cm" fo:margin-right="0cm" fo:line-height="100%" fo:text-align="start" style:justify-single-word="false" fo:text-indent="0cm" style:auto-text-indent="false"/>
      <style:text-properties style:font-name="Liberation Serif" fo:font-weight="bold" officeooo:rsid="005fdb72" officeooo:paragraph-rsid="005fdb72" style:font-weight-asian="bold" style:font-weight-complex="bold"/>
    </style:style>
    <style:style style:name="P51" style:family="paragraph" style:parent-style-name="Preformatted_20_Text">
      <style:paragraph-properties fo:margin-left="-0.635cm" fo:margin-right="0cm" fo:line-height="100%" fo:text-align="start" style:justify-single-word="false" fo:text-indent="0cm" style:auto-text-indent="false"/>
      <style:text-properties style:font-name="Liberation Serif" fo:font-weight="bold" officeooo:rsid="0064061d" officeooo:paragraph-rsid="0064061d" style:font-weight-asian="bold" style:font-weight-complex="bold"/>
    </style:style>
    <style:style style:name="P52" style:family="paragraph" style:parent-style-name="Preformatted_20_Text">
      <style:paragraph-properties fo:margin-left="-0.635cm" fo:margin-right="0cm" fo:line-height="100%" fo:text-align="start" style:justify-single-word="false" fo:text-indent="0cm" style:auto-text-indent="false"/>
      <style:text-properties style:font-name="Liberation Serif" fo:font-weight="bold" officeooo:rsid="0062e687" officeooo:paragraph-rsid="0062e687" style:font-weight-asian="bold" style:font-weight-complex="bold"/>
    </style:style>
    <style:style style:name="P53" style:family="paragraph" style:parent-style-name="Preformatted_20_Text">
      <style:paragraph-properties fo:margin-left="-0.635cm" fo:margin-right="0cm" fo:line-height="100%" fo:text-align="start" style:justify-single-word="false" fo:text-indent="0cm" style:auto-text-indent="false"/>
      <style:text-properties style:font-name="Liberation Serif" fo:font-weight="bold" officeooo:paragraph-rsid="006be342" style:font-weight-asian="bold" style:font-weight-complex="bold"/>
    </style:style>
    <style:style style:name="P54" style:family="paragraph" style:parent-style-name="Preformatted_20_Text">
      <style:paragraph-properties fo:margin-left="-0.635cm" fo:margin-right="0cm" fo:line-height="100%" fo:text-align="start" style:justify-single-word="false" fo:text-indent="0cm" style:auto-text-indent="false"/>
      <style:text-properties style:font-name="Liberation Serif" fo:font-weight="bold" officeooo:paragraph-rsid="006bb65a" style:font-weight-asian="bold" style:font-weight-complex="bold"/>
    </style:style>
    <style:style style:name="P55" style:family="paragraph" style:parent-style-name="Preformatted_20_Text">
      <style:paragraph-properties fo:margin-left="-0.635cm" fo:margin-right="0cm" fo:line-height="100%" fo:text-align="start" style:justify-single-word="false" fo:text-indent="0cm" style:auto-text-indent="false"/>
      <style:text-properties style:font-name="Liberation Serif" fo:font-weight="bold" officeooo:paragraph-rsid="00921adc" style:font-weight-asian="bold" style:font-weight-complex="bold"/>
    </style:style>
    <style:style style:name="P56" style:family="paragraph" style:parent-style-name="Preformatted_20_Text">
      <style:paragraph-properties fo:margin-left="-0.635cm" fo:margin-right="0cm" fo:line-height="100%" fo:text-align="start" style:justify-single-word="false" fo:text-indent="0cm" style:auto-text-indent="false"/>
      <style:text-properties style:font-name="Liberation Serif" officeooo:rsid="016d883a" officeooo:paragraph-rsid="016d883a"/>
    </style:style>
    <style:style style:name="P57" style:family="paragraph" style:parent-style-name="Preformatted_20_Text">
      <style:paragraph-properties fo:margin-left="-0.635cm" fo:margin-right="0cm" fo:line-height="100%" fo:text-align="start" style:justify-single-word="false" fo:text-indent="0cm" style:auto-text-indent="false"/>
      <style:text-properties style:font-name="Liberation Serif" officeooo:rsid="0184dcdc" officeooo:paragraph-rsid="0184dcdc"/>
    </style:style>
    <style:style style:name="P58" style:family="paragraph" style:parent-style-name="Preformatted_20_Text">
      <style:paragraph-properties fo:margin-left="-0.635cm" fo:margin-right="0cm" fo:line-height="100%" fo:text-align="start" style:justify-single-word="false" fo:text-indent="0cm" style:auto-text-indent="false"/>
      <style:text-properties style:font-name="Liberation Serif" officeooo:rsid="01a3ea30" officeooo:paragraph-rsid="01a3ea30"/>
    </style:style>
    <style:style style:name="P59" style:family="paragraph" style:parent-style-name="Preformatted_20_Text">
      <style:paragraph-properties fo:margin-left="-0.635cm" fo:margin-right="0cm" fo:line-height="100%" fo:text-align="start" style:justify-single-word="false" fo:text-indent="0cm" style:auto-text-indent="false"/>
      <style:text-properties officeooo:paragraph-rsid="0051fc3e"/>
    </style:style>
    <style:style style:name="P60" style:family="paragraph" style:parent-style-name="Preformatted_20_Text">
      <style:paragraph-properties fo:margin-left="-0.635cm" fo:margin-right="0cm" fo:line-height="100%" fo:text-align="start" style:justify-single-word="false" fo:text-indent="0cm" style:auto-text-indent="false"/>
      <style:text-properties officeooo:paragraph-rsid="0058ff92"/>
    </style:style>
    <style:style style:name="P61" style:family="paragraph" style:parent-style-name="Preformatted_20_Text">
      <style:paragraph-properties fo:margin-left="-0.635cm" fo:margin-right="0cm" fo:line-height="100%" fo:text-align="start" style:justify-single-word="false" fo:text-indent="0cm" style:auto-text-indent="false"/>
      <style:text-properties officeooo:paragraph-rsid="008141c3"/>
    </style:style>
    <style:style style:name="P62" style:family="paragraph" style:parent-style-name="Preformatted_20_Text">
      <style:paragraph-properties fo:margin-left="-0.635cm" fo:margin-right="0cm" fo:line-height="100%" fo:text-align="start" style:justify-single-word="false" fo:text-indent="0cm" style:auto-text-indent="false"/>
      <style:text-properties officeooo:paragraph-rsid="008910b1"/>
    </style:style>
    <style:style style:name="P63" style:family="paragraph" style:parent-style-name="Preformatted_20_Text">
      <style:paragraph-properties fo:margin-left="-0.635cm" fo:margin-right="0cm" fo:line-height="100%" fo:text-align="start" style:justify-single-word="false" fo:text-indent="0cm" style:auto-text-indent="false"/>
      <style:text-properties officeooo:paragraph-rsid="00921adc"/>
    </style:style>
    <style:style style:name="P64" style:family="paragraph" style:parent-style-name="Preformatted_20_Text">
      <style:paragraph-properties fo:margin-left="-0.635cm" fo:margin-right="0cm" fo:line-height="100%" fo:text-align="start" style:justify-single-word="false" fo:text-indent="0cm" style:auto-text-indent="false"/>
      <style:text-properties officeooo:paragraph-rsid="00a2875a"/>
    </style:style>
    <style:style style:name="P65" style:family="paragraph" style:parent-style-name="Preformatted_20_Text">
      <style:paragraph-properties fo:margin-left="-0.635cm" fo:margin-right="0cm" fo:line-height="100%" fo:text-align="start" style:justify-single-word="false" fo:text-indent="0cm" style:auto-text-indent="false"/>
      <style:text-properties officeooo:paragraph-rsid="00bd3b30"/>
    </style:style>
    <style:style style:name="P66" style:family="paragraph" style:parent-style-name="Preformatted_20_Text">
      <style:paragraph-properties fo:margin-left="-0.635cm" fo:margin-right="0cm" fo:line-height="100%" fo:text-align="start" style:justify-single-word="false" fo:text-indent="0cm" style:auto-text-indent="false"/>
      <style:text-properties officeooo:paragraph-rsid="00b92e26"/>
    </style:style>
    <style:style style:name="P67" style:family="paragraph" style:parent-style-name="Preformatted_20_Text">
      <style:paragraph-properties fo:margin-left="-0.635cm" fo:margin-right="0cm" fo:line-height="100%" fo:text-align="start" style:justify-single-word="false" fo:text-indent="0cm" style:auto-text-indent="false"/>
      <style:text-properties officeooo:paragraph-rsid="00cf7860"/>
    </style:style>
    <style:style style:name="P68" style:family="paragraph" style:parent-style-name="Preformatted_20_Text">
      <style:paragraph-properties fo:margin-left="-0.635cm" fo:margin-right="0cm" fo:line-height="100%" fo:text-align="start" style:justify-single-word="false" fo:text-indent="0cm" style:auto-text-indent="false"/>
      <style:text-properties officeooo:paragraph-rsid="00dfaa96"/>
    </style:style>
    <style:style style:name="P69" style:family="paragraph" style:parent-style-name="Preformatted_20_Text">
      <style:paragraph-properties fo:margin-left="-0.635cm" fo:margin-right="0cm" fo:line-height="100%" fo:text-align="start" style:justify-single-word="false" fo:text-indent="0cm" style:auto-text-indent="false"/>
      <style:text-properties officeooo:rsid="016a4401" officeooo:paragraph-rsid="016a4401"/>
    </style:style>
    <style:style style:name="P70" style:family="paragraph" style:parent-style-name="Preformatted_20_Text">
      <style:paragraph-properties fo:margin-left="-0.635cm" fo:margin-right="0cm" fo:line-height="100%" fo:text-align="start" style:justify-single-word="false" fo:text-indent="0cm" style:auto-text-indent="false"/>
      <style:text-properties officeooo:rsid="016dc8e7" officeooo:paragraph-rsid="016dc8e7"/>
    </style:style>
    <style:style style:name="P71" style:family="paragraph" style:parent-style-name="Preformatted_20_Text">
      <style:paragraph-properties fo:margin-left="-0.635cm" fo:margin-right="0cm" fo:line-height="100%" fo:text-align="start" style:justify-single-word="false" fo:text-indent="0cm" style:auto-text-indent="false"/>
      <style:text-properties officeooo:rsid="016dc8e7" officeooo:paragraph-rsid="016f6781"/>
    </style:style>
    <style:style style:name="P72" style:family="paragraph" style:parent-style-name="Preformatted_20_Text">
      <style:paragraph-properties fo:margin-left="-0.635cm" fo:margin-right="0cm" fo:line-height="100%" fo:text-align="start" style:justify-single-word="false" fo:text-indent="0cm" style:auto-text-indent="false"/>
      <style:text-properties officeooo:rsid="016f6781" officeooo:paragraph-rsid="016dc8e7"/>
    </style:style>
    <style:style style:name="P73" style:family="paragraph" style:parent-style-name="Preformatted_20_Text">
      <style:paragraph-properties fo:margin-left="-0.635cm" fo:margin-right="0cm" fo:line-height="100%" fo:text-align="start" style:justify-single-word="false" fo:text-indent="0cm" style:auto-text-indent="false"/>
      <style:text-properties officeooo:rsid="016f6781" officeooo:paragraph-rsid="016f6781"/>
    </style:style>
    <style:style style:name="P74" style:family="paragraph" style:parent-style-name="Preformatted_20_Text">
      <style:paragraph-properties fo:margin-left="-0.635cm" fo:margin-right="0cm" fo:line-height="100%" fo:text-align="start" style:justify-single-word="false" fo:text-indent="0cm" style:auto-text-indent="false"/>
      <style:text-properties officeooo:rsid="0170c895" officeooo:paragraph-rsid="0170c895"/>
    </style:style>
    <style:style style:name="P75" style:family="paragraph" style:parent-style-name="Preformatted_20_Text">
      <style:paragraph-properties fo:margin-left="-0.635cm" fo:margin-right="0cm" fo:line-height="100%" fo:text-align="start" style:justify-single-word="false" fo:text-indent="0cm" style:auto-text-indent="false"/>
      <style:text-properties officeooo:rsid="017a7baf" officeooo:paragraph-rsid="017a7baf"/>
    </style:style>
    <style:style style:name="P76" style:family="paragraph" style:parent-style-name="Preformatted_20_Text">
      <style:paragraph-properties fo:margin-left="-0.635cm" fo:margin-right="0cm" fo:line-height="100%" fo:text-align="start" style:justify-single-word="false" fo:text-indent="0cm" style:auto-text-indent="false"/>
      <style:text-properties officeooo:rsid="018088c9" officeooo:paragraph-rsid="018088c9"/>
    </style:style>
    <style:style style:name="P77" style:family="paragraph" style:parent-style-name="Preformatted_20_Text">
      <style:paragraph-properties fo:margin-left="-0.635cm" fo:margin-right="0cm" fo:line-height="100%" fo:text-align="start" style:justify-single-word="false" fo:text-indent="0cm" style:auto-text-indent="false"/>
      <style:text-properties officeooo:rsid="0188e097" officeooo:paragraph-rsid="0188e097"/>
    </style:style>
    <style:style style:name="P78" style:family="paragraph" style:parent-style-name="Preformatted_20_Text">
      <style:paragraph-properties fo:margin-left="-0.635cm" fo:margin-right="0cm" fo:line-height="100%" fo:text-align="start" style:justify-single-word="false" fo:text-indent="0cm" style:auto-text-indent="false"/>
      <style:text-properties officeooo:rsid="018ca4ea" officeooo:paragraph-rsid="018ca4ea"/>
    </style:style>
    <style:style style:name="P79" style:family="paragraph" style:parent-style-name="Preformatted_20_Text">
      <style:paragraph-properties fo:margin-left="-0.635cm" fo:margin-right="0cm" fo:line-height="100%" fo:text-align="start" style:justify-single-word="false" fo:text-indent="0cm" style:auto-text-indent="false"/>
      <style:text-properties officeooo:rsid="018d85dd" officeooo:paragraph-rsid="018d85dd"/>
    </style:style>
    <style:style style:name="P80" style:family="paragraph" style:parent-style-name="Preformatted_20_Text">
      <style:paragraph-properties fo:margin-left="-0.635cm" fo:margin-right="0cm" fo:line-height="100%" fo:text-align="start" style:justify-single-word="false" fo:text-indent="0cm" style:auto-text-indent="false"/>
      <style:text-properties officeooo:rsid="01953a92" officeooo:paragraph-rsid="01953a92"/>
    </style:style>
    <style:style style:name="P81" style:family="paragraph" style:parent-style-name="Preformatted_20_Text">
      <style:paragraph-properties fo:margin-left="-0.635cm" fo:margin-right="0cm" fo:line-height="100%" fo:text-align="start" style:justify-single-word="false" fo:text-indent="0cm" style:auto-text-indent="false"/>
      <style:text-properties fo:font-weight="bold" officeooo:rsid="0196beb9" officeooo:paragraph-rsid="018088c9" style:font-weight-asian="bold" style:font-weight-complex="bold"/>
    </style:style>
    <style:style style:name="P82" style:family="paragraph" style:parent-style-name="Preformatted_20_Text">
      <style:paragraph-properties fo:margin-left="-0.635cm" fo:margin-right="0cm" fo:line-height="100%" fo:text-align="start" style:justify-single-word="false" fo:text-indent="0cm" style:auto-text-indent="false"/>
      <style:text-properties fo:font-weight="bold" officeooo:rsid="01988ecc" officeooo:paragraph-rsid="0199e9b6" style:font-weight-asian="bold" style:font-weight-complex="bold"/>
    </style:style>
    <style:style style:name="P83" style:family="paragraph" style:parent-style-name="Preformatted_20_Text">
      <style:paragraph-properties fo:margin-left="-0.635cm" fo:margin-right="0cm" fo:line-height="100%" fo:text-align="start" style:justify-single-word="false" fo:text-indent="0cm" style:auto-text-indent="false"/>
      <style:text-properties fo:font-weight="bold" officeooo:rsid="019c8d7e" officeooo:paragraph-rsid="019c8d7e" style:font-weight-asian="bold" style:font-weight-complex="bold"/>
    </style:style>
    <style:style style:name="P84" style:family="paragraph" style:parent-style-name="Preformatted_20_Text" style:list-style-name="L22">
      <loext:graphic-properties draw:fill="none"/>
      <style:paragraph-properties fo:margin-top="0cm" fo:margin-bottom="0.499cm" loext:contextual-spacing="false" fo:line-height="100%" fo:text-align="start" style:justify-single-word="false" fo:background-color="transparent">
        <style:tab-stops>
          <style:tab-stop style:position="0.882cm"/>
        </style:tab-stops>
      </style:paragraph-properties>
      <style:text-properties fo:font-size="12pt" fo:font-weight="normal" officeooo:rsid="00817afc" officeooo:paragraph-rsid="011bbf39" style:font-size-asian="10.5pt" style:font-weight-asian="normal" style:font-size-complex="12pt" style:font-weight-complex="normal"/>
    </style:style>
    <style:style style:name="P85" style:family="paragraph" style:parent-style-name="Preformatted_20_Text">
      <style:paragraph-properties fo:margin-top="0cm" fo:margin-bottom="0.499cm" loext:contextual-spacing="false" fo:line-height="100%"/>
    </style:style>
    <style:style style:name="P86" style:family="paragraph" style:parent-style-name="Preformatted_20_Text">
      <style:paragraph-properties fo:margin-top="0cm" fo:margin-bottom="0.499cm" loext:contextual-spacing="false" fo:line-height="100%"/>
      <style:text-properties officeooo:paragraph-rsid="00faeebf"/>
    </style:style>
    <style:style style:name="P87" style:family="paragraph" style:parent-style-name="Preformatted_20_Text" style:list-style-name="L23">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1c547b"/>
    </style:style>
    <style:style style:name="P88" style:family="paragraph" style:parent-style-name="Preformatted_20_Text" style:list-style-name="L23">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64b0c4"/>
    </style:style>
    <style:style style:name="P89" style:family="paragraph" style:parent-style-name="Preformatted_20_Text">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64b0c4"/>
    </style:style>
    <style:style style:name="P90" style:family="paragraph" style:parent-style-name="Preformatted_20_Text">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65d84d"/>
    </style:style>
    <style:style style:name="P91" style:family="paragraph" style:parent-style-name="Preformatted_20_Text" style:master-page-name="">
      <loext:graphic-properties draw:fill="none"/>
      <style:paragraph-properties fo:margin-left="0cm" fo:margin-right="0cm" fo:margin-top="0cm" fo:margin-bottom="0cm" loext:contextual-spacing="false" fo:line-height="100%" fo:text-align="start" style:justify-single-word="false" fo:text-indent="-0.6cm" style:auto-text-indent="false" style:page-number="auto" fo:background-color="transparent"/>
      <style:text-properties fo:font-weight="bold" officeooo:rsid="01564417" officeooo:paragraph-rsid="01564417" style:font-weight-asian="bold" style:font-weight-complex="bold"/>
    </style:style>
    <style:style style:name="P92" style:family="paragraph" style:parent-style-name="Heading_20_2" style:list-style-name="L1">
      <style:paragraph-properties fo:margin-left="1.251cm" fo:margin-right="0cm" fo:line-height="100%" fo:text-align="start" style:justify-single-word="false" fo:text-indent="-0.635cm" style:auto-text-indent="false"/>
      <style:text-properties style:font-name="Liberation Serif" fo:font-size="16pt" style:font-size-asian="16pt" style:font-size-complex="16pt"/>
    </style:style>
    <style:style style:name="P93" style:family="paragraph" style:parent-style-name="Heading_20_2" style:list-style-name="L1">
      <style:paragraph-properties fo:margin-left="1.251cm" fo:margin-right="0cm" fo:line-height="100%" fo:text-align="start" style:justify-single-word="false" fo:text-indent="-0.635cm" style:auto-text-indent="false"/>
      <style:text-properties style:font-name="Liberation Serif"/>
    </style:style>
    <style:style style:name="P94" style:family="paragraph" style:parent-style-name="Heading_20_2">
      <style:paragraph-properties fo:margin-left="0cm" fo:margin-right="0cm" fo:line-height="100%" fo:text-align="start" style:justify-single-word="false" fo:text-indent="-0.635cm" style:auto-text-indent="false"/>
      <style:text-properties style:font-name="Liberation Serif" officeooo:rsid="001ebbc8" officeooo:paragraph-rsid="001ebbc8"/>
    </style:style>
    <style:style style:name="P95" style:family="paragraph" style:parent-style-name="Heading_20_2" style:list-style-name="L1">
      <style:paragraph-properties fo:margin-left="0cm" fo:margin-right="0cm" fo:line-height="100%" fo:text-align="start" style:justify-single-word="false" fo:text-indent="-0.635cm" style:auto-text-indent="false"/>
      <style:text-properties style:font-name="Liberation Serif"/>
    </style:style>
    <style:style style:name="P96" style:family="paragraph" style:parent-style-name="Heading_20_2">
      <style:paragraph-properties fo:margin-left="0cm" fo:margin-right="0cm" fo:line-height="100%" fo:text-align="start" style:justify-single-word="false" fo:text-indent="-0.635cm" style:auto-text-indent="false"/>
      <style:text-properties style:font-name="Liberation Serif" officeooo:paragraph-rsid="0031520c"/>
    </style:style>
    <style:style style:name="P97" style:family="paragraph" style:parent-style-name="Heading_20_2">
      <style:paragraph-properties fo:margin-left="-0.635cm" fo:margin-right="0cm" fo:line-height="100%" fo:text-align="start" style:justify-single-word="false" fo:text-indent="0cm" style:auto-text-indent="false"/>
      <style:text-properties style:font-name="Liberation Serif" officeooo:paragraph-rsid="00a2875a"/>
    </style:style>
    <style:style style:name="P98" style:family="paragraph" style:parent-style-name="Heading_20_2">
      <style:paragraph-properties fo:margin-left="-0.635cm" fo:margin-right="0cm" fo:line-height="100%" fo:text-align="start" style:justify-single-word="false" fo:text-indent="0cm" style:auto-text-indent="false"/>
      <style:text-properties style:font-name="Liberation Serif" officeooo:paragraph-rsid="00bd3b30"/>
    </style:style>
    <style:style style:name="P99" style:family="paragraph" style:parent-style-name="Heading_20_2">
      <style:paragraph-properties fo:margin-left="-0.635cm" fo:margin-right="0cm" fo:line-height="100%" fo:text-align="start" style:justify-single-word="false" fo:text-indent="0cm" style:auto-text-indent="false"/>
      <style:text-properties style:font-name="Liberation Serif" officeooo:paragraph-rsid="00dfaa96"/>
    </style:style>
    <style:style style:name="P100" style:family="paragraph" style:parent-style-name="Text_20_body" style:list-style-name="L2">
      <style:paragraph-properties fo:line-height="100%" fo:text-align="start" style:justify-single-word="false"/>
      <style:text-properties style:font-name="Liberation Serif" officeooo:rsid="01037f9e" officeooo:paragraph-rsid="01037f9e"/>
    </style:style>
    <style:style style:name="P101" style:family="paragraph" style:parent-style-name="Text_20_body" style:list-style-name="L3">
      <style:paragraph-properties fo:line-height="100%" fo:text-align="start" style:justify-single-word="false"/>
      <style:text-properties style:font-name="Liberation Serif" officeooo:rsid="010475ed" officeooo:paragraph-rsid="010475ed"/>
    </style:style>
    <style:style style:name="P102" style:family="paragraph" style:parent-style-name="Text_20_body" style:list-style-name="L4">
      <style:paragraph-properties fo:line-height="100%" fo:text-align="start" style:justify-single-word="false"/>
      <style:text-properties style:font-name="Liberation Serif" officeooo:rsid="010580fa" officeooo:paragraph-rsid="010580fa"/>
    </style:style>
    <style:style style:name="P103" style:family="paragraph" style:parent-style-name="Text_20_body" style:list-style-name="L6">
      <style:paragraph-properties fo:line-height="100%" fo:text-align="start" style:justify-single-word="false"/>
      <style:text-properties style:font-name="Liberation Serif" officeooo:rsid="010740da" officeooo:paragraph-rsid="010740da"/>
    </style:style>
    <style:style style:name="P104" style:family="paragraph" style:parent-style-name="Text_20_body" style:list-style-name="L17">
      <style:paragraph-properties fo:line-height="100%" fo:text-align="start" style:justify-single-word="false"/>
      <style:text-properties style:font-name="Liberation Serif" officeooo:rsid="011528ed" officeooo:paragraph-rsid="011528ed"/>
    </style:style>
    <style:style style:name="P105" style:family="paragraph" style:parent-style-name="Text_20_body" style:list-style-name="L5">
      <style:paragraph-properties fo:line-height="100%" fo:text-align="start" style:justify-single-word="false"/>
      <style:text-properties style:font-name="Liberation Serif" officeooo:rsid="010692b8" officeooo:paragraph-rsid="010692b8"/>
    </style:style>
    <style:style style:name="P106" style:family="paragraph" style:parent-style-name="Text_20_body" style:list-style-name="L7">
      <style:paragraph-properties fo:line-height="100%" fo:text-align="start" style:justify-single-word="false"/>
      <style:text-properties style:font-name="Liberation Serif" officeooo:rsid="0107e890" officeooo:paragraph-rsid="0107e890"/>
    </style:style>
    <style:style style:name="P107" style:family="paragraph" style:parent-style-name="Text_20_body" style:list-style-name="L13">
      <style:paragraph-properties fo:line-height="100%" fo:text-align="start" style:justify-single-word="false"/>
      <style:text-properties style:font-name="Liberation Serif" officeooo:rsid="010c8a92" officeooo:paragraph-rsid="010c8a92"/>
    </style:style>
    <style:style style:name="P108" style:family="paragraph" style:parent-style-name="Text_20_body" style:list-style-name="L15">
      <style:paragraph-properties fo:line-height="100%" fo:text-align="start" style:justify-single-word="false"/>
      <style:text-properties style:font-name="Liberation Serif" officeooo:rsid="0111247b" officeooo:paragraph-rsid="0111247b"/>
    </style:style>
    <style:style style:name="P109" style:family="paragraph" style:parent-style-name="Text_20_body" style:list-style-name="L11">
      <style:paragraph-properties fo:line-height="100%" fo:text-align="start" style:justify-single-word="false"/>
      <style:text-properties style:font-name="Liberation Serif" officeooo:rsid="01094076" officeooo:paragraph-rsid="01094076"/>
    </style:style>
    <style:style style:name="P110" style:family="paragraph" style:parent-style-name="Text_20_body" style:list-style-name="L12">
      <style:paragraph-properties fo:line-height="100%" fo:text-align="start" style:justify-single-word="false"/>
      <style:text-properties style:font-name="Liberation Serif" officeooo:rsid="010ae422" officeooo:paragraph-rsid="010ae422"/>
    </style:style>
    <style:style style:name="P111" style:family="paragraph" style:parent-style-name="Text_20_body" style:list-style-name="L14">
      <style:paragraph-properties fo:line-height="100%" fo:text-align="start" style:justify-single-word="false"/>
      <style:text-properties style:font-name="Liberation Serif" officeooo:rsid="010edd26" officeooo:paragraph-rsid="010edd26"/>
    </style:style>
    <style:style style:name="P112" style:family="paragraph" style:parent-style-name="Text_20_body" style:list-style-name="L28">
      <style:paragraph-properties fo:line-height="100%" fo:text-align="start" style:justify-single-word="false"/>
      <style:text-properties style:font-name="Liberation Serif" officeooo:paragraph-rsid="0051fc3e"/>
    </style:style>
    <style:style style:name="P113" style:family="paragraph" style:parent-style-name="Text_20_body" style:list-style-name="L29">
      <style:paragraph-properties fo:line-height="100%" fo:text-align="start" style:justify-single-word="false"/>
      <style:text-properties style:font-name="Liberation Serif" officeooo:paragraph-rsid="006bb65a"/>
    </style:style>
    <style:style style:name="P114" style:family="paragraph" style:parent-style-name="Text_20_body" style:list-style-name="L9">
      <style:paragraph-properties fo:line-height="100%" fo:text-align="start" style:justify-single-word="false"/>
      <style:text-properties officeooo:paragraph-rsid="0108a0df"/>
    </style:style>
    <style:style style:name="P115" style:family="paragraph" style:parent-style-name="Text_20_body" style:list-style-name="L13">
      <style:paragraph-properties fo:line-height="100%" fo:text-align="start" style:justify-single-word="false"/>
      <style:text-properties officeooo:paragraph-rsid="0058ff92"/>
    </style:style>
    <style:style style:name="P116" style:family="paragraph" style:parent-style-name="Text_20_body" style:list-style-name="L11">
      <style:paragraph-properties fo:line-height="100%" fo:text-align="start" style:justify-single-word="false"/>
      <style:text-properties officeooo:paragraph-rsid="00770558"/>
    </style:style>
    <style:style style:name="P117" style:family="paragraph" style:parent-style-name="Text_20_body" style:list-style-name="L12">
      <style:paragraph-properties fo:line-height="100%" fo:text-align="start" style:justify-single-word="false"/>
      <style:text-properties officeooo:paragraph-rsid="006bb65a"/>
    </style:style>
    <style:style style:name="P118" style:family="paragraph" style:parent-style-name="Text_20_body" style:list-style-name="L14">
      <style:paragraph-properties fo:line-height="100%" fo:text-align="start" style:justify-single-word="false"/>
      <style:text-properties officeooo:paragraph-rsid="00bd3b30"/>
    </style:style>
    <style:style style:name="P119" style:family="paragraph" style:parent-style-name="Text_20_body" style:list-style-name="L16">
      <style:paragraph-properties fo:line-height="100%" fo:text-align="start" style:justify-single-word="false"/>
      <style:text-properties officeooo:paragraph-rsid="00b92e26"/>
    </style:style>
    <style:style style:name="P120" style:family="paragraph" style:parent-style-name="Text_20_body" style:list-style-name="L31">
      <style:paragraph-properties fo:line-height="100%" fo:text-align="start" style:justify-single-word="false"/>
      <style:text-properties officeooo:paragraph-rsid="008141c3"/>
    </style:style>
    <style:style style:name="P121" style:family="paragraph" style:parent-style-name="Text_20_body" style:list-style-name="L32">
      <style:paragraph-properties fo:line-height="100%" fo:text-align="start" style:justify-single-word="false"/>
      <style:text-properties officeooo:paragraph-rsid="006be342"/>
    </style:style>
    <style:style style:name="P122" style:family="paragraph" style:parent-style-name="Text_20_body" style:list-style-name="L33">
      <style:paragraph-properties fo:line-height="100%" fo:text-align="start" style:justify-single-word="false"/>
      <style:text-properties officeooo:paragraph-rsid="006be342"/>
    </style:style>
    <style:style style:name="P123" style:family="paragraph" style:parent-style-name="Text_20_body" style:list-style-name="L34">
      <style:paragraph-properties fo:line-height="100%" fo:text-align="start" style:justify-single-word="false"/>
      <style:text-properties officeooo:paragraph-rsid="0058ff92"/>
    </style:style>
    <style:style style:name="P124" style:family="paragraph" style:parent-style-name="Text_20_body" style:list-style-name="L35">
      <style:paragraph-properties fo:line-height="100%" fo:text-align="start" style:justify-single-word="false"/>
      <style:text-properties officeooo:paragraph-rsid="008910b1"/>
    </style:style>
    <style:style style:name="P125" style:family="paragraph" style:parent-style-name="Text_20_body" style:list-style-name="L36">
      <style:paragraph-properties fo:line-height="100%" fo:text-align="start" style:justify-single-word="false"/>
      <style:text-properties officeooo:paragraph-rsid="008910b1"/>
    </style:style>
    <style:style style:name="P126" style:family="paragraph" style:parent-style-name="Text_20_body" style:list-style-name="L37">
      <style:paragraph-properties fo:line-height="100%" fo:text-align="start" style:justify-single-word="false"/>
      <style:text-properties officeooo:paragraph-rsid="008910b1"/>
    </style:style>
    <style:style style:name="P127" style:family="paragraph" style:parent-style-name="Text_20_body" style:list-style-name="L38">
      <style:paragraph-properties fo:line-height="100%" fo:text-align="start" style:justify-single-word="false"/>
      <style:text-properties officeooo:paragraph-rsid="00a2875a"/>
    </style:style>
    <style:style style:name="P128" style:family="paragraph" style:parent-style-name="Text_20_body" style:list-style-name="L39">
      <style:paragraph-properties fo:line-height="100%" fo:text-align="start" style:justify-single-word="false"/>
      <style:text-properties officeooo:paragraph-rsid="00a2875a"/>
    </style:style>
    <style:style style:name="P129" style:family="paragraph" style:parent-style-name="Text_20_body" style:list-style-name="L40">
      <style:paragraph-properties fo:line-height="100%" fo:text-align="start" style:justify-single-word="false"/>
      <style:text-properties officeooo:paragraph-rsid="00a2875a"/>
    </style:style>
    <style:style style:name="P130" style:family="paragraph" style:parent-style-name="Text_20_body" style:list-style-name="L41">
      <style:paragraph-properties fo:line-height="100%" fo:text-align="start" style:justify-single-word="false"/>
      <style:text-properties officeooo:paragraph-rsid="00a2875a"/>
    </style:style>
    <style:style style:name="P131" style:family="paragraph" style:parent-style-name="Text_20_body" style:list-style-name="L42">
      <style:paragraph-properties fo:line-height="100%" fo:text-align="start" style:justify-single-word="false"/>
      <style:text-properties officeooo:paragraph-rsid="00a2875a"/>
    </style:style>
    <style:style style:name="P132" style:family="paragraph" style:parent-style-name="Text_20_body" style:list-style-name="L43">
      <style:paragraph-properties fo:line-height="100%" fo:text-align="start" style:justify-single-word="false"/>
      <style:text-properties officeooo:paragraph-rsid="00b4aed4"/>
    </style:style>
    <style:style style:name="P133" style:family="paragraph" style:parent-style-name="Text_20_body" style:list-style-name="L44">
      <style:paragraph-properties fo:line-height="100%" fo:text-align="start" style:justify-single-word="false"/>
      <style:text-properties officeooo:paragraph-rsid="00b92e26"/>
    </style:style>
    <style:style style:name="P134" style:family="paragraph" style:parent-style-name="Text_20_body" style:list-style-name="L45">
      <style:paragraph-properties fo:line-height="100%" fo:text-align="start" style:justify-single-word="false"/>
      <style:text-properties officeooo:paragraph-rsid="00b92e26"/>
    </style:style>
    <style:style style:name="P135" style:family="paragraph" style:parent-style-name="Text_20_body" style:list-style-name="L46">
      <style:paragraph-properties fo:line-height="100%" fo:text-align="start" style:justify-single-word="false"/>
      <style:text-properties officeooo:paragraph-rsid="00b92e26"/>
    </style:style>
    <style:style style:name="P136" style:family="paragraph" style:parent-style-name="Text_20_body" style:list-style-name="L47">
      <style:paragraph-properties fo:line-height="100%" fo:text-align="start" style:justify-single-word="false"/>
      <style:text-properties officeooo:paragraph-rsid="00b92e26"/>
    </style:style>
    <style:style style:name="P137" style:family="paragraph" style:parent-style-name="Text_20_body" style:list-style-name="L48">
      <style:paragraph-properties fo:line-height="100%" fo:text-align="start" style:justify-single-word="false"/>
      <style:text-properties officeooo:paragraph-rsid="00b92e26"/>
    </style:style>
    <style:style style:name="P138" style:family="paragraph" style:parent-style-name="Text_20_body" style:list-style-name="L49">
      <style:paragraph-properties fo:line-height="100%" fo:text-align="start" style:justify-single-word="false"/>
      <style:text-properties officeooo:paragraph-rsid="00b92e26"/>
    </style:style>
    <style:style style:name="P139" style:family="paragraph" style:parent-style-name="Text_20_body" style:list-style-name="L50">
      <style:paragraph-properties fo:line-height="100%" fo:text-align="start" style:justify-single-word="false"/>
      <style:text-properties officeooo:paragraph-rsid="00b92e26"/>
    </style:style>
    <style:style style:name="P140" style:family="paragraph" style:parent-style-name="Text_20_body" style:list-style-name="L51">
      <style:paragraph-properties fo:line-height="100%" fo:text-align="start" style:justify-single-word="false"/>
      <style:text-properties officeooo:paragraph-rsid="00dfaa96"/>
    </style:style>
    <style:style style:name="P141" style:family="paragraph" style:parent-style-name="Text_20_body" style:list-style-name="L52">
      <style:paragraph-properties fo:line-height="100%" fo:text-align="start" style:justify-single-word="false"/>
      <style:text-properties officeooo:paragraph-rsid="00dfaa96"/>
    </style:style>
    <style:style style:name="P142" style:family="paragraph" style:parent-style-name="Text_20_body" style:list-style-name="L53">
      <style:paragraph-properties fo:line-height="100%" fo:text-align="start" style:justify-single-word="false"/>
      <style:text-properties officeooo:paragraph-rsid="00dfaa96"/>
    </style:style>
    <style:style style:name="P143" style:family="paragraph" style:parent-style-name="Text_20_body" style:list-style-name="L31">
      <style:paragraph-properties fo:line-height="100%" fo:text-align="start" style:justify-single-word="false"/>
      <style:text-properties officeooo:rsid="01686333" officeooo:paragraph-rsid="01686333"/>
    </style:style>
    <style:style style:name="P144" style:family="paragraph" style:parent-style-name="Text_20_body" style:list-style-name="L1">
      <style:paragraph-properties fo:margin-left="1.251cm" fo:margin-right="0cm" fo:line-height="100%" fo:text-align="start" style:justify-single-word="false" fo:text-indent="-0.635cm" style:auto-text-indent="false"/>
      <style:text-properties style:font-name="Liberation Serif"/>
    </style:style>
    <style:style style:name="P145" style:family="paragraph" style:parent-style-name="Text_20_body" style:list-style-name="L1">
      <style:paragraph-properties fo:margin-left="1.251cm" fo:margin-right="0cm" fo:line-height="100%" fo:text-align="start" style:justify-single-word="false" fo:text-indent="-0.635cm" style:auto-text-indent="false"/>
    </style:style>
    <style:style style:name="P146" style:family="paragraph" style:parent-style-name="Text_20_body">
      <style:paragraph-properties fo:margin-left="0cm" fo:margin-right="0cm" fo:line-height="100%" fo:text-align="start" style:justify-single-word="false" fo:text-indent="-0.635cm" style:auto-text-indent="false"/>
      <style:text-properties officeooo:rsid="001ebbc8" officeooo:paragraph-rsid="001ebbc8"/>
    </style:style>
    <style:style style:name="P147" style:family="paragraph" style:parent-style-name="Text_20_body" style:list-style-name="L1">
      <style:paragraph-properties fo:margin-left="0cm" fo:margin-right="0cm" fo:line-height="100%" fo:text-align="start" style:justify-single-word="false" fo:text-indent="-0.635cm" style:auto-text-indent="false"/>
      <style:text-properties style:font-name="Liberation Serif" officeooo:rsid="001ebbc8" officeooo:paragraph-rsid="001ebbc8"/>
    </style:style>
    <style:style style:name="P148" style:family="paragraph" style:parent-style-name="Text_20_body" style:list-style-name="L1">
      <style:paragraph-properties fo:margin-left="0cm" fo:margin-right="0cm" fo:line-height="100%" fo:text-align="start" style:justify-single-word="false" fo:text-indent="-0.635cm" style:auto-text-indent="false"/>
      <style:text-properties officeooo:paragraph-rsid="001ebbc8"/>
    </style:style>
    <style:style style:name="P149" style:family="paragraph" style:parent-style-name="Text_20_body">
      <style:paragraph-properties fo:margin-left="0cm" fo:margin-right="0cm" fo:line-height="100%" fo:text-align="start" style:justify-single-word="false" fo:text-indent="-0.635cm" style:auto-text-indent="false"/>
      <style:text-properties officeooo:paragraph-rsid="001ebbc8"/>
    </style:style>
    <style:style style:name="P150" style:family="paragraph" style:parent-style-name="Text_20_body">
      <style:paragraph-properties fo:margin-left="0cm" fo:margin-right="0cm" fo:line-height="100%" fo:text-align="start" style:justify-single-word="false" fo:text-indent="-0.635cm" style:auto-text-indent="false"/>
      <style:text-properties officeooo:paragraph-rsid="0031520c"/>
    </style:style>
    <style:style style:name="P151" style:family="paragraph" style:parent-style-name="Text_20_body">
      <style:paragraph-properties fo:margin-left="0cm" fo:margin-right="0cm" fo:line-height="100%" fo:text-align="start" style:justify-single-word="false" fo:text-indent="-0.635cm" style:auto-text-indent="false"/>
      <style:text-properties officeooo:paragraph-rsid="0047f0a9"/>
    </style:style>
    <style:style style:name="P152" style:family="paragraph" style:parent-style-name="Text_20_body">
      <style:paragraph-properties fo:margin-left="0cm" fo:margin-right="0cm" fo:line-height="100%" fo:text-align="start" style:justify-single-word="false" fo:text-indent="-0.635cm" style:auto-text-indent="false"/>
      <style:text-properties officeooo:paragraph-rsid="00506475"/>
    </style:style>
    <style:style style:name="P153" style:family="paragraph" style:parent-style-name="Text_20_body">
      <style:paragraph-properties fo:margin-left="0cm" fo:margin-right="0cm" fo:line-height="100%" fo:text-align="start" style:justify-single-word="false" fo:text-indent="-0.635cm" style:auto-text-indent="false"/>
      <style:text-properties officeooo:paragraph-rsid="015dab47"/>
    </style:style>
    <style:style style:name="P154" style:family="paragraph" style:parent-style-name="Text_20_body">
      <style:paragraph-properties fo:margin-left="0cm" fo:margin-right="0cm" fo:line-height="100%" fo:text-align="start" style:justify-single-word="false" fo:text-indent="-0.635cm" style:auto-text-indent="false"/>
      <style:text-properties officeooo:paragraph-rsid="016095dc"/>
    </style:style>
    <style:style style:name="P155" style:family="paragraph" style:parent-style-name="Text_20_body" style:list-style-name="L55">
      <loext:graphic-properties draw:fill="none"/>
      <style:paragraph-properties fo:margin-left="0cm" fo:margin-right="0cm" fo:margin-top="0cm" fo:margin-bottom="0.499cm" loext:contextual-spacing="false" fo:line-height="100%" fo:text-align="start" style:justify-single-word="false" fo:text-indent="-0.635cm" style:auto-text-indent="false" fo:background-color="transparent">
        <style:tab-stops>
          <style:tab-stop style:position="0.882cm"/>
        </style:tab-stops>
      </style:paragraph-properties>
      <style:text-properties officeooo:paragraph-rsid="015966d8"/>
    </style:style>
    <style:style style:name="P156" style:family="paragraph" style:parent-style-name="Text_20_body">
      <style:paragraph-properties fo:margin-left="-0.635cm" fo:margin-right="0cm" fo:line-height="100%" fo:text-align="start" style:justify-single-word="false" fo:text-indent="0cm" style:auto-text-indent="false"/>
      <style:text-properties style:font-name="Liberation Serif" officeooo:rsid="00df73ff" officeooo:paragraph-rsid="00df73ff"/>
    </style:style>
    <style:style style:name="P157" style:family="paragraph" style:parent-style-name="Text_20_body">
      <style:paragraph-properties fo:margin-left="-0.635cm" fo:margin-right="0cm" fo:line-height="100%" fo:text-align="start" style:justify-single-word="false" fo:text-indent="0cm" style:auto-text-indent="false"/>
      <style:text-properties style:font-name="Liberation Serif" officeooo:paragraph-rsid="0058ff92"/>
    </style:style>
    <style:style style:name="P158" style:family="paragraph" style:parent-style-name="Text_20_body">
      <style:paragraph-properties fo:margin-left="-0.635cm" fo:margin-right="0cm" fo:line-height="100%" fo:text-align="start" style:justify-single-word="false" fo:text-indent="0cm" style:auto-text-indent="false"/>
      <style:text-properties style:font-name="Liberation Serif" officeooo:paragraph-rsid="00b92e26"/>
    </style:style>
    <style:style style:name="P159" style:family="paragraph" style:parent-style-name="Text_20_body">
      <style:paragraph-properties fo:margin-left="-0.635cm" fo:margin-right="0cm" fo:line-height="100%" fo:text-align="start" style:justify-single-word="false" fo:text-indent="0cm" style:auto-text-indent="false"/>
      <style:text-properties style:font-name="Liberation Serif" officeooo:paragraph-rsid="00dfaa96"/>
    </style:style>
    <style:style style:name="P160" style:family="paragraph" style:parent-style-name="Text_20_body">
      <style:paragraph-properties fo:margin-left="-0.635cm" fo:margin-right="0cm" fo:line-height="100%" fo:text-align="start" style:justify-single-word="false" fo:text-indent="0cm" style:auto-text-indent="false"/>
      <style:text-properties style:font-name="Liberation Serif" officeooo:paragraph-rsid="00faeebf"/>
    </style:style>
    <style:style style:name="P161" style:family="paragraph" style:parent-style-name="Text_20_body">
      <style:paragraph-properties fo:margin-left="-0.635cm" fo:margin-right="0cm" fo:line-height="100%" fo:text-align="start" style:justify-single-word="false" fo:text-indent="0cm" style:auto-text-indent="false"/>
      <style:text-properties style:font-name="Liberation Serif" officeooo:paragraph-rsid="010fd0fc"/>
    </style:style>
    <style:style style:name="P162"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06de5c8" officeooo:paragraph-rsid="006de5c8" style:font-weight-asian="bold" style:font-weight-complex="bold"/>
    </style:style>
    <style:style style:name="P163"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0bc8cfa" officeooo:paragraph-rsid="00bc8cfa" style:font-weight-asian="bold" style:font-weight-complex="bold"/>
    </style:style>
    <style:style style:name="P164"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0bd0e2f" officeooo:paragraph-rsid="00bd0e2f" style:font-weight-asian="bold" style:font-weight-complex="bold"/>
    </style:style>
    <style:style style:name="P165"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0df73ff" officeooo:paragraph-rsid="00dfaa96" style:font-weight-asian="bold" style:font-weight-complex="bold"/>
    </style:style>
    <style:style style:name="P166"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17b7581" officeooo:paragraph-rsid="017b7581" style:font-weight-asian="bold" style:font-weight-complex="bold"/>
    </style:style>
    <style:style style:name="P167"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17b7581" officeooo:paragraph-rsid="017d1fe7" style:font-weight-asian="bold" style:font-weight-complex="bold"/>
    </style:style>
    <style:style style:name="P168"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17b7581" officeooo:paragraph-rsid="017eaefb" style:font-weight-asian="bold" style:font-weight-complex="bold"/>
    </style:style>
    <style:style style:name="P169"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1800698" officeooo:paragraph-rsid="01800698" style:font-weight-asian="bold" style:font-weight-complex="bold"/>
    </style:style>
    <style:style style:name="P170"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1897496" officeooo:paragraph-rsid="01897496" style:font-weight-asian="bold" style:font-weight-complex="bold"/>
    </style:style>
    <style:style style:name="P171"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18b43c2" officeooo:paragraph-rsid="018b43c2" style:font-weight-asian="bold" style:font-weight-complex="bold"/>
    </style:style>
    <style:style style:name="P172" style:family="paragraph" style:parent-style-name="Text_20_body">
      <style:paragraph-properties fo:margin-left="-0.635cm" fo:margin-right="0cm" fo:line-height="100%" fo:text-align="start" style:justify-single-word="false" fo:text-indent="0cm" style:auto-text-indent="false"/>
      <style:text-properties style:font-name="Liberation Serif" fo:font-weight="bold" officeooo:rsid="018c97e4" officeooo:paragraph-rsid="018c97e4" style:font-weight-asian="bold" style:font-weight-complex="bold"/>
    </style:style>
    <style:style style:name="P173" style:family="paragraph" style:parent-style-name="Text_20_body">
      <style:paragraph-properties fo:margin-left="-0.635cm" fo:margin-right="0cm" fo:line-height="100%" fo:text-align="start" style:justify-single-word="false" fo:text-indent="0cm" style:auto-text-indent="false"/>
      <style:text-properties style:font-name="Liberation Serif" officeooo:rsid="0188e097" officeooo:paragraph-rsid="0188e097"/>
    </style:style>
    <style:style style:name="P174" style:family="paragraph" style:parent-style-name="Text_20_body">
      <style:paragraph-properties fo:margin-left="-0.635cm" fo:margin-right="0cm" fo:line-height="100%" fo:text-align="start" style:justify-single-word="false" fo:text-indent="0cm" style:auto-text-indent="false"/>
      <style:text-properties style:font-name="Liberation Serif" officeooo:rsid="0189544e" officeooo:paragraph-rsid="0189544e"/>
    </style:style>
    <style:style style:name="P175" style:family="paragraph" style:parent-style-name="Text_20_body">
      <style:paragraph-properties fo:margin-left="-0.635cm" fo:margin-right="0cm" fo:line-height="100%" fo:text-align="start" style:justify-single-word="false" fo:text-indent="0cm" style:auto-text-indent="false"/>
      <style:text-properties style:font-name="Liberation Serif" officeooo:rsid="019c9fda" officeooo:paragraph-rsid="019c9fda"/>
    </style:style>
    <style:style style:name="P176" style:family="paragraph" style:parent-style-name="Text_20_body">
      <style:paragraph-properties fo:margin-left="-0.635cm" fo:margin-right="0cm" fo:line-height="100%" fo:text-align="start" style:justify-single-word="false" fo:text-indent="0cm" style:auto-text-indent="false"/>
      <style:text-properties style:font-name="Liberation Serif" officeooo:rsid="019f218a" officeooo:paragraph-rsid="01a27a13"/>
    </style:style>
    <style:style style:name="P177" style:family="paragraph" style:parent-style-name="Text_20_body">
      <style:paragraph-properties fo:margin-left="-0.635cm" fo:margin-right="0cm" fo:line-height="100%" fo:text-align="start" style:justify-single-word="false" fo:text-indent="0cm" style:auto-text-indent="false"/>
      <style:text-properties officeooo:paragraph-rsid="0051fc3e"/>
    </style:style>
    <style:style style:name="P178" style:family="paragraph" style:parent-style-name="Text_20_body">
      <style:paragraph-properties fo:margin-left="-0.635cm" fo:margin-right="0cm" fo:line-height="100%" fo:text-align="start" style:justify-single-word="false" fo:text-indent="0cm" style:auto-text-indent="false"/>
      <style:text-properties officeooo:paragraph-rsid="0058ff92"/>
    </style:style>
    <style:style style:name="P179" style:family="paragraph" style:parent-style-name="Text_20_body">
      <style:paragraph-properties fo:margin-left="-0.635cm" fo:margin-right="0cm" fo:line-height="100%" fo:text-align="start" style:justify-single-word="false" fo:text-indent="0cm" style:auto-text-indent="false"/>
      <style:text-properties officeooo:paragraph-rsid="006b1dc4"/>
    </style:style>
    <style:style style:name="P180" style:family="paragraph" style:parent-style-name="Text_20_body">
      <style:paragraph-properties fo:margin-left="-0.635cm" fo:margin-right="0cm" fo:line-height="100%" fo:text-align="start" style:justify-single-word="false" fo:text-indent="0cm" style:auto-text-indent="false"/>
      <style:text-properties officeooo:paragraph-rsid="006bb65a"/>
    </style:style>
    <style:style style:name="P181" style:family="paragraph" style:parent-style-name="Text_20_body">
      <style:paragraph-properties fo:margin-left="-0.635cm" fo:margin-right="0cm" fo:line-height="100%" fo:text-align="start" style:justify-single-word="false" fo:text-indent="0cm" style:auto-text-indent="false"/>
      <style:text-properties officeooo:paragraph-rsid="006be342"/>
    </style:style>
    <style:style style:name="P182" style:family="paragraph" style:parent-style-name="Text_20_body">
      <style:paragraph-properties fo:margin-left="-0.635cm" fo:margin-right="0cm" fo:line-height="100%" fo:text-align="start" style:justify-single-word="false" fo:text-indent="0cm" style:auto-text-indent="false"/>
      <style:text-properties officeooo:paragraph-rsid="00770558"/>
    </style:style>
    <style:style style:name="P183" style:family="paragraph" style:parent-style-name="Text_20_body">
      <style:paragraph-properties fo:margin-left="-0.635cm" fo:margin-right="0cm" fo:line-height="100%" fo:text-align="start" style:justify-single-word="false" fo:text-indent="0cm" style:auto-text-indent="false"/>
      <style:text-properties officeooo:paragraph-rsid="0080bde7"/>
    </style:style>
    <style:style style:name="P184" style:family="paragraph" style:parent-style-name="Text_20_body">
      <style:paragraph-properties fo:margin-left="-0.635cm" fo:margin-right="0cm" fo:line-height="100%" fo:text-align="start" style:justify-single-word="false" fo:text-indent="0cm" style:auto-text-indent="false"/>
      <style:text-properties officeooo:paragraph-rsid="008910b1"/>
    </style:style>
    <style:style style:name="P185" style:family="paragraph" style:parent-style-name="Text_20_body">
      <style:paragraph-properties fo:margin-left="-0.635cm" fo:margin-right="0cm" fo:line-height="100%" fo:text-align="start" style:justify-single-word="false" fo:text-indent="0cm" style:auto-text-indent="false"/>
      <style:text-properties officeooo:paragraph-rsid="00a2875a"/>
    </style:style>
    <style:style style:name="P186" style:family="paragraph" style:parent-style-name="Text_20_body">
      <style:paragraph-properties fo:margin-left="-0.635cm" fo:margin-right="0cm" fo:line-height="100%" fo:text-align="start" style:justify-single-word="false" fo:text-indent="0cm" style:auto-text-indent="false"/>
      <style:text-properties officeooo:paragraph-rsid="00b4aed4"/>
    </style:style>
    <style:style style:name="P187" style:family="paragraph" style:parent-style-name="Text_20_body">
      <style:paragraph-properties fo:margin-left="-0.635cm" fo:margin-right="0cm" fo:line-height="100%" fo:text-align="start" style:justify-single-word="false" fo:text-indent="0cm" style:auto-text-indent="false"/>
      <style:text-properties officeooo:paragraph-rsid="00b92e26"/>
    </style:style>
    <style:style style:name="P188" style:family="paragraph" style:parent-style-name="Text_20_body">
      <style:paragraph-properties fo:margin-left="-0.635cm" fo:margin-right="0cm" fo:line-height="100%" fo:text-align="start" style:justify-single-word="false" fo:text-indent="0cm" style:auto-text-indent="false"/>
      <style:text-properties officeooo:paragraph-rsid="00dfaa96"/>
    </style:style>
    <style:style style:name="P189" style:family="paragraph" style:parent-style-name="Text_20_body">
      <style:paragraph-properties fo:margin-left="-0.635cm" fo:margin-right="0cm" fo:line-height="100%" fo:text-align="start" style:justify-single-word="false" fo:text-indent="0cm" style:auto-text-indent="false"/>
      <style:text-properties officeooo:paragraph-rsid="013879e4"/>
    </style:style>
    <style:style style:name="P190" style:family="paragraph" style:parent-style-name="Text_20_body">
      <style:paragraph-properties fo:margin-left="-0.635cm" fo:margin-right="0cm" fo:line-height="100%" fo:text-align="start" style:justify-single-word="false" fo:text-indent="0cm" style:auto-text-indent="false"/>
      <style:text-properties officeooo:paragraph-rsid="0141b6a5"/>
    </style:style>
    <style:style style:name="P191" style:family="paragraph" style:parent-style-name="Text_20_body">
      <style:paragraph-properties fo:margin-left="-0.635cm" fo:margin-right="0cm" fo:line-height="100%" fo:text-align="start" style:justify-single-word="false" fo:text-indent="0cm" style:auto-text-indent="false"/>
      <style:text-properties officeooo:paragraph-rsid="0160a9b4"/>
    </style:style>
    <style:style style:name="P192" style:family="paragraph" style:parent-style-name="Text_20_body">
      <style:paragraph-properties fo:margin-left="-0.635cm" fo:margin-right="0cm" fo:line-height="100%" fo:text-align="start" style:justify-single-word="false" fo:text-indent="0cm" style:auto-text-indent="false"/>
      <style:text-properties officeooo:paragraph-rsid="01611f86"/>
    </style:style>
    <style:style style:name="P193" style:family="paragraph" style:parent-style-name="Text_20_body">
      <style:paragraph-properties fo:margin-left="-0.635cm" fo:margin-right="0cm" fo:line-height="100%" fo:text-align="start" style:justify-single-word="false" fo:text-indent="0cm" style:auto-text-indent="false"/>
      <style:text-properties officeooo:paragraph-rsid="016bff52"/>
    </style:style>
    <style:style style:name="P194" style:family="paragraph" style:parent-style-name="Text_20_body">
      <style:paragraph-properties fo:margin-left="-0.635cm" fo:margin-right="0cm" fo:line-height="100%" fo:text-align="start" style:justify-single-word="false" fo:text-indent="0cm" style:auto-text-indent="false"/>
      <style:text-properties officeooo:paragraph-rsid="017413a9"/>
    </style:style>
    <style:style style:name="P195" style:family="paragraph" style:parent-style-name="Text_20_body">
      <style:paragraph-properties fo:margin-left="-0.635cm" fo:margin-right="0cm" fo:line-height="100%" fo:text-align="start" style:justify-single-word="false" fo:text-indent="0cm" style:auto-text-indent="false"/>
      <style:text-properties officeooo:paragraph-rsid="0186aabf"/>
    </style:style>
    <style:style style:name="P196" style:family="paragraph" style:parent-style-name="Text_20_body">
      <style:paragraph-properties fo:margin-left="-0.635cm" fo:margin-right="0cm" fo:line-height="100%" fo:text-align="start" style:justify-single-word="false" fo:text-indent="0cm" style:auto-text-indent="false"/>
      <style:text-properties officeooo:paragraph-rsid="0186d9b7"/>
    </style:style>
    <style:style style:name="P197" style:family="paragraph" style:parent-style-name="Text_20_body">
      <style:paragraph-properties fo:margin-left="-0.635cm" fo:margin-right="0cm" fo:line-height="100%" fo:text-align="start" style:justify-single-word="false" fo:text-indent="0cm" style:auto-text-indent="false"/>
      <style:text-properties officeooo:paragraph-rsid="01912f36"/>
    </style:style>
    <style:style style:name="P198" style:family="paragraph" style:parent-style-name="Text_20_body">
      <style:paragraph-properties fo:margin-left="-0.635cm" fo:margin-right="0cm" fo:line-height="100%" fo:text-align="start" style:justify-single-word="false" fo:text-indent="0cm" style:auto-text-indent="false"/>
      <style:text-properties officeooo:paragraph-rsid="019270c0"/>
    </style:style>
    <style:style style:name="P199" style:family="paragraph" style:parent-style-name="Text_20_body">
      <style:paragraph-properties fo:margin-left="-0.635cm" fo:margin-right="0cm" fo:line-height="100%" fo:text-align="start" style:justify-single-word="false" fo:text-indent="0cm" style:auto-text-indent="false"/>
      <style:text-properties fo:font-weight="bold" officeooo:rsid="016b3847" officeooo:paragraph-rsid="016b3847" style:font-weight-asian="bold" style:font-weight-complex="bold"/>
    </style:style>
    <style:style style:name="P200" style:family="paragraph" style:parent-style-name="Text_20_body">
      <style:paragraph-properties fo:margin-left="-0.635cm" fo:margin-right="0cm" fo:line-height="100%" fo:text-align="start" style:justify-single-word="false" fo:text-indent="0cm" style:auto-text-indent="false"/>
      <style:text-properties fo:font-weight="bold" officeooo:rsid="016c2672" officeooo:paragraph-rsid="016c2672" style:font-weight-asian="bold" style:font-weight-complex="bold"/>
    </style:style>
    <style:style style:name="P201" style:family="paragraph" style:parent-style-name="Text_20_body">
      <style:paragraph-properties fo:margin-left="-0.635cm" fo:margin-right="0cm" fo:line-height="100%" fo:text-align="start" style:justify-single-word="false" fo:text-indent="0cm" style:auto-text-indent="false"/>
      <style:text-properties officeooo:rsid="01730b39" officeooo:paragraph-rsid="01730b39"/>
    </style:style>
    <style:style style:name="P202" style:family="paragraph" style:parent-style-name="Text_20_body">
      <style:paragraph-properties fo:margin-left="-0.635cm" fo:margin-right="0cm" fo:line-height="100%" fo:text-align="start" style:justify-single-word="false" fo:text-indent="0cm" style:auto-text-indent="false"/>
      <style:text-properties officeooo:rsid="0173e66f" officeooo:paragraph-rsid="0173e66f"/>
    </style:style>
    <style:style style:name="P203" style:family="paragraph" style:parent-style-name="Text_20_body">
      <style:paragraph-properties fo:margin-left="-0.635cm" fo:margin-right="0cm" fo:line-height="100%" fo:text-align="start" style:justify-single-word="false" fo:text-indent="0cm" style:auto-text-indent="false"/>
      <style:text-properties officeooo:rsid="019384c0" officeooo:paragraph-rsid="019384c0"/>
    </style:style>
    <style:style style:name="P204" style:family="paragraph" style:parent-style-name="Text_20_body" style:list-style-name="L1" style:master-page-name="">
      <loext:graphic-properties draw:fill="none"/>
      <style:paragraph-properties fo:margin-left="1.3cm" fo:margin-right="0cm" fo:margin-top="0cm" fo:margin-bottom="0.247cm" loext:contextual-spacing="false" fo:line-height="100%" fo:text-indent="-0.101cm" style:auto-text-indent="false" style:page-number="auto" fo:background-color="transparent">
        <style:tab-stops>
          <style:tab-stop style:position="0.397cm"/>
        </style:tab-stops>
      </style:paragraph-properties>
      <style:text-properties officeooo:paragraph-rsid="0117301d"/>
    </style:style>
    <style:style style:name="P205" style:family="paragraph" style:parent-style-name="Text_20_body" style:list-style-name="L18">
      <loext:graphic-properties draw:fill="none"/>
      <style:paragraph-properties fo:margin-top="0cm" fo:margin-bottom="0.499cm" loext:contextual-spacing="false" fo:line-height="100%" fo:text-align="start" style:justify-single-word="false" fo:background-color="transparent">
        <style:tab-stops>
          <style:tab-stop style:position="0.882cm"/>
        </style:tab-stops>
      </style:paragraph-properties>
      <style:text-properties style:text-underline-style="none" fo:font-weight="normal" officeooo:rsid="00b0bed9" officeooo:paragraph-rsid="0119c3cd" style:font-weight-asian="normal" style:font-weight-complex="normal"/>
    </style:style>
    <style:style style:name="P206" style:family="paragraph" style:parent-style-name="Text_20_body" style:list-style-name="L24">
      <loext:graphic-properties draw:fill="none"/>
      <style:paragraph-properties fo:margin-top="0cm" fo:margin-bottom="0.499cm" loext:contextual-spacing="false" fo:line-height="100%" fo:text-align="start" style:justify-single-word="false" fo:background-color="transparent">
        <style:tab-stops>
          <style:tab-stop style:position="0.882cm"/>
        </style:tab-stops>
      </style:paragraph-properties>
      <style:text-properties fo:font-weight="normal" officeooo:paragraph-rsid="011c5a3d" style:font-weight-asian="normal" style:font-weight-complex="normal"/>
    </style:style>
    <style:style style:name="P207" style:family="paragraph" style:parent-style-name="Text_20_body" style:list-style-name="L26">
      <loext:graphic-properties draw:fill="none"/>
      <style:paragraph-properties fo:margin-top="0cm" fo:margin-bottom="0.499cm" loext:contextual-spacing="false" fo:line-height="100%" fo:text-align="start" style:justify-single-word="false" fo:background-color="transparent">
        <style:tab-stops>
          <style:tab-stop style:position="0.882cm"/>
        </style:tab-stops>
      </style:paragraph-properties>
      <style:text-properties fo:font-weight="normal" officeooo:paragraph-rsid="011d15df" style:font-weight-asian="normal" style:font-weight-complex="normal"/>
    </style:style>
    <style:style style:name="P208" style:family="paragraph" style:parent-style-name="Text_20_body" style:list-style-name="L29">
      <loext:graphic-properties draw:fill="none"/>
      <style:paragraph-properties fo:margin-top="0cm" fo:margin-bottom="0.499cm" loext:contextual-spacing="false" fo:line-height="100%" fo:text-align="start" style:justify-single-word="false" fo:background-color="transparent">
        <style:tab-stops>
          <style:tab-stop style:position="0.882cm"/>
        </style:tab-stops>
      </style:paragraph-properties>
      <style:text-properties fo:font-size="12pt" style:text-underline-style="none" fo:font-weight="normal" officeooo:rsid="009014e6" officeooo:paragraph-rsid="01234f5e" style:font-size-asian="10.5pt" style:font-weight-asian="normal" style:font-size-complex="12pt" style:font-weight-complex="normal"/>
    </style:style>
    <style:style style:name="P209" style:family="paragraph" style:parent-style-name="Text_20_body" style:list-style-name="L20">
      <loext:graphic-properties draw:fill="none"/>
      <style:paragraph-properties fo:margin-top="0cm" fo:margin-bottom="0.499cm" loext:contextual-spacing="false" fo:line-height="100%" fo:text-align="start" style:justify-single-word="false" fo:background-color="transparent">
        <style:tab-stops>
          <style:tab-stop style:position="0.882cm"/>
        </style:tab-stops>
      </style:paragraph-properties>
      <style:text-properties officeooo:paragraph-rsid="0119cbe6"/>
    </style:style>
    <style:style style:name="P210" style:family="paragraph" style:parent-style-name="Text_20_body" style:list-style-name="L1" style:master-page-name="">
      <loext:graphic-properties draw:fill="none"/>
      <style:paragraph-properties fo:margin-left="-1.3cm" fo:margin-right="0cm" fo:margin-top="0cm" fo:margin-bottom="0.247cm" loext:contextual-spacing="false" fo:line-height="100%" fo:text-align="start" style:justify-single-word="false" fo:text-indent="1.3cm" style:auto-text-indent="false" style:page-number="auto" fo:background-color="transparent">
        <style:tab-stops>
          <style:tab-stop style:position="1.808cm"/>
          <style:tab-stop style:position="1.896cm"/>
        </style:tab-stops>
      </style:paragraph-properties>
    </style:style>
    <style:style style:name="P211" style:family="paragraph" style:parent-style-name="Text_20_body" style:list-style-name="L56">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5f1cb0"/>
    </style:style>
    <style:style style:name="P212" style:family="paragraph" style:parent-style-name="Text_20_body" style:list-style-name="L56">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616d45"/>
    </style:style>
    <style:style style:name="P213" style:family="paragraph" style:parent-style-name="Text_20_body" style:list-style-name="L56">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8e43d8"/>
    </style:style>
    <style:style style:name="P214" style:family="paragraph" style:parent-style-name="Text_20_body" style:list-style-name="L56">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8fea7d"/>
    </style:style>
    <style:style style:name="P215" style:family="paragraph" style:parent-style-name="Text_20_body" style:list-style-name="L56">
      <loext:graphic-properties draw:fill="none"/>
      <style:paragraph-properties fo:margin-left="-0.635cm" fo:margin-right="0cm" fo:margin-top="0cm" fo:margin-bottom="0.499cm" loext:contextual-spacing="false" fo:line-height="100%" fo:text-align="start" style:justify-single-word="false" fo:text-indent="0cm" style:auto-text-indent="false" fo:background-color="transparent">
        <style:tab-stops>
          <style:tab-stop style:position="0.882cm"/>
        </style:tab-stops>
      </style:paragraph-properties>
      <style:text-properties officeooo:paragraph-rsid="01911ea4"/>
    </style:style>
    <style:style style:name="P216" style:family="paragraph" style:parent-style-name="Text_20_body">
      <style:paragraph-properties fo:margin-left="0cm" fo:margin-right="0cm" fo:line-height="100%" fo:text-align="start" style:justify-single-word="false" fo:text-indent="0cm" style:auto-text-indent="false"/>
      <style:text-properties officeooo:paragraph-rsid="001ebbc8"/>
    </style:style>
    <style:style style:name="P217" style:family="paragraph" style:parent-style-name="Text_20_body" style:master-page-name="">
      <loext:graphic-properties draw:fill="none"/>
      <style:paragraph-properties fo:margin-left="0cm" fo:margin-right="0cm" fo:margin-top="0cm" fo:margin-bottom="0.247cm" loext:contextual-spacing="false" fo:line-height="100%" fo:text-align="start" style:justify-single-word="false" fo:text-indent="-0.6cm" style:auto-text-indent="false" style:page-number="auto" fo:background-color="transparent">
        <style:tab-stops>
          <style:tab-stop style:position="0cm"/>
          <style:tab-stop style:position="0.993cm"/>
        </style:tab-stops>
      </style:paragraph-properties>
      <style:text-properties fo:font-weight="bold" officeooo:rsid="0187b963" officeooo:paragraph-rsid="0187b96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47f0a9" style:font-weight-asian="bold" style:font-weight-complex="bold"/>
    </style:style>
    <style:style style:name="T3" style:family="text">
      <style:text-properties fo:font-weight="bold" officeooo:rsid="01a27a13" style:font-weight-asian="bold" style:font-weight-complex="bold"/>
    </style:style>
    <style:style style:name="T4" style:family="text">
      <style:text-properties fo:font-weight="bold" officeooo:rsid="01a3ea3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6956e0" style:font-weight-asian="normal" style:font-weight-complex="normal"/>
    </style:style>
    <style:style style:name="T7" style:family="text">
      <style:text-properties officeooo:rsid="006f74a0"/>
    </style:style>
    <style:style style:name="T8" style:family="text">
      <style:text-properties officeooo:rsid="007c5f14"/>
    </style:style>
    <style:style style:name="T9" style:family="text">
      <style:text-properties officeooo:rsid="00dfaa96"/>
    </style:style>
    <style:style style:name="T10" style:family="text">
      <style:text-properties officeooo:rsid="01080d62"/>
    </style:style>
    <style:style style:name="T11" style:family="text">
      <style:text-properties officeooo:rsid="010902a3"/>
    </style:style>
    <style:style style:name="T12" style:family="text">
      <style:text-properties fo:font-size="16pt" fo:font-weight="bold" officeooo:rsid="00ec7fc1" style:font-size-asian="16pt" style:font-weight-asian="bold" style:font-size-complex="16pt" style:font-weight-complex="bold"/>
    </style:style>
    <style:style style:name="T13" style:family="text">
      <style:text-properties officeooo:rsid="00ec7fc1"/>
    </style:style>
    <style:style style:name="T14" style:family="text">
      <style:text-properties fo:font-variant="normal" fo:text-transform="none" fo:color="#4e443c" fo:font-size="10.5pt" fo:letter-spacing="normal" fo:font-style="normal" fo:font-weight="normal"/>
    </style:style>
    <style:style style:name="T15" style:family="text">
      <style:text-properties style:font-name="Liberation Serif"/>
    </style:style>
    <style:style style:name="T16" style:family="text">
      <style:text-properties style:font-name="Liberation Serif" officeooo:rsid="001ebbc8"/>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31520c" style:font-weight-asian="bold" style:font-weight-complex="bold"/>
    </style:style>
    <style:style style:name="T19" style:family="text">
      <style:text-properties style:font-name="Liberation Serif" fo:font-weight="bold" officeooo:rsid="0034cdfa" style:font-weight-asian="bold" style:font-weight-complex="bold"/>
    </style:style>
    <style:style style:name="T20" style:family="text">
      <style:text-properties style:font-name="Liberation Serif" fo:font-weight="bold" officeooo:rsid="0093922b" style:font-weight-asian="bold" style:font-weight-complex="bold"/>
    </style:style>
    <style:style style:name="T21" style:family="text">
      <style:text-properties style:font-name="Liberation Serif" fo:font-weight="bold" officeooo:rsid="01260f7c" style:font-weight-asian="bold" style:font-weight-complex="bold"/>
    </style:style>
    <style:style style:name="T22" style:family="text">
      <style:text-properties style:font-name="Liberation Serif" fo:font-weight="bold" officeooo:rsid="0126d298" style:font-weight-asian="bold" style:font-weight-complex="bold"/>
    </style:style>
    <style:style style:name="T23" style:family="text">
      <style:text-properties style:font-name="Liberation Serif" fo:font-weight="bold" officeooo:rsid="0127c6fd" style:font-weight-asian="bold" style:font-weight-complex="bold"/>
    </style:style>
    <style:style style:name="T24" style:family="text">
      <style:text-properties style:font-name="Liberation Serif" fo:font-weight="bold" officeooo:rsid="01291a96" style:font-weight-asian="bold" style:font-weight-complex="bold"/>
    </style:style>
    <style:style style:name="T25" style:family="text">
      <style:text-properties style:font-name="Liberation Serif" fo:font-weight="bold" officeooo:rsid="001ebbc8" style:font-weight-asian="bold" style:font-weight-complex="bold"/>
    </style:style>
    <style:style style:name="T26" style:family="text">
      <style:text-properties style:font-name="Liberation Serif" fo:font-weight="bold" officeooo:rsid="012eeb8b" style:font-weight-asian="bold" style:font-weight-complex="bold"/>
    </style:style>
    <style:style style:name="T27" style:family="text">
      <style:text-properties style:font-name="Liberation Serif" fo:font-weight="bold" officeooo:rsid="0038a682" style:font-weight-asian="bold" style:font-weight-complex="bold"/>
    </style:style>
    <style:style style:name="T28" style:family="text">
      <style:text-properties style:font-name="Liberation Serif" fo:font-weight="bold" officeooo:rsid="003a4fc3" style:font-weight-asian="bold" style:font-weight-complex="bold"/>
    </style:style>
    <style:style style:name="T29" style:family="text">
      <style:text-properties style:font-name="Liberation Serif" fo:font-weight="bold" officeooo:rsid="003dbbd9" style:font-weight-asian="bold" style:font-weight-complex="bold"/>
    </style:style>
    <style:style style:name="T30" style:family="text">
      <style:text-properties style:font-name="Liberation Serif" fo:font-weight="bold" officeooo:rsid="00407aa9" style:font-weight-asian="bold" style:font-weight-complex="bold"/>
    </style:style>
    <style:style style:name="T31" style:family="text">
      <style:text-properties style:font-name="Liberation Serif" fo:font-weight="bold" officeooo:rsid="0043d55b" style:font-weight-asian="bold" style:font-weight-complex="bold"/>
    </style:style>
    <style:style style:name="T32" style:family="text">
      <style:text-properties style:font-name="Liberation Serif" fo:font-weight="bold" officeooo:rsid="00434ef8" style:font-weight-asian="bold" style:font-weight-complex="bold"/>
    </style:style>
    <style:style style:name="T33" style:family="text">
      <style:text-properties style:font-name="Liberation Serif" fo:font-weight="bold" officeooo:rsid="00459a55" style:font-weight-asian="bold" style:font-weight-complex="bold"/>
    </style:style>
    <style:style style:name="T34" style:family="text">
      <style:text-properties style:font-name="Liberation Serif" fo:font-weight="bold" officeooo:rsid="0047f0a9" style:font-weight-asian="bold" style:font-weight-complex="bold"/>
    </style:style>
    <style:style style:name="T35" style:family="text">
      <style:text-properties style:font-name="Liberation Serif" fo:font-weight="bold" officeooo:rsid="004d65ba" style:font-weight-asian="bold" style:font-weight-complex="bold"/>
    </style:style>
    <style:style style:name="T36" style:family="text">
      <style:text-properties style:font-name="Liberation Serif" fo:font-weight="bold" officeooo:rsid="00506475" style:font-weight-asian="bold" style:font-weight-complex="bold"/>
    </style:style>
    <style:style style:name="T37" style:family="text">
      <style:text-properties style:font-name="Liberation Serif" fo:font-weight="bold" officeooo:rsid="00581362" style:font-weight-asian="bold" style:font-weight-complex="bold"/>
    </style:style>
    <style:style style:name="T38" style:family="text">
      <style:text-properties style:font-name="Liberation Serif" fo:font-weight="bold" officeooo:rsid="006694ba" style:font-weight-asian="bold" style:font-weight-complex="bold"/>
    </style:style>
    <style:style style:name="T39" style:family="text">
      <style:text-properties style:font-name="Liberation Serif" fo:font-weight="bold" officeooo:rsid="0067bb7d" style:font-weight-asian="bold" style:font-weight-complex="bold"/>
    </style:style>
    <style:style style:name="T40" style:family="text">
      <style:text-properties style:font-name="Liberation Serif" fo:font-weight="bold" officeooo:rsid="006b1dc4" style:font-weight-asian="bold" style:font-weight-complex="bold"/>
    </style:style>
    <style:style style:name="T41" style:family="text">
      <style:text-properties style:font-name="Liberation Serif" fo:font-weight="bold" officeooo:rsid="006bb65a" style:font-weight-asian="bold" style:font-weight-complex="bold"/>
    </style:style>
    <style:style style:name="T42" style:family="text">
      <style:text-properties style:font-name="Liberation Serif" fo:font-weight="bold" officeooo:rsid="00770558" style:font-weight-asian="bold" style:font-weight-complex="bold"/>
    </style:style>
    <style:style style:name="T43" style:family="text">
      <style:text-properties style:font-name="Liberation Serif" fo:font-weight="bold" officeooo:rsid="007971b5" style:font-weight-asian="bold" style:font-weight-complex="bold"/>
    </style:style>
    <style:style style:name="T44" style:family="text">
      <style:text-properties style:font-name="Liberation Serif" fo:font-weight="bold" officeooo:rsid="0080bde7" style:font-weight-asian="bold" style:font-weight-complex="bold"/>
    </style:style>
    <style:style style:name="T45" style:family="text">
      <style:text-properties style:font-name="Liberation Serif" fo:font-weight="bold" officeooo:rsid="008910b1" style:font-weight-asian="bold" style:font-weight-complex="bold"/>
    </style:style>
    <style:style style:name="T46" style:family="text">
      <style:text-properties style:font-name="Liberation Serif" fo:font-weight="bold" officeooo:rsid="00a2875a" style:font-weight-asian="bold" style:font-weight-complex="bold"/>
    </style:style>
    <style:style style:name="T47" style:family="text">
      <style:text-properties style:font-name="Liberation Serif" fo:font-weight="bold" officeooo:rsid="00b4aed4" style:font-weight-asian="bold" style:font-weight-complex="bold"/>
    </style:style>
    <style:style style:name="T48" style:family="text">
      <style:text-properties style:font-name="Liberation Serif" fo:font-weight="bold" officeooo:rsid="00b92e26" style:font-weight-asian="bold" style:font-weight-complex="bold"/>
    </style:style>
    <style:style style:name="T49" style:family="text">
      <style:text-properties style:font-name="Liberation Serif" fo:font-weight="bold" officeooo:rsid="00c2aa75" style:font-weight-asian="bold" style:font-weight-complex="bold"/>
    </style:style>
    <style:style style:name="T50" style:family="text">
      <style:text-properties style:font-name="Liberation Serif" fo:font-weight="bold" officeooo:rsid="00cf7860" style:font-weight-asian="bold" style:font-weight-complex="bold"/>
    </style:style>
    <style:style style:name="T51" style:family="text">
      <style:text-properties style:font-name="Liberation Serif" fo:font-weight="bold" officeooo:rsid="00d84b38" style:font-weight-asian="bold" style:font-weight-complex="bold"/>
    </style:style>
    <style:style style:name="T52" style:family="text">
      <style:text-properties style:font-name="Liberation Serif" fo:font-weight="bold" officeooo:rsid="01582f7f" style:font-weight-asian="bold" style:font-weight-complex="bold"/>
    </style:style>
    <style:style style:name="T53" style:family="text">
      <style:text-properties style:font-name="Liberation Serif" fo:font-weight="bold" officeooo:rsid="006956e0" style:font-weight-asian="bold" style:font-weight-complex="bold"/>
    </style:style>
    <style:style style:name="T54" style:family="text">
      <style:text-properties style:font-name="Liberation Serif" fo:font-weight="bold" officeooo:rsid="015dab47" style:font-weight-asian="bold" style:font-weight-complex="bold"/>
    </style:style>
    <style:style style:name="T55" style:family="text">
      <style:text-properties style:font-name="Liberation Serif" fo:font-weight="bold" officeooo:rsid="016095dc" style:font-weight-asian="bold" style:font-weight-complex="bold"/>
    </style:style>
    <style:style style:name="T56" style:family="text">
      <style:text-properties style:font-name="Liberation Serif" fo:font-weight="bold" officeooo:rsid="0160a9b4" style:font-weight-asian="bold" style:font-weight-complex="bold"/>
    </style:style>
    <style:style style:name="T57" style:family="text">
      <style:text-properties style:font-name="Liberation Serif" fo:font-weight="bold" officeooo:rsid="01611f86" style:font-weight-asian="bold" style:font-weight-complex="bold"/>
    </style:style>
    <style:style style:name="T58" style:family="text">
      <style:text-properties style:font-name="Liberation Serif" fo:font-weight="bold" officeooo:rsid="01616d45" style:font-weight-asian="bold" style:font-weight-complex="bold"/>
    </style:style>
    <style:style style:name="T59" style:family="text">
      <style:text-properties style:font-name="Liberation Serif" fo:font-weight="bold" officeooo:rsid="016bff52" style:font-weight-asian="bold" style:font-weight-complex="bold"/>
    </style:style>
    <style:style style:name="T60" style:family="text">
      <style:text-properties style:font-name="Liberation Serif" fo:font-weight="bold" officeooo:rsid="017413a9" style:font-weight-asian="bold" style:font-weight-complex="bold"/>
    </style:style>
    <style:style style:name="T61" style:family="text">
      <style:text-properties style:font-name="Liberation Serif" fo:font-weight="bold" officeooo:rsid="018401ce" style:font-weight-asian="bold" style:font-weight-complex="bold"/>
    </style:style>
    <style:style style:name="T62" style:family="text">
      <style:text-properties style:font-name="Liberation Serif" fo:font-weight="bold" officeooo:rsid="0186aabf" style:font-weight-asian="bold" style:font-weight-complex="bold"/>
    </style:style>
    <style:style style:name="T63" style:family="text">
      <style:text-properties style:font-name="Liberation Serif" fo:font-weight="bold" officeooo:rsid="0186d9b7" style:font-weight-asian="bold" style:font-weight-complex="bold"/>
    </style:style>
    <style:style style:name="T64" style:family="text">
      <style:text-properties style:font-name="Liberation Serif" fo:font-weight="bold" officeooo:rsid="018e43d8" style:font-weight-asian="bold" style:font-weight-complex="bold"/>
    </style:style>
    <style:style style:name="T65" style:family="text">
      <style:text-properties style:font-name="Liberation Serif" fo:font-weight="bold" officeooo:rsid="018eaa5f" style:font-weight-asian="bold" style:font-weight-complex="bold"/>
    </style:style>
    <style:style style:name="T66" style:family="text">
      <style:text-properties style:font-name="Liberation Serif" fo:font-weight="bold" officeooo:rsid="018fea7d" style:font-weight-asian="bold" style:font-weight-complex="bold"/>
    </style:style>
    <style:style style:name="T67" style:family="text">
      <style:text-properties style:font-name="Liberation Serif" fo:font-weight="bold" officeooo:rsid="01911ea4" style:font-weight-asian="bold" style:font-weight-complex="bold"/>
    </style:style>
    <style:style style:name="T68" style:family="text">
      <style:text-properties style:font-name="Liberation Serif" fo:font-weight="bold" officeooo:rsid="01912f36" style:font-weight-asian="bold" style:font-weight-complex="bold"/>
    </style:style>
    <style:style style:name="T69" style:family="text">
      <style:text-properties style:font-name="Liberation Serif" fo:font-weight="bold" officeooo:rsid="019270c0" style:font-weight-asian="bold" style:font-weight-complex="bold"/>
    </style:style>
    <style:style style:name="T70" style:family="text">
      <style:text-properties style:font-name="Liberation Serif" fo:font-weight="bold" officeooo:rsid="0195ab90" style:font-weight-asian="bold" style:font-weight-complex="bold"/>
    </style:style>
    <style:style style:name="T71" style:family="text">
      <style:text-properties style:font-name="Liberation Serif" officeooo:rsid="00cb852c"/>
    </style:style>
    <style:style style:name="T72" style:family="text">
      <style:text-properties style:font-name="Liberation Serif" fo:font-weight="normal" style:font-weight-asian="normal" style:font-weight-complex="normal"/>
    </style:style>
    <style:style style:name="T73" style:family="text">
      <style:text-properties style:font-name="Liberation Serif" fo:font-weight="normal" officeooo:rsid="006956e0" style:font-weight-asian="normal" style:font-weight-complex="normal"/>
    </style:style>
    <style:style style:name="T74" style:family="text">
      <style:text-properties style:font-name="Liberation Serif" fo:font-size="12pt" fo:font-weight="bold" officeooo:rsid="00817afc" style:font-size-asian="10.5pt" style:font-weight-asian="bold" style:font-size-complex="12pt" style:font-weight-complex="bold"/>
    </style:style>
    <style:style style:name="T75" style:family="text">
      <style:text-properties style:font-name="Liberation Serif" fo:font-size="12pt" fo:font-weight="bold" officeooo:rsid="0086513e" style:font-size-asian="10.5pt" style:font-weight-asian="bold" style:font-size-complex="12pt" style:font-weight-complex="bold"/>
    </style:style>
    <style:style style:name="T76" style:family="text">
      <style:text-properties style:font-name="Liberation Serif" fo:font-size="12pt" fo:font-weight="bold" officeooo:rsid="0164b0c4" style:font-size-asian="10.5pt" style:font-weight-asian="bold" style:font-size-complex="12pt" style:font-weight-complex="bold"/>
    </style:style>
    <style:style style:name="T77" style:family="text">
      <style:text-properties style:font-name="Liberation Serif" fo:font-size="12pt" fo:font-weight="bold" officeooo:rsid="0165d84d" style:font-size-asian="10.5pt" style:font-weight-asian="bold" style:font-size-complex="12pt" style:font-weight-complex="bold"/>
    </style:style>
    <style:style style:name="T78" style:family="text">
      <style:text-properties style:font-name="Liberation Serif" fo:font-size="12pt" fo:font-weight="bold" officeooo:rsid="016709f3" style:font-size-asian="10.5pt" style:font-weight-asian="bold" style:font-size-complex="12pt" style:font-weight-complex="bold"/>
    </style:style>
    <style:style style:name="T79" style:family="text">
      <style:text-properties style:font-name="Liberation Serif" officeooo:rsid="0058ff92"/>
    </style:style>
    <style:style style:name="T80" style:family="text">
      <style:text-properties style:font-name="Liberation Serif" officeooo:rsid="0059be22"/>
    </style:style>
    <style:style style:name="T81" style:family="text">
      <style:text-properties style:font-name="Liberation Serif" officeooo:rsid="005e16bd"/>
    </style:style>
    <style:style style:name="T82" style:family="text">
      <style:text-properties style:font-name="Liberation Serif" officeooo:rsid="0108a0df"/>
    </style:style>
    <style:style style:name="T83" style:family="text">
      <style:text-properties style:font-name="Liberation Serif" officeooo:rsid="006be342"/>
    </style:style>
    <style:style style:name="T84" style:family="text">
      <style:text-properties style:font-name="Liberation Serif" officeooo:rsid="0093922b"/>
    </style:style>
    <style:style style:name="T85" style:family="text">
      <style:text-properties style:font-name="Liberation Serif" officeooo:rsid="008141c3"/>
    </style:style>
    <style:style style:name="T86" style:family="text">
      <style:text-properties style:font-name="Liberation Serif" style:text-underline-style="none" fo:font-weight="normal" officeooo:rsid="009477b7" style:font-weight-asian="normal" style:font-weight-complex="normal"/>
    </style:style>
    <style:style style:name="T87" style:family="text">
      <style:text-properties style:font-name="Liberation Serif" officeooo:rsid="012eeb8b"/>
    </style:style>
    <style:style style:name="T88" style:family="text">
      <style:text-properties style:font-name="Liberation Serif" officeooo:rsid="01305410"/>
    </style:style>
    <style:style style:name="T89" style:family="text">
      <style:text-properties style:font-name="Liberation Serif" officeooo:rsid="01319259"/>
    </style:style>
    <style:style style:name="T90" style:family="text">
      <style:text-properties style:font-name="Liberation Serif" officeooo:rsid="0132fb49"/>
    </style:style>
    <style:style style:name="T91" style:family="text">
      <style:text-properties style:font-name="Liberation Serif" officeooo:rsid="01343bd7"/>
    </style:style>
    <style:style style:name="T92" style:family="text">
      <style:text-properties style:font-name="Liberation Serif" officeooo:rsid="01364cbb"/>
    </style:style>
    <style:style style:name="T93" style:family="text">
      <style:text-properties style:font-name="Liberation Serif" officeooo:rsid="0137ece0"/>
    </style:style>
    <style:style style:name="T94" style:family="text">
      <style:text-properties style:font-name="Liberation Serif" officeooo:rsid="0139bccb"/>
    </style:style>
    <style:style style:name="T95" style:family="text">
      <style:text-properties style:font-name="Liberation Serif" officeooo:rsid="013a40d5"/>
    </style:style>
    <style:style style:name="T96" style:family="text">
      <style:text-properties style:font-name="Liberation Serif" officeooo:rsid="013c54e5"/>
    </style:style>
    <style:style style:name="T97" style:family="text">
      <style:text-properties style:font-name="Liberation Serif" officeooo:rsid="013e62be"/>
    </style:style>
    <style:style style:name="T98" style:family="text">
      <style:text-properties style:font-name="Liberation Serif" officeooo:rsid="01414183"/>
    </style:style>
    <style:style style:name="T99" style:family="text">
      <style:text-properties style:font-name="Liberation Serif" officeooo:rsid="0142a7bd"/>
    </style:style>
    <style:style style:name="T100" style:family="text">
      <style:text-properties style:font-name="Liberation Serif" officeooo:rsid="014570aa"/>
    </style:style>
    <style:style style:name="T101" style:family="text">
      <style:text-properties style:font-name="Liberation Serif" officeooo:rsid="014646d3"/>
    </style:style>
    <style:style style:name="T102" style:family="text">
      <style:text-properties style:font-name="Liberation Serif" officeooo:rsid="01468d1c"/>
    </style:style>
    <style:style style:name="T103" style:family="text">
      <style:text-properties style:font-name="Liberation Serif" officeooo:rsid="0148b65d"/>
    </style:style>
    <style:style style:name="T104" style:family="text">
      <style:text-properties style:font-name="Liberation Serif" officeooo:rsid="014bb00b"/>
    </style:style>
    <style:style style:name="T105" style:family="text">
      <style:text-properties style:font-name="Liberation Serif" officeooo:rsid="014cf54a"/>
    </style:style>
    <style:style style:name="T106" style:family="text">
      <style:text-properties style:font-name="Liberation Serif" officeooo:rsid="014daca2"/>
    </style:style>
    <style:style style:name="T107" style:family="text">
      <style:text-properties style:font-name="Liberation Serif" officeooo:rsid="014e1960"/>
    </style:style>
    <style:style style:name="T108" style:family="text">
      <style:text-properties style:font-name="Liberation Serif" officeooo:rsid="014f4c66"/>
    </style:style>
    <style:style style:name="T109" style:family="text">
      <style:text-properties style:font-name="Liberation Serif" officeooo:rsid="014fb676"/>
    </style:style>
    <style:style style:name="T110" style:family="text">
      <style:text-properties style:font-name="Liberation Serif" officeooo:rsid="01517cd6"/>
    </style:style>
    <style:style style:name="T111" style:family="text">
      <style:text-properties style:font-name="Liberation Serif" officeooo:rsid="01526834"/>
    </style:style>
    <style:style style:name="T112" style:family="text">
      <style:text-properties officeooo:rsid="014daca2"/>
    </style:style>
    <style:style style:name="T113" style:family="text">
      <style:text-properties officeooo:rsid="014e1960"/>
    </style:style>
    <style:style style:name="T114" style:family="text">
      <style:text-properties officeooo:rsid="017d1fe7"/>
    </style:style>
    <style:style style:name="T115" style:family="text">
      <style:text-properties officeooo:rsid="017eaefb"/>
    </style:style>
    <style:style style:name="T116" style:family="text">
      <style:text-properties officeooo:rsid="0199e9b6"/>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it Commands</text:h>
      <text:list xml:id="list7765244288940671885" text:style-name="L1">
        <text:list-item>
          <text:list>
            <text:list-header>
              <text:h text:style-name="P92" text:outline-level="2">Setup and Config</text:h>
            </text:list-header>
          </text:list>
        </text:list-item>
        <text:list-item>
          <text:p text:style-name="P145"><text:span text:style-name="T15">There are two commands that are used quite a lot,the </text:span><text:span text:style-name="Source_20_Text"><text:span text:style-name="T15">config</text:span></text:span><text:span text:style-name="T15"> and </text:span><text:span text:style-name="Source_20_Text"><text:span text:style-name="T15">help</text:span></text:span><text:span text:style-name="T15"> commands.</text:span></text:p>
          <text:list>
            <text:list-item>
              <text:list>
                <text:list-item>
                  <text:list>
                    <text:list-item>
                      <text:list>
                        <text:list-item>
                          <text:list>
                            <text:list-header>
                              <text:h text:style-name="P22" text:outline-level="3"><text:bookmark text:name="git-config"/><text:span text:style-name="T21"><text:s text:c="5"/>$ </text:span><text:a xlink:type="simple" xlink:href="https://git-scm.com/book/en/v2/Git-Commands-Setup-and-Config#git-config" text:style-name="Internet_20_link" text:visited-style-name="Visited_20_Internet_20_Link"><text:span text:style-name="T17">git config</text:span></text:a></text:h>
                            </text:list-header>
                          </text:list>
                        </text:list-item>
                      </text:list>
                    </text:list-item>
                  </text:list>
                </text:list-item>
              </text:list>
            </text:list-item>
          </text:list>
        </text:list-item>
        <text:list-item>
          <text:h text:style-name="P93" text:outline-level="2">First-Time Git Setup</text:h>
          <text:list>
            <text:list-item>
              <text:list>
                <text:list-item>
                  <text:list>
                    <text:list-item>
                      <text:list>
                        <text:list-item>
                          <text:p text:style-name="P204"><text:span text:style-name="Source_20_Text"><text:span text:style-name="T15">config</text:span></text:span><text:span text:style-name="T15"> file in the Git directory (that is, </text:span><text:span text:style-name="Source_20_Text"><text:span text:style-name="T15">.git/config</text:span></text:span><text:span text:style-name="T15">) of whatever repository you’re currently using: Specific to that single repository.</text:span></text:p>
                        </text:list-item>
                      </text:list>
                    </text:list-item>
                  </text:list>
                </text:list-item>
                <text:list-item>
                  <text:h text:style-name="P2" text:outline-level="3"><text:bookmark text:name="Your-Identity"/><text:a xlink:type="simple" xlink:href="https://git-scm.com/book/en/v2/Getting-Started-First-Time-Git-Setup#Your-Identity" text:style-name="Internet_20_link" text:visited-style-name="Visited_20_Internet_20_Link"><text:span text:style-name="T15">Your Identity</text:span></text:a></text:h>
                </text:list-item>
              </text:list>
              <text:p text:style-name="P31"><text:span text:style-name="Source_20_Text"><text:span text:style-name="T17">$</text:span></text:span><text:span text:style-name="T17"> git config --global user.name </text:span><text:span text:style-name="Source_20_Text"><text:span text:style-name="T17">"John Doe"</text:span></text:span></text:p>
            </text:list-item>
          </text:list>
        </text:list-item>
      </text:list>
      <text:p text:style-name="P85"><text:span text:style-name="Source_20_Text"><text:span text:style-name="T17"><text:tab/>$</text:span></text:span><text:span text:style-name="T17"> git config --global user.email johndoe@example.com</text:span></text:p>
      <text:list xml:id="list124252089239229" text:continue-numbering="true" text:style-name="L1">
        <text:list-item>
          <text:list>
            <text:list-item>
              <text:list>
                <text:list-item>
                  <text:h text:style-name="P2" text:outline-level="3"><text:bookmark text:name="Your-Editor"/><text:a xlink:type="simple" xlink:href="https://git-scm.com/book/en/v2/Getting-Started-First-Time-Git-Setup#Your-Editor" text:style-name="Internet_20_link" text:visited-style-name="Visited_20_Internet_20_Link"><text:span text:style-name="T15">Your Editor</text:span></text:a></text:h>
                </text:list-item>
              </text:list>
            </text:list-item>
          </text:list>
        </text:list-item>
        <text:list-item>
          <text:p text:style-name="P31"><text:span text:style-name="Source_20_Text"><text:span text:style-name="T17">$</text:span></text:span><text:span text:style-name="T17"> git config --global core.editor </text:span><text:span text:style-name="T22">v</text:span><text:span text:style-name="T23">i</text:span><text:span text:style-name="T22">m</text:span></text:p>
        </text:list-item>
        <text:list-item>
          <text:p text:style-name="P144">On a x64 system /On a x86 system</text:p>
          <text:list>
            <text:list-item>
              <text:p text:style-name="P31"><text:span text:style-name="Source_20_Text"><text:span text:style-name="T17">$</text:span></text:span><text:span text:style-name="T17"> git config --global core.editor </text:span><text:span text:style-name="Source_20_Text"><text:span text:style-name="T17">"'C:/Program Files/Notepad++/notepad++.exe' -multiInst -nosession"</text:span></text:span></text:p>
            </text:list-item>
            <text:list-item>
              <text:p text:style-name="P31"><text:span text:style-name="Source_20_Text"><text:span text:style-name="T17">$</text:span></text:span><text:span text:style-name="T17"> git config --global core.editor </text:span><text:span text:style-name="Source_20_Text"><text:span text:style-name="T17">"'C:/Program Files (x86)/Notepad++/notepad++.exe' -multiInst -nosession"</text:span></text:span></text:p>
              <text:list>
                <text:list-item>
                  <text:h text:style-name="P3" text:outline-level="3"><text:bookmark text:name="Checking-Your-Settings"/><text:a xlink:type="simple" xlink:href="https://git-scm.com/book/en/v2/Getting-Started-First-Time-Git-Setup#Checking-Your-Settings" text:style-name="Internet_20_link" text:visited-style-name="Visited_20_Internet_20_Link"><text:span text:style-name="T15">Checking Your Settings</text:span></text:a></text:h>
                </text:list-item>
              </text:list>
            </text:list-item>
          </text:list>
        </text:list-item>
        <text:list-item>
          <text:p text:style-name="P33"><text:span text:style-name="Source_20_Text"><text:span text:style-name="T17">$</text:span></text:span><text:span text:style-name="T17"> git config –list </text:span><text:span text:style-name="T24">or $ git config -l</text:span></text:p>
          <text:list>
            <text:list-item>
              <text:h text:style-name="P95" text:outline-level="2">Getting Help</text:h>
              <text:p text:style-name="P33"><text:span text:style-name="Source_20_Text"><text:span text:style-name="T17">$</text:span></text:span><text:span text:style-name="T17"> git </text:span><text:span text:style-name="Source_20_Text"><text:span text:style-name="T17">help</text:span></text:span><text:span text:style-name="T17"> </text:span><text:span text:style-name="Source_20_Text"><text:span text:style-name="T17">&lt;</text:span></text:span><text:span text:style-name="T17">verb</text:span><text:span text:style-name="Source_20_Text"><text:span text:style-name="T17">&gt;</text:span></text:span></text:p>
            </text:list-item>
          </text:list>
        </text:list-item>
      </text:list>
      <text:p text:style-name="P28"><text:span text:style-name="Source_20_Text"><text:span text:style-name="T17">$</text:span></text:span><text:span text:style-name="T17"> git </text:span><text:span text:style-name="Source_20_Text"><text:span text:style-name="T17">&lt;</text:span></text:span><text:span text:style-name="T17">verb</text:span><text:span text:style-name="Source_20_Text"><text:span text:style-name="T17">&gt;</text:span></text:span><text:span text:style-name="T17"> --help</text:span></text:p>
      <text:p text:style-name="P85"><text:span text:style-name="Source_20_Text"><text:span text:style-name="T17">$</text:span></text:span><text:span text:style-name="T17"> man git-</text:span><text:span text:style-name="Source_20_Text"><text:span text:style-name="T17">&lt;</text:span></text:span><text:span text:style-name="T17">verb</text:span><text:span text:style-name="Source_20_Text"><text:span text:style-name="T17">&gt;</text:span></text:span></text:p>
      <text:p text:style-name="P85"><text:span text:style-name="Source_20_Text"><text:span text:style-name="T17">$</text:span></text:span><text:span text:style-name="T17"> git </text:span><text:span text:style-name="Source_20_Text"><text:span text:style-name="T17">help </text:span></text:span><text:span text:style-name="T17">config</text:span></text:p>
      <text:list xml:id="list124252321004131" text:continue-numbering="true" text:style-name="L1">
        <text:list-item>
          <text:list>
            <text:list-item>
              <text:h text:style-name="P95" text:outline-level="2">Git Aliases</text:h>
            </text:list-item>
          </text:list>
        </text:list-item>
        <text:list-item>
          <text:p text:style-name="P210"><text:span text:style-name="T15"><text:tab/>In </text:span><text:a xlink:type="simple" xlink:href="https://git-scm.com/book/en/v2/ch00/_git_aliases" text:style-name="Internet_20_link" text:visited-style-name="Visited_20_Internet_20_Link"><text:span text:style-name="T15">Git Aliases</text:span></text:a><text:span text:style-name="T15"> we showed how you could use it to create shorthand commands that expand to long option sequences so you don’t have to type them every time.</text:span></text:p>
          <text:p text:style-name="P33"><text:span text:style-name="Source_20_Text"><text:span text:style-name="T17">$</text:span></text:span><text:span text:style-name="T17"> git config --global alias.co checkout</text:span></text:p>
        </text:list-item>
      </text:list>
      <text:p text:style-name="P28"><text:span text:style-name="Source_20_Text"><text:span text:style-name="T17">$</text:span></text:span><text:span text:style-name="T17"> git config --global alias.br branch</text:span></text:p>
      <text:p text:style-name="P28"><text:span text:style-name="Source_20_Text"><text:span text:style-name="T17">$</text:span></text:span><text:span text:style-name="T17"> git config --global alias.ci commit</text:span></text:p>
      <text:p text:style-name="P85"><text:span text:style-name="Source_20_Text"><text:span text:style-name="T17">$</text:span></text:span><text:span text:style-name="T17"> git config --global alias.st status</text:span></text:p>
      <text:list xml:id="list124252595375893" text:continue-numbering="true" text:style-name="L1">
        <text:list-item>
          <text:list>
            <text:list-item>
              <text:p text:style-name="P147">Example: </text:p>
              <text:p text:style-name="P148"><text:span text:style-name="Source_20_Text"><text:span text:style-name="T16"><text:s/></text:span></text:span><text:span text:style-name="Source_20_Text"><text:span text:style-name="T17">$</text:span></text:span><text:span text:style-name="T17"> git config --global alias.last </text:span><text:span text:style-name="Source_20_Text"><text:span text:style-name="T17">'log -1 HEAD'</text:span></text:span></text:p>
            </text:list-item>
          </text:list>
        </text:list-item>
      </text:list>
      <text:p text:style-name="P216"><text:span text:style-name="Source_20_Text"><text:span text:style-name="T17"><text:s/>$</text:span></text:span><text:span text:style-name="T17"> git last</text:span></text:p>
      <text:h text:style-name="P94" text:outline-level="2"><text:soft-page-break/>Rebasing</text:h>
      <text:list xml:id="list5199687409961288258" text:style-name="L18">
        <text:list-item>
          <text:p text:style-name="P205"><text:span text:style-name="T15">In Git, there are two main ways to integrate changes from one branch into another: the </text:span><text:span text:style-name="Source_20_Text"><text:span text:style-name="T17">merge</text:span></text:span><text:span text:style-name="T15"> and the </text:span><text:span text:style-name="Source_20_Text"><text:span text:style-name="T17">rebase</text:span></text:span><text:span text:style-name="T15">.</text:span></text:p>
        </text:list-item>
        <text:list-item>
          <text:p text:style-name="P205"><text:span text:style-name="T15">you can take the patch of the change that was introduced in </text:span><text:span text:style-name="T71">latest branch </text:span><text:span text:style-name="T15">and reapply it on top of </text:span><text:span text:style-name="Source_20_Text"><text:span text:style-name="T71">working branch</text:span></text:span><text:span text:style-name="T15">. In Git, this is called </text:span><text:span text:style-name="Emphasis"><text:span text:style-name="T17">rebasing</text:span></text:span><text:span text:style-name="T15">.</text:span></text:p>
        </text:list-item>
      </text:list>
      <text:p text:style-name="P146"><text:span text:style-name="T15">In </text:span><text:a xlink:type="simple" xlink:href="https://git-scm.com/book/en/v2/ch00/_rebasing" text:style-name="Internet_20_link" text:visited-style-name="Visited_20_Internet_20_Link"><text:span text:style-name="T15">Rebasing</text:span></text:a><text:span text:style-name="T15"> we used it to make </text:span><text:span text:style-name="Source_20_Text"><text:span text:style-name="T15">--rebase</text:span></text:span><text:span text:style-name="T15"> the default when you run </text:span><text:span text:style-name="Source_20_Text"><text:span text:style-name="T15">git pull</text:span></text:span></text:p>
      <text:p text:style-name="P45"><text:span text:style-name="Source_20_Text"><text:span text:style-name="T17">$</text:span></text:span><text:span text:style-name="T17"> git checkout experiment</text:span></text:p>
      <text:p text:style-name="P34"><text:span text:style-name="Source_20_Text"><text:span text:style-name="T25">$</text:span></text:span><text:span text:style-name="T25"> git rebase master</text:span></text:p>
      <text:p text:style-name="P34"><text:span text:style-name="T25"/></text:p>
      <text:p text:style-name="P46"><text:span text:style-name="T25">&gt;&gt;Specific changes apply onto the master using --onto<text:line-break/>$ git rebase --onto master server client</text:span></text:p>
      <text:p text:style-name="P46"><text:span text:style-name="T25"/></text:p>
      <text:p text:style-name="P47"><text:span text:style-name="T25">$ git rebase [basebranch] [topicbranch]<text:line-break/>$ git push --force</text:span></text:p>
      <text:p text:style-name="P32"><text:span text:style-name="T15">Credential Storage</text:span></text:p>
      <text:list xml:id="list8034828891905019050" text:style-name="L20">
        <text:list-item>
          <text:list>
            <text:list-item>
              <text:p text:style-name="P209"><text:span text:style-name="T86">If you don’t want to type it every single time you push, you can set up a “credential cache”. The simplest is just to keep it in memory for a few minutes, which you can easily set up by running </text:span></text:p>
            </text:list-item>
          </text:list>
        </text:list-item>
      </text:list>
      <text:p text:style-name="P149"><text:span text:style-name="T15">In </text:span><text:a xlink:type="simple" xlink:href="https://git-scm.com/book/en/v2/ch00/_credential_caching" text:style-name="Internet_20_link" text:visited-style-name="Visited_20_Internet_20_Link"><text:span text:style-name="T15">Credential Storage</text:span></text:a><text:span text:style-name="T15"> we used it to set up a default store for your HTTP passwords.</text:span></text:p>
      <text:p text:style-name="P35"><text:span text:style-name="Source_20_Text"><text:span text:style-name="T17">$</text:span></text:span><text:span text:style-name="T17"> git config --global credential.helper cache</text:span></text:p>
      <text:p text:style-name="P35"><text:span text:style-name="Source_20_Text"><text:span text:style-name="T17">$</text:span></text:span><text:span text:style-name="T17"> git config --global credential.helper </text:span><text:span text:style-name="Source_20_Text"><text:span text:style-name="T17">'store --file ~/.my-credentials'</text:span></text:span></text:p>
      <text:h text:style-name="P4" text:outline-level="3"><text:bookmark text:name="git-help"/><text:span text:style-name="T87">$ </text:span><text:a xlink:type="simple" xlink:href="https://git-scm.com/book/en/v2/Git-Commands-Setup-and-Config#git-help" text:style-name="Internet_20_link" text:visited-style-name="Visited_20_Internet_20_Link"><text:span text:style-name="T15">git help</text:span></text:a></text:h>
      <text:p text:style-name="P150"><text:span text:style-name="T18">$ </text:span><text:span text:style-name="Source_20_Text"><text:span text:style-name="T17">git help &lt;command</text:span></text:span><text:span text:style-name="Source_20_Text"><text:span text:style-name="T26">&gt;</text:span></text:span></text:p>
      <text:h text:style-name="P96" text:outline-level="2">Getting and Creating Projects</text:h>
      <text:h text:style-name="P5" text:outline-level="3"><text:bookmark text:name="git-init"/><text:span text:style-name="T88">$ </text:span><text:a xlink:type="simple" xlink:href="https://git-scm.com/book/en/v2/Git-Commands-Getting-and-Creating-Projects#git-init" text:style-name="Internet_20_link" text:visited-style-name="Visited_20_Internet_20_Link"><text:span text:style-name="T15">git init</text:span></text:a></text:h>
      <text:list xml:id="list6202895239568973738" text:style-name="L2">
        <text:list-item>
          <text:p text:style-name="P100">Initializes an empty Git repository. You cannot use Git commands unless you have a .git repository. </text:p>
        </text:list-item>
      </text:list>
      <text:p text:style-name="P150"><text:span text:style-name="T15"><text:tab/>To take a directory and turn it into a new Git repository so you can start version controlling it, you can simply run </text:span><text:span text:style-name="Source_20_Text"><text:span text:style-name="T15">git init</text:span></text:span><text:span text:style-name="T15">.</text:span></text:p>
      <text:p text:style-name="P150"><text:bookmark text:name="Putting-the-Bare-Repository-on-a-Server"/><text:a xlink:type="simple" xlink:href="https://git-scm.com/book/en/v2/Git-on-the-Server-Getting-Git-on-a-Server#Putting-the-Bare-Repository-on-a-Server" text:style-name="Internet_20_link" text:visited-style-name="Visited_20_Internet_20_Link"><text:span text:style-name="T17">Putting the Bare Repository on a Server</text:span></text:a></text:p>
      <text:p text:style-name="P36"><text:span text:style-name="Source_20_Text"><text:span text:style-name="T17">$</text:span></text:span><text:span text:style-name="T17"> git clone --bare my_project my_project.git</text:span></text:p>
      <text:p text:style-name="P36"><text:span text:style-name="Source_20_Text"><text:span text:style-name="T17">$</text:span></text:span><text:span text:style-name="T17"> scp -r my_project.git user@git.example.com:/srv/git</text:span></text:p>
      <text:p text:style-name="P36"><text:span text:style-name="Source_20_Text"><text:span text:style-name="T17">$</text:span></text:span><text:span text:style-name="T17"> git clone user@git.example.com:/srv/git/my_project.git</text:span></text:p>
      <text:p text:style-name="P37"><text:span text:style-name="Source_20_Text"><text:span text:style-name="T17">$</text:span></text:span><text:span text:style-name="T17"> ssh </text:span><text:a xlink:type="simple" xlink:href="mailto:user@git.example.com" text:style-name="Internet_20_link" text:visited-style-name="Visited_20_Internet_20_Link"><text:span text:style-name="T17">user@git.example.com</text:span></text:a></text:p>
      <text:p text:style-name="P37"><text:span text:style-name="Source_20_Text"><text:span text:style-name="T17">$</text:span></text:span><text:span text:style-name="T17"> </text:span><text:span text:style-name="Source_20_Text"><text:span text:style-name="T17">cd</text:span></text:span><text:span text:style-name="T17"> /srv/git/my_project.git</text:span></text:p>
      <text:p text:style-name="P37"><text:span text:style-name="Source_20_Text"><text:span text:style-name="T17">$</text:span></text:span><text:span text:style-name="T17"> git init --bare –shared</text:span></text:p>
      <text:h text:style-name="P6" text:outline-level="3"><text:bookmark text:name="git-clone"/><text:span text:style-name="T89">$ </text:span><text:a xlink:type="simple" xlink:href="https://git-scm.com/book/en/v2/Git-Commands-Getting-and-Creating-Projects#git-clone" text:style-name="Internet_20_link" text:visited-style-name="Visited_20_Internet_20_Link"><text:span text:style-name="T15">git clone</text:span></text:a></text:h>
      <text:list xml:id="list6335854024047577362" text:style-name="L3">
        <text:list-item>
          <text:p text:style-name="P101">Creates a local clone of a Git repository. During collaboration, this command allows you to create a local Git repository that is on equal footing with a fellow developer’s Git repository. </text:p>
        </text:list-item>
      </text:list>
      <text:p text:style-name="P38"><text:span text:style-name="Source_20_Text"><text:span text:style-name="T19">$ </text:span></text:span><text:span text:style-name="Source_20_Text"><text:span text:style-name="T17">git clone [url]</text:span></text:span></text:p>
      <text:p text:style-name="P38"><text:span text:style-name="Source_20_Text"><text:span text:style-name="T17">$</text:span></text:span><text:span text:style-name="T17"> git clone user@git.example.com:/srv/git/my_project.git</text:span></text:p>
      <text:p text:style-name="P39"><text:span text:style-name="T27">$ </text:span><text:span text:style-name="Source_20_Text"><text:span text:style-name="T17">git fetch</text:span></text:span></text:p>
      <text:p text:style-name="P39"><text:soft-page-break/><text:span text:style-name="Source_20_Text"><text:span text:style-name="T28">$ </text:span></text:span><text:span text:style-name="Source_20_Text"><text:span text:style-name="T17">git checkout </text:span></text:span></text:p>
      <text:p text:style-name="P39"><text:span text:style-name="Source_20_Text"><text:span text:style-name="T17"/></text:span></text:p>
      <text:h text:style-name="P7" text:outline-level="3"><text:bookmark text:name="git-add"/><text:span text:style-name="T89">$ </text:span><text:a xlink:type="simple" xlink:href="https://git-scm.com/book/en/v2/Git-Commands-Basic-Snapshotting#git-add" text:style-name="Internet_20_link" text:visited-style-name="Visited_20_Internet_20_Link"><text:span text:style-name="T15">git add</text:span></text:a></text:h>
      <text:list xml:id="list5021160877397328243" text:style-name="L4">
        <text:list-item>
          <text:p text:style-name="P102"><text:s/>Stages updated file contents to the index that Git uses to track changes. You must stage all files that have changed before you can commit them. </text:p>
        </text:list-item>
      </text:list>
      <text:p text:style-name="P40"><text:span text:style-name="Source_20_Text"><text:span text:style-name="T29">$ </text:span></text:span><text:span text:style-name="Source_20_Text"><text:span text:style-name="T17">git add </text:span></text:span><text:span text:style-name="Source_20_Text"><text:span text:style-name="T29">file_name</text:span></text:span></text:p>
      <text:h text:style-name="P8" text:outline-level="3"><text:bookmark text:name="git-status"/><text:span text:style-name="T89">$ </text:span><text:a xlink:type="simple" xlink:href="https://git-scm.com/book/en/v2/Git-Commands-Basic-Snapshotting#git-status" text:style-name="Internet_20_link" text:visited-style-name="Visited_20_Internet_20_Link"><text:span text:style-name="T15">git status</text:span></text:a></text:h>
      <text:list xml:id="list331534557489354727" text:style-name="L6">
        <text:list-item>
          <text:p text:style-name="P103">Reports any modified files that possibly need to be staged and committed. </text:p>
        </text:list-item>
      </text:list>
      <text:p text:style-name="P40"><text:span text:style-name="Source_20_Text"><text:span text:style-name="T30">$ </text:span></text:span><text:span text:style-name="Source_20_Text"><text:span text:style-name="T17">git status</text:span></text:span></text:p>
      <text:list xml:id="list4431094484687402354" text:style-name="L54">
        <text:list-item>
          <text:p text:style-name="P29">Short Status</text:p>
          <text:list>
            <text:list-item>
              <text:p text:style-name="P30">A : new files that have been added to the staging area</text:p>
            </text:list-item>
            <text:list-item>
              <text:p text:style-name="P30">M : modified files</text:p>
            </text:list-item>
            <text:list-item>
              <text:p text:style-name="P30">D : deleted</text:p>
            </text:list-item>
          </text:list>
        </text:list-item>
      </text:list>
      <text:p text:style-name="P91">$ git status -s</text:p>
      <text:h text:style-name="P9" text:outline-level="3"><text:bookmark text:name="git-diff"/><text:span text:style-name="T89">$ </text:span><text:a xlink:type="simple" xlink:href="https://git-scm.com/book/en/v2/Git-Commands-Basic-Snapshotting#git-diff" text:style-name="Internet_20_link" text:visited-style-name="Visited_20_Internet_20_Link"><text:span text:style-name="T15">git diff</text:span></text:a></text:h>
      <text:list xml:id="list6015146557518856152" text:style-name="L17">
        <text:list-item>
          <text:p text:style-name="P104">Displays line-by-line differences between your local working files and the same files in the upstream Git repository that your branch currently tracks.</text:p>
        </text:list-item>
      </text:list>
      <text:p text:style-name="P41"><text:span text:style-name="Source_20_Text"><text:span text:style-name="T31">$ git diff</text:span></text:span></text:p>
      <text:p text:style-name="P42"><text:span text:style-name="T32">$ </text:span><text:span text:style-name="Source_20_Text"><text:span text:style-name="T17">git diff A...B</text:span></text:span></text:p>
      <text:list xml:id="list8417501492781416122" text:style-name="L55">
        <text:list-item>
          <text:p text:style-name="P155"><text:span text:style-name="Source_20_Text"><text:span text:style-name="T72">If you want to see what you’ve staged that will go into your next commit, you can use </text:span></text:span><text:span text:style-name="Source_20_Text"><text:span text:style-name="T5">git diff –staged</text:span></text:span><text:span text:style-name="Source_20_Text"><text:span text:style-name="T72">.This command compares your staged changes to your last commit:</text:span></text:span></text:p>
        </text:list-item>
      </text:list>
      <text:p text:style-name="P43"><text:span text:style-name="Source_20_Text"><text:span text:style-name="T52">$ git diff –staged</text:span></text:span></text:p>
      <text:p text:style-name="P43"><text:span text:style-name="Source_20_Text"><text:span text:style-name="T52">$ git diff –cached (--staged and --cached are synonyms)</text:span></text:span></text:p>
      <text:p text:style-name="P44"><text:span text:style-name="Source_20_Text"><text:span text:style-name="T61">$ git diff –check</text:span></text:span></text:p>
      <text:p text:style-name="P41"><text:span text:style-name="Source_20_Text"><text:span text:style-name="T15"/></text:span></text:p>
      <text:h text:style-name="P5" text:outline-level="3"><text:bookmark text:name="git-commit"/><text:span text:style-name="T89">$ </text:span><text:a xlink:type="simple" xlink:href="https://git-scm.com/book/en/v2/Git-Commands-Basic-Snapshotting#git-commit" text:style-name="Internet_20_link" text:visited-style-name="Visited_20_Internet_20_Link"><text:span text:style-name="T15">git commit</text:span></text:a></text:h>
      <text:list xml:id="list6858339366017602699" text:style-name="L5">
        <text:list-item>
          <text:p text:style-name="P105">Creates a "commit" that documents the changes you made. Commits are used for historical purposes, for determining if a maintainer of a project will allow the change, and for ultimately pushing the change from your local Git repository into the project’s upstream (or master) repository.</text:p>
        </text:list-item>
      </text:list>
      <text:p text:style-name="P150"><text:span text:style-name="Source_20_Text"><text:span text:style-name="T33">$ </text:span></text:span><text:span text:style-name="Source_20_Text"><text:span text:style-name="T17">git commit </text:span></text:span><text:span text:style-name="Source_20_Text"><text:span text:style-name="T33">-m “Commit message”</text:span></text:span></text:p>
      <text:p text:style-name="P153"><text:span text:style-name="Source_20_Text"><text:span text:style-name="T34">$ git commit -a -m “commit message,avoid git add” </text:span></text:span><text:span text:style-name="Source_20_Text"><text:span text:style-name="T54">(Skipping the Staging Area)</text:span></text:span></text:p>
      <text:list xml:id="list2610862410185575733" text:style-name="L56">
        <text:list-header>
          <text:p text:style-name="P211"><text:span text:style-name="Source_20_Text"><text:span text:style-name="T2">$</text:span></text:span><text:span text:style-name="Source_20_Text"><text:span text:style-name="T34"> git commit -</text:span></text:span><text:span text:style-name="Source_20_Text"><text:span text:style-name="T53">v</text:span></text:span></text:p>
          <text:p text:style-name="P213"><text:span text:style-name="Source_20_Text"><text:span text:style-name="T64">$ git commit -s<text:tab/></text:span></text:span><text:span text:style-name="Source_20_Text"><text:span text:style-name="T65">[sign off by:]</text:span></text:span></text:p>
          <text:p text:style-name="P214"><text:span text:style-name="Source_20_Text"><text:span text:style-name="T66">$ git commit –signoff</text:span></text:span></text:p>
          <text:p text:style-name="P214"><text:span text:style-name="Source_20_Text"><text:span text:style-name="T66">$ git commit --amend –signoff</text:span></text:span></text:p>
          <text:p text:style-name="P214"><text:span text:style-name="Source_20_Text"><text:span text:style-name="T66">$ git filter-branch --msg-filter "cat - &amp;&amp; echo &amp;&amp; echo 'Signed-off-by: Kanji Viroja &lt;kanji.viroja@slscorp.com&gt;'" HEAD</text:span></text:span></text:p>
          <text:p text:style-name="P215"><text:span text:style-name="Source_20_Text"><text:span text:style-name="T67">If Git version 2.0.0 or above then use below config variable for by default adding the sign-off<text:line-break/>$ git config commit.gpgsign true</text:span></text:span></text:p>
          <text:p text:style-name="P211"><text:soft-page-break/><text:span text:style-name="Source_20_Text"><text:span text:style-name="T73">you can pass the </text:span></text:span><text:span text:style-name="Source_20_Text"><text:span text:style-name="T6">-v</text:span></text:span><text:span text:style-name="Source_20_Text"><text:span text:style-name="T73"> option to </text:span></text:span><text:span text:style-name="Source_20_Text"><text:span text:style-name="T6">git commit</text:span></text:span><text:span text:style-name="Source_20_Text"><text:span text:style-name="T73">. Doing so also puts the diff of your change in the editor so you can see exactly what changes you’re committing.</text:span></text:span></text:p>
          <text:p text:style-name="P212"><text:span text:style-name="Source_20_Text"><text:span text:style-name="T58">Git Basics - Undoing Things</text:span></text:span></text:p>
          <text:list>
            <text:list-item>
              <text:p text:style-name="P212"><text:span text:style-name="Source_20_Text"><text:span text:style-name="T58">$ git commit –amend [change log message,author,date etc]</text:span></text:span></text:p>
            </text:list-item>
          </text:list>
        </text:list-header>
      </text:list>
      <text:h text:style-name="P10" text:outline-level="3"><text:bookmark text:name="git-reset"/><text:span text:style-name="T89">$ </text:span><text:a xlink:type="simple" xlink:href="https://git-scm.com/book/en/v2/Git-Commands-Basic-Snapshotting#git-reset" text:style-name="Internet_20_link" text:visited-style-name="Visited_20_Internet_20_Link"><text:span text:style-name="T15">git reset</text:span></text:a></text:h>
      <text:list xml:id="list4519733491532656163" text:style-name="L22">
        <text:list-item>
          <text:p text:style-name="P84"><text:span text:style-name="T15">let’s say you’ve changed two files and want to commit them as two separate changes, but you accidentally type </text:span><text:span text:style-name="Source_20_Text"><text:span text:style-name="T15">git add *</text:span></text:span><text:span text:style-name="T15"> and stage them both. How can you unstage one of the two? The </text:span><text:span text:style-name="Source_20_Text"><text:span text:style-name="T15">git status</text:span></text:span><text:span text:style-name="T15"> command reminds you:</text:span></text:p>
        </text:list-item>
      </text:list>
      <text:p text:style-name="P151"><text:span text:style-name="Source_20_Text"><text:span text:style-name="T35">$ </text:span></text:span><text:span text:style-name="Source_20_Text"><text:span text:style-name="T17">git reset –hard</text:span></text:span></text:p>
      <text:list xml:id="list5088152909050126190" text:style-name="L23">
        <text:list-item>
          <text:list>
            <text:list-header>
              <text:p text:style-name="P87"><text:span text:style-name="Source_20_Text"><text:span text:style-name="T74">$ git reset HEAD </text:span></text:span><text:span text:style-name="Source_20_Text"><text:span text:style-name="T75">file2</text:span></text:span></text:p>
              <text:p text:style-name="P88"><text:span text:style-name="Source_20_Text"><text:span text:style-name="T76">$ git reset HEAD file_name<text:tab/>(If in case,you want to untracked)<text:line-break/>$ git reset (it touches only staging area)<text:line-break/>$ git reset --hard (dangerous command if you call it with --hard) <text:line-break/>$ git reset HEAD^ # remove commit locally<text:line-break/>$ git reset --soft HEAD<text:line-break/>$ git reset --hard &lt;SHA-1&gt;</text:span></text:span></text:p>
            </text:list-header>
          </text:list>
        </text:list-item>
      </text:list>
      <text:p text:style-name="P89"><text:span text:style-name="Source_20_Text"><text:span text:style-name="T76"/></text:span></text:p>
      <text:p text:style-name="P90"><text:span text:style-name="Source_20_Text"><text:span text:style-name="T77">Unmodifying a Modified File</text:span></text:span></text:p>
      <text:p text:style-name="P90"><text:span text:style-name="Source_20_Text"><text:span text:style-name="T77">$ git checkout -- demo.txt [dangerous command,</text:span></text:span><text:span text:style-name="Source_20_Text"><text:span text:style-name="T78">Because you lost your local changes with that</text:span></text:span><text:span text:style-name="Source_20_Text"><text:span text:style-name="T77">]<text:line-break/>$ git status</text:span></text:span></text:p>
      <text:h text:style-name="P10" text:outline-level="3"><text:bookmark text:name="git-rm"/><text:span text:style-name="T89">$ </text:span><text:a xlink:type="simple" xlink:href="https://git-scm.com/book/en/v2/Git-Commands-Basic-Snapshotting#git-rm" text:style-name="Internet_20_link" text:visited-style-name="Visited_20_Internet_20_Link"><text:span text:style-name="T15">git rm</text:span></text:a></text:h>
      <text:list xml:id="list7894299080547099136" text:style-name="L24">
        <text:list-item>
          <text:p text:style-name="P206"><text:span text:style-name="T15">The </text:span><text:span text:style-name="Source_20_Text"><text:span text:style-name="T15">git rm</text:span></text:span><text:span text:style-name="T15"> command does that, and also removes the file from your working directory so you don’t see it as an untracked file the next time around.</text:span></text:p>
        </text:list-item>
      </text:list>
      <text:p text:style-name="P152"><text:span text:style-name="Source_20_Text"><text:span text:style-name="T36">$ </text:span></text:span><text:span text:style-name="Source_20_Text"><text:span text:style-name="T17">git rm</text:span></text:span><text:span text:style-name="Source_20_Text"><text:span text:style-name="T36"> file_name</text:span></text:span></text:p>
      <text:p text:style-name="P154"><text:span text:style-name="Source_20_Text"><text:span text:style-name="T55">$ git rm --cached sample.txt</text:span></text:span></text:p>
      <text:p text:style-name="P154"><text:span text:style-name="Source_20_Text"><text:span text:style-name="T55">-f : force removal</text:span></text:span></text:p>
      <text:h text:style-name="P11" text:outline-level="3"><text:bookmark text:name="git-mv"/><text:span text:style-name="T90">$ </text:span><text:a xlink:type="simple" xlink:href="https://git-scm.com/book/en/v2/Git-Commands-Basic-Snapshotting#git-mv" text:style-name="Internet_20_link" text:visited-style-name="Visited_20_Internet_20_Link"><text:span text:style-name="T15">git mv</text:span></text:a></text:h>
      <text:list xml:id="list1613866906430124787" text:style-name="L26">
        <text:list-item>
          <text:p text:style-name="P207"><text:span text:style-name="T15">Thus it’s a bit confusing that Git has a </text:span><text:span text:style-name="Source_20_Text"><text:span text:style-name="T15">mv</text:span></text:span><text:span text:style-name="T15"> command. If you want to rename a file in Git, you can run something like:</text:span></text:p>
        </text:list-item>
      </text:list>
      <text:p text:style-name="P59"><text:span text:style-name="Source_20_Text"><text:span text:style-name="T17">$</text:span></text:span><text:span text:style-name="T17"> git mv file_from file_to</text:span></text:p>
      <text:h text:style-name="P11" text:outline-level="3"><text:bookmark text:name="git-clean"/><text:span text:style-name="T91">$ </text:span><text:a xlink:type="simple" xlink:href="https://git-scm.com/book/en/v2/Git-Commands-Basic-Snapshotting#git-clean" text:style-name="Internet_20_link" text:visited-style-name="Visited_20_Internet_20_Link"><text:span text:style-name="T15">git clean</text:span></text:a></text:h>
      <text:list xml:id="list8632194195770555048" text:style-name="L28">
        <text:list-item>
          <text:p text:style-name="P112"><text:span text:style-name="T14">Remove untracked files from the working tree</text:span> </text:p>
        </text:list-item>
      </text:list>
      <text:p text:style-name="P177"><text:span text:style-name="Source_20_Text"><text:span text:style-name="T37">$ </text:span></text:span><text:span text:style-name="Source_20_Text"><text:span text:style-name="T17">git clean</text:span></text:span></text:p>
      <text:p text:style-name="P178"><text:soft-page-break/><text:span text:style-name="Source_20_Text"><text:span text:style-name="T79">flags:-</text:span></text:span><text:span text:style-name="Source_20_Text"><text:span text:style-name="T15">f</text:span></text:span><text:span text:style-name="Source_20_Text"><text:span text:style-name="T79">(forcefully)</text:span></text:span><text:span text:style-name="Source_20_Text"><text:span text:style-name="T15">,-d</text:span></text:span><text:span text:style-name="Source_20_Text"><text:span text:style-name="T79">(dir)</text:span></text:span><text:span text:style-name="Source_20_Text"><text:span text:style-name="T15">,</text:span></text:span><text:span text:style-name="T15">-n</text:span><text:span text:style-name="T79">(tells which files removed)</text:span><text:span text:style-name="T15"> , -x</text:span><text:span text:style-name="T79">(.o files),</text:span><text:span text:style-name="T15">-i</text:span><text:span text:style-name="T80">(interative)...</text:span></text:p>
      <text:h text:style-name="P12" text:outline-level="3"><text:bookmark text:name="git-branch"/><text:span text:style-name="T92">$ </text:span><text:a xlink:type="simple" xlink:href="https://git-scm.com/book/en/v2/Git-Commands-Branching-and-Merging#git-branch" text:style-name="Internet_20_link" text:visited-style-name="Visited_20_Internet_20_Link"><text:span text:style-name="T15">git branch</text:span></text:a></text:h>
      <text:list xml:id="list1869600993879632694" text:style-name="L7">
        <text:list-item>
          <text:p text:style-name="P106">Changes your working branch. This command is analogous to "cd". </text:p>
        </text:list-item>
      </text:list>
      <text:p text:style-name="P178"><text:span text:style-name="Source_20_Text"><text:span text:style-name="T81">$ </text:span></text:span><text:span text:style-name="Source_20_Text"><text:span text:style-name="T15">git branch</text:span></text:span></text:p>
      <text:list xml:id="list1235604513462028805" text:style-name="L9">
        <text:list-item>
          <text:p text:style-name="P114"><text:span text:style-name="Source_20_Text"><text:span text:style-name="T82">Reports existing local branches and tells you the branch in which you are currently working. </text:span></text:span></text:p>
        </text:list-item>
      </text:list>
      <text:p text:style-name="P60"><text:span text:style-name="Source_20_Text"><text:span text:style-name="T17">$</text:span></text:span><text:span text:style-name="T17"> git branch testing</text:span></text:p>
      <text:p text:style-name="P50">$ git branch -u testing (tracking branch)</text:p>
      <text:p text:style-name="P51">$ git checkout testing (Fetching branch)</text:p>
      <text:p text:style-name="P52">$ git branch -<text:span text:style-name="T11">D</text:span> testing (Deleting branch)</text:p>
      <text:list xml:id="list4143602984377181305" text:style-name="L10">
        <text:list-item>
          <text:p text:style-name="P23">Deletes an existing local branch. You need to be in a local branch other than the one you are deleting in order to delete &lt;branch-name&gt;. </text:p>
        </text:list-item>
      </text:list>
      <text:p text:style-name="P48"><text:span text:style-name="T1">$ git checkout –b &lt;working-branch&gt;</text:span>: </text:p>
      <text:list xml:id="list6641147519122574227" text:style-name="L8">
        <text:list-item>
          <text:p text:style-name="P24"><text:span text:style-name="T10">Creates a working branch on your local machine where you can isolate work. It is a good idea to use local branches when adding specific features or changes. This way if you do not like what you have done you can easily get rid of the work. </text:span></text:p>
        </text:list-item>
      </text:list>
      <text:p text:style-name="P25">$ git branch <text:line-break/>$ git branch -a (All branches showing)<text:line-break/>$ git branch -r (Only remote branches showing)</text:p>
      <text:p text:style-name="P26">$ git branch -v (Its showing tracking branch)</text:p>
      <text:p text:style-name="P26"/>
      <text:p text:style-name="P27">useful --merged and --no-merged options can filter</text:p>
      <text:p text:style-name="P27">$ git branch --merged<text:line-break/>$ git branch -r --no-merged<text:line-break/>$ git branch -a --no-merged</text:p>
      <text:p text:style-name="P157"/>
      <text:p text:style-name="P166">Tracking Branches</text:p>
      <text:p text:style-name="P167">$ git checkout -b [branch] [remotename]/[branch]<text:line-break/>--track shorthand<text:line-break/>$ git checkout --track origin/serverfix</text:p>
      <text:p text:style-name="P169">Tracking branch setup checking:<text:line-break/>$ git branch -vv</text:p>
      <text:p text:style-name="P168"><text:span text:style-name="T114">&gt;&gt; Local branch different with remote branch<text:line-break/>$ git checkout -b sf origin/serverfix</text:span></text:p>
      <text:p text:style-name="P168"><text:line-break/><text:span text:style-name="T115">&gt;&gt; Local branch make it to remote branch.you can use the -u or --set-upstream-to option to git branch to explicitly set it at any time<text:line-break/>$ git branch -u origin/serverfix</text:span></text:p>
      <text:p text:style-name="P168"/>
      <text:p text:style-name="P172">$ git branch --set-upstream-to=origin/&lt;branch&gt; master-next</text:p>
      <text:h text:style-name="P12" text:outline-level="3"><text:bookmark text:name="git-checkout"/><text:span text:style-name="T93">$ </text:span><text:a xlink:type="simple" xlink:href="https://git-scm.com/book/en/v2/Git-Commands-Branching-and-Merging#git-checkout" text:style-name="Internet_20_link" text:visited-style-name="Visited_20_Internet_20_Link"><text:span text:style-name="T15">git checkout</text:span></text:a></text:h>
      <text:list xml:id="list2960881361153669287" text:style-name="L34">
        <text:list-item>
          <text:p text:style-name="P123"><text:span text:style-name="T15">The </text:span><text:span text:style-name="Source_20_Text"><text:span text:style-name="T15">git checkout</text:span></text:span><text:span text:style-name="T15"> command is used to switch branches and check content out into your working directory.</text:span></text:p>
        </text:list-item>
      </text:list>
      <text:p text:style-name="P189"><text:a xlink:type="simple" xlink:href="https://git-scm.com/book/en/v2/ch00/_switching_branches" text:style-name="Internet_20_link" text:visited-style-name="Visited_20_Internet_20_Link"><text:span text:style-name="T15">Switching Branches</text:span></text:a><text:span text:style-name="T15"> : <text:s/><text:tab/></text:span></text:p>
      <text:p text:style-name="P189"><text:span text:style-name="T38"><text:tab/>$ git checkout <text:s/>branch_name</text:span></text:p>
      <text:h text:style-name="P12" text:outline-level="3"><text:bookmark text:name="git-merge"/><text:soft-page-break/><text:span text:style-name="T94">$ </text:span><text:a xlink:type="simple" xlink:href="https://git-scm.com/book/en/v2/Git-Commands-Branching-and-Merging#git-merge" text:style-name="Internet_20_link" text:visited-style-name="Visited_20_Internet_20_Link"><text:span text:style-name="T15">git merge</text:span></text:a></text:h>
      <text:list xml:id="list7607430623361398467" text:style-name="L13">
        <text:list-item>
          <text:p text:style-name="P115"><text:span text:style-name="T15">The </text:span><text:span text:style-name="Source_20_Text"><text:span text:style-name="T15">git merge</text:span></text:span><text:span text:style-name="T15"> tool is used to merge one or more branches into the branch you have checked out. It will then advance the current branch to the result of the merge.</text:span></text:p>
        </text:list-item>
        <text:list-item>
          <text:p text:style-name="P107">Combines or adds changes from one local branch of your repository with another branch. When you create a local Git repository, the default branch is named "master". A typical workflow is to create a temporary branch for isolated work, make and commit your changes, switch to your local master branch, merge the changes from the temporary branch into the local master branch, and then delete the temporary branch. </text:p>
        </text:list-item>
      </text:list>
      <text:p text:style-name="P178"><text:span text:style-name="Source_20_Text"><text:span text:style-name="T39">$ </text:span></text:span><text:span text:style-name="Source_20_Text"><text:span text:style-name="T17">git merge &lt;branch&gt;</text:span></text:span></text:p>
      <text:p text:style-name="P195"><text:span text:style-name="Source_20_Text"><text:span text:style-name="T62">$ git merge --squash featureB</text:span></text:span></text:p>
      <text:p text:style-name="P196"><text:span text:style-name="Source_20_Text"><text:span text:style-name="T62"><text:tab/></text:span></text:span><text:span text:style-name="Source_20_Text"><text:span text:style-name="T63">--no-commit : merge commit delay</text:span></text:span></text:p>
      <text:h text:style-name="P12" text:outline-level="3"><text:bookmark text:name="git-log"/><text:span text:style-name="T95">$ </text:span><text:a xlink:type="simple" xlink:href="https://git-scm.com/book/en/v2/Git-Commands-Branching-and-Merging#git-log" text:style-name="Internet_20_link" text:visited-style-name="Visited_20_Internet_20_Link"><text:span text:style-name="T15">git log</text:span></text:a></text:h>
      <text:list xml:id="list3324961627655152009" text:style-name="L15">
        <text:list-item>
          <text:p text:style-name="P108">Reports a history of your changes to the repository. </text:p>
        </text:list-item>
      </text:list>
      <text:p text:style-name="P179"><text:span text:style-name="Source_20_Text"><text:span text:style-name="T40">$git log</text:span></text:span></text:p>
      <text:p text:style-name="P179"><text:span text:style-name="Source_20_Text"><text:span text:style-name="T40">$git log -p -</text:span></text:span><text:span text:style-name="Source_20_Text"><text:span text:style-name="T56">2 </text:span></text:span></text:p>
      <text:p text:style-name="P191"><text:span text:style-name="Source_20_Text"><text:span text:style-name="T56">$ git log --stat</text:span></text:span></text:p>
      <text:p text:style-name="P180"><text:span text:style-name="Source_20_Text"><text:span text:style-name="T41">$git log --</text:span></text:span><text:span text:style-name="Source_20_Text"><text:span text:style-name="T17">pretty</text:span></text:span></text:p>
      <text:p text:style-name="P180"><text:span text:style-name="Source_20_Text"><text:span text:style-name="T41">$git log –</text:span></text:span><text:span text:style-name="Source_20_Text"><text:span text:style-name="T17">oneline</text:span></text:span></text:p>
      <text:p text:style-name="P191"><text:span text:style-name="Source_20_Text"><text:span text:style-name="T56">$ git log --pretty=format:"%h - %an, %ar : %s"</text:span></text:span></text:p>
      <text:p text:style-name="P191"><text:span text:style-name="Source_20_Text"><text:span text:style-name="T56">$ git log --pretty=format:"%h %s" –graph</text:span></text:span></text:p>
      <text:p text:style-name="P191"><text:span text:style-name="Source_20_Text"><text:span text:style-name="T56">$ git log –no-merges</text:span></text:span></text:p>
      <text:p text:style-name="P191"><text:span text:style-name="Source_20_Text"><text:span text:style-name="T56">$ git log –merges</text:span></text:span></text:p>
      <text:p text:style-name="P192"><text:span text:style-name="Source_20_Text"><text:span text:style-name="T57">Limiting Log Output<text:line-break/>$ git log --since=2.weeks<text:line-break/>$ git log --after="2014-7-1"<text:line-break/>$ get log --after="yesterday"<text:line-break/>$ git log --after="2014-7-1" --before="2014-7-4"<text:line-break/>$ git log --author="kanji\|dhaval"<text:line-break/>$ git log -S"Hello, World!"<text:line-break/>$ git log –grep="JRA-224:"</text:span></text:span></text:p>
      <text:p text:style-name="P194"><text:span text:style-name="Source_20_Text"><text:span text:style-name="T60">$ git log --oneline --decorate --graph –all</text:span></text:span></text:p>
      <text:p text:style-name="P197"><text:span text:style-name="Source_20_Text"><text:span text:style-name="T68">$ git log –author=kanji</text:span></text:span></text:p>
      <text:p text:style-name="P198"><text:span text:style-name="Source_20_Text"><text:span text:style-name="T69">$ git log --name-status</text:span></text:span></text:p>
      <text:p text:style-name="P181"><text:span text:style-name="Source_20_Text"><text:span text:style-name="T83">Extra: </text:span></text:span><text:span text:style-name="Source_20_Text"><text:span text:style-name="T15">--decorate,--</text:span></text:span><text:span text:style-name="Source_20_Text"><text:span text:style-name="T83">graph,</text:span></text:span><text:span text:style-name="Source_20_Text"><text:span text:style-name="T15">--merg</text:span></text:span><text:span text:style-name="Source_20_Text"><text:span text:style-name="T83">e,</text:span></text:span><text:span text:style-name="Source_20_Text"><text:span text:style-name="T15">--show-signature</text:span></text:span></text:p>
      <text:h text:style-name="P13" text:outline-level="3"><text:bookmark text:name="git-stash"/><text:span text:style-name="T95">$ </text:span><text:a xlink:type="simple" xlink:href="https://git-scm.com/book/en/v2/Git-Commands-Branching-and-Merging#git-stash" text:style-name="Internet_20_link" text:visited-style-name="Visited_20_Internet_20_Link"><text:span text:style-name="T15">git stash</text:span></text:a></text:h>
      <text:list xml:id="list2174591390815880037" text:style-name="L33">
        <text:list-item>
          <text:p text:style-name="P122"><text:span text:style-name="T15">The </text:span><text:span text:style-name="Source_20_Text"><text:span text:style-name="T15">git stash</text:span></text:span><text:span text:style-name="T15"> command is used to temporarily store uncommitted work in order to clean out your working directory without having to commit unfinished work on a branch.</text:span></text:p>
        </text:list-item>
      </text:list>
      <text:p text:style-name="P162">$git stash</text:p>
      <text:p text:style-name="P170"><text:soft-page-break/>$ git stash [before just add into tracking then apply this command]<text:line-break/>$ git stash list<text:line-break/>$ git stash apply<text:line-break/>$ git stash apply stash@{0}<text:line-break/>$ git stash apply --index [--index option to tell the command to try to reapply the staged changes]<text:line-break/>$ git stash list<text:line-break/>$ git stash drop stash@{0}<text:line-break/>$ git stash pop<text:line-break/>Un-applying a Stash<text:line-break/>$ git stash show -p stash@{0} | git apply -R (revese process)</text:p>
      <text:p text:style-name="P171">$ git stash show -p<text:line-break/>$ git stash show -p | git apply -R <text:line-break/><text:line-break/>Creating a Branch from a Stash<text:line-break/>$ git stash branch branch_name</text:p>
      <text:h text:style-name="P13" text:outline-level="3"><text:bookmark text:name="git-tag"/><text:span text:style-name="T95">$ </text:span><text:a xlink:type="simple" xlink:href="https://git-scm.com/book/en/v2/Git-Commands-Branching-and-Merging#git-tag" text:style-name="Internet_20_link" text:visited-style-name="Visited_20_Internet_20_Link"><text:span text:style-name="T15">git tag</text:span></text:a></text:h>
      <text:list xml:id="list7971387355819764403" text:style-name="L32">
        <text:list-item>
          <text:p text:style-name="P121"><text:span text:style-name="T15">The </text:span><text:span text:style-name="Source_20_Text"><text:span text:style-name="T15">git tag</text:span></text:span><text:span text:style-name="T15"> command is used to give a permanent bookmark to a specific point in the code history. Generally this is used for things like releases.</text:span></text:p>
        </text:list-item>
      </text:list>
      <text:p text:style-name="P181"><text:span text:style-name="T15"><text:tab/></text:span><text:span text:style-name="Source_20_Text"><text:span text:style-name="T17">$</text:span></text:span><text:span text:style-name="T17"> git tag</text:span></text:p>
      <text:p text:style-name="P181"><text:span text:style-name="T17"><text:tab/></text:span><text:span text:style-name="Source_20_Text"><text:span text:style-name="T17">$</text:span></text:span><text:span text:style-name="T17"> git tag -l </text:span><text:span text:style-name="Source_20_Text"><text:span text:style-name="T17">"v1.8.5*"</text:span></text:span></text:p>
      <text:p text:style-name="P181"><text:span text:style-name="Source_20_Text"><text:span text:style-name="T17"><text:tab/>$</text:span></text:span><text:span text:style-name="T17"> git tag -a v1.4 -m </text:span><text:span text:style-name="Source_20_Text"><text:span text:style-name="T17">"my version 1.4"</text:span></text:span></text:p>
      <text:p text:style-name="P53"><text:s/><text:tab/><text:span text:style-name="T7">$ </text:span>git show v1.4</text:p>
      <text:p text:style-name="P53"><text:tab/></text:p>
      <text:p text:style-name="P180"><text:span text:style-name="Source_20_Text"><text:span text:style-name="T17"><text:tab/>$</text:span></text:span><text:span text:style-name="T17"> git tag v1.4-lw </text:span></text:p>
      <text:p text:style-name="P201"><text:span text:style-name="T17">Creating Tags<text:line-break/>Types of tags: lightweight tag &amp; Annotated tags<text:line-break/>Creating an annotated tag in Git is simple ,specify -a when you run the tag command:<text:line-break/>$ git tag -a v1.1 -m "my version 1.1"<text:line-break/>$ git tag</text:span></text:p>
      <text:p text:style-name="P201"><text:span text:style-name="T17"/></text:p>
      <text:p text:style-name="P201"><text:span text:style-name="T17">Lightweight Tags (basically it stored checksum)<text:line-break/>-don’t supply the -a, -s, or -m option<text:line-break/>$ git tag v1.1-lw<text:line-break/>$ git show v1.1-lw</text:span></text:p>
      <text:p text:style-name="P201"><text:span text:style-name="T17"/></text:p>
      <text:p text:style-name="P201"><text:span text:style-name="T17">Tagging Later<text:line-break/>$ git log --pretty=oneline<text:line-break/>$ git tag -a v1.0 b70d2e<text:line-break/>$ git tag<text:line-break/>$ git show v1.0</text:span></text:p>
      <text:p text:style-name="P201"><text:span text:style-name="T17"/></text:p>
      <text:p text:style-name="P202"><text:span text:style-name="T17">Sharing Tags : by default tag not pushed into the server or remote so we need to explicity push it<text:line-break/>$ git push origin [tagname]<text:tab/><text:line-break/>$ git push origin v1.1<text:line-break/>&gt;&gt;If you have more tags and push it into one commit then use --tags option with git push </text:span><text:soft-page-break/><text:span text:style-name="T17">command<text:line-break/>$ git push origin –tags</text:span></text:p>
      <text:p text:style-name="P202"><text:span text:style-name="T17"/></text:p>
      <text:p text:style-name="P202"><text:span text:style-name="T17">Checking out Tags<text:line-break/>&gt;&gt;can't checkout tag in git,so we have to create new branch with tag<text:line-break/>$ git checkout -b [branchname] [tagname]<text:tab/><text:line-break/>$ git checkout -b version2 v2.0.0<text:line-break/></text:span></text:p>
      <text:p text:style-name="P203"><text:span text:style-name="T60">DELETING TAGS</text:span></text:p>
      <text:p text:style-name="P203"><text:span text:style-name="T60">#Delete local tags.<text:line-break/>git tag -l | xargs git tag -d<text:line-break/>#Fetch remote tags.<text:line-break/>git fetch<text:line-break/>#Delete remote tags.<text:line-break/>git tag -l | xargs -n 1 git push --delete origin<text:line-break/>#Delete local tasg.<text:line-break/>git tag -l | xargs git tag -d</text:span></text:p>
      <text:h text:style-name="P14" text:outline-level="3"><text:bookmark text:name="git-fetch"/><text:span text:style-name="T96">$ </text:span><text:a xlink:type="simple" xlink:href="https://git-scm.com/book/en/v2/Git-Commands-Sharing-and-Updating-Projects#git-fetch" text:style-name="Internet_20_link" text:visited-style-name="Visited_20_Internet_20_Link"><text:span text:style-name="T15">git fetch</text:span></text:a></text:h>
      <text:list xml:id="list4805455910779123093" text:style-name="L29">
        <text:list-item>
          <text:p text:style-name="P113"><text:span text:style-name="T14">Download objects and refs from another repository</text:span> </text:p>
        </text:list-item>
        <text:list-item>
          <text:p text:style-name="P208"><text:span text:style-name="Source_20_Text"><text:span text:style-name="T84">It’s important to note that the </text:span></text:span><text:span text:style-name="Source_20_Text"><text:span text:style-name="T20">git fetch </text:span></text:span><text:span text:style-name="Source_20_Text"><text:span text:style-name="T84">command only downloads the data to your local repository – it doesn’t automatically merge it with any of your work or modify what you’re currently working on.You have to merge it manually into your work when you’re ready.</text:span></text:span></text:p>
        </text:list-item>
      </text:list>
      <text:p text:style-name="P180"><text:span text:style-name="Source_20_Text"><text:span text:style-name="T42">$ </text:span></text:span><text:span text:style-name="Source_20_Text"><text:span text:style-name="T17">git fetch [</text:span></text:span><text:span text:style-name="T17">remote-name</text:span><text:span text:style-name="Source_20_Text"><text:span text:style-name="T17">]</text:span></text:span></text:p>
      <text:p text:style-name="P182"><text:span text:style-name="Source_20_Text"><text:span text:style-name="T42">$ </text:span></text:span><text:span text:style-name="Source_20_Text"><text:span text:style-name="T17">git fetch origin</text:span></text:span></text:p>
      <text:p text:style-name="P193"><text:span text:style-name="Source_20_Text"><text:span text:style-name="T59">Ex. <text:s/>$ git remote add new_clone https://github.com/kanjiviroja/customize.git</text:span></text:span></text:p>
      <text:p text:style-name="P199">$ git fetch <text:s/>new_clone</text:p>
      <text:p text:style-name="P200">$ git fetch [remote-name]<text:line-break/>$ git fetch origin</text:p>
      <text:h text:style-name="P15" text:outline-level="3"><text:bookmark text:name="git-pull"/><text:span text:style-name="T97">$ </text:span><text:a xlink:type="simple" xlink:href="https://git-scm.com/book/en/v2/Git-Commands-Sharing-and-Updating-Projects#git-pull" text:style-name="Internet_20_link" text:visited-style-name="Visited_20_Internet_20_Link"><text:span text:style-name="T15">git pull</text:span></text:a></text:h>
      <text:list xml:id="list7080906433801752900" text:style-name="L11">
        <text:list-item>
          <text:p text:style-name="P116"><text:span text:style-name="T15">The </text:span><text:span text:style-name="Source_20_Text"><text:span text:style-name="T15">git pull</text:span></text:span><text:span text:style-name="T15"> command is basically a combination of the </text:span><text:span text:style-name="Source_20_Text"><text:span text:style-name="T15">git fetch</text:span></text:span><text:span text:style-name="T15"> and </text:span><text:span text:style-name="Source_20_Text"><text:span text:style-name="T15">git merge</text:span></text:span><text:span text:style-name="T15"> commands, where Git will fetch from the remote you specify and then immediately try to merge it into the branch you’re on.</text:span></text:p>
        </text:list-item>
        <text:list-item>
          <text:p text:style-name="P109">Retrieves information from an upstream Git repository and places it in your local Git repository. You use this command to make sure you are synchronized with the repository from which you are basing changes (.e.g. the master branch). </text:p>
        </text:list-item>
      </text:list>
      <text:p text:style-name="P182"><text:span text:style-name="Source_20_Text"><text:span text:style-name="T43">$ </text:span></text:span><text:span text:style-name="Source_20_Text"><text:span text:style-name="T17">git pull</text:span></text:span></text:p>
      <text:p text:style-name="P54"><text:span text:style-name="T8">$ </text:span>git ls-remote</text:p>
      <text:p text:style-name="P49"><text:span text:style-name="T1">$ git fetch origin refs/pull/958/head</text:span></text:p>
      <text:p text:style-name="P56"><text:span text:style-name="T1">$ git pull [options] [&lt;repository&gt; [&lt;refspec&gt;...]]<text:line-break/>$ git pull origin master<text:line-break/>$ git pull &lt;remote&gt; &lt;branch&gt;</text:span></text:p>
      <text:p text:style-name="P57"><text:span text:style-name="T1">$ git request-pull origin/master myfork</text:span></text:p>
      <text:p text:style-name="P58"><text:span text:style-name="T1">$ git pull {repo} {remotebranchname}:{localbranchname}</text:span></text:p>
      <text:h text:style-name="P14" text:outline-level="3"><text:bookmark text:name="git-push"/><text:soft-page-break/><text:span text:style-name="T98">$ </text:span><text:a xlink:type="simple" xlink:href="https://git-scm.com/book/en/v2/Git-Commands-Sharing-and-Updating-Projects#git-push" text:style-name="Internet_20_link" text:visited-style-name="Visited_20_Internet_20_Link"><text:span text:style-name="T15">git push</text:span></text:a></text:h>
      <text:list xml:id="list7801834175038558685" text:style-name="L12">
        <text:list-item>
          <text:p text:style-name="P117"><text:span text:style-name="T15">The </text:span><text:span text:style-name="Source_20_Text"><text:span text:style-name="T15">git push</text:span></text:span><text:span text:style-name="T15"> command is used to communicate with another repository, calculate what your local database has that the remote one does not, and then pushes the difference into the other repository. It requires write access to the other repository and so normally is authenticated somehow.</text:span></text:p>
        </text:list-item>
        <text:list-item>
          <text:p text:style-name="P110">Sends all your committed local changes to an upstream Git repository (e.g. a contribution repository). The maintainer of the project draws from these repositories when adding changes to the project’s master repository or other development branch. </text:p>
        </text:list-item>
      </text:list>
      <text:p text:style-name="P183"><text:span text:style-name="Source_20_Text"><text:span text:style-name="T44">$ </text:span></text:span><text:span text:style-name="Source_20_Text"><text:span text:style-name="T17">git push [remote-name] [branch-name]</text:span></text:span></text:p>
      <text:p text:style-name="P190"><text:span text:style-name="Source_20_Text"><text:span text:style-name="T85">Ex. </text:span></text:span></text:p>
      <text:p text:style-name="P190"><text:span text:style-name="Source_20_Text"><text:span text:style-name="T17">$</text:span></text:span><text:span text:style-name="T17"> git push origin master</text:span></text:p>
      <text:p text:style-name="P61"><text:span text:style-name="Source_20_Text"><text:span text:style-name="T17">$</text:span></text:span><text:span text:style-name="T17"> git remote show origin</text:span></text:p>
      <text:p text:style-name="P70"><text:span text:style-name="T17">$ git push [remote-name] [branch-name]<text:line-break/>$ git push origin master</text:span></text:p>
      <text:p text:style-name="P72"><text:span text:style-name="T17"/></text:p>
      <text:h text:style-name="P16" text:outline-level="3"><text:bookmark text:name="git-remote"/><text:span text:style-name="T99">$ </text:span><text:a xlink:type="simple" xlink:href="https://git-scm.com/book/en/v2/Git-Commands-Sharing-and-Updating-Projects#git-remote" text:style-name="Internet_20_link" text:visited-style-name="Visited_20_Internet_20_Link"><text:span text:style-name="T15">git remote</text:span></text:a></text:h>
      <text:list xml:id="list7960649529079331826" text:style-name="L31">
        <text:list-item>
          <text:p text:style-name="P120"><text:span text:style-name="T15">The </text:span><text:span text:style-name="Source_20_Text"><text:span text:style-name="T15">git remote</text:span></text:span><text:span text:style-name="T15"> command is a management tool for your record of remote repositories. It allows you to save long URLs as short handles, such as “origin” so you don’t have to type them out all the time. You can have several of these and the </text:span><text:span text:style-name="Source_20_Text"><text:span text:style-name="T15">git remote</text:span></text:span><text:span text:style-name="T15"> command is used to add, change and delete them.</text:span></text:p>
        </text:list-item>
        <text:list-item>
          <text:p text:style-name="P143"><text:span text:style-name="T15">origin : When you clone another repository, git automatically creates a remote named "origin" and points to it. origin is not the remote repository name. It is rather a local alias set as a key for the remote repository URL.</text:span></text:p>
        </text:list-item>
      </text:list>
      <text:p text:style-name="P184"><text:span text:style-name="Source_20_Text"><text:span text:style-name="T45">$ </text:span></text:span><text:span text:style-name="Source_20_Text"><text:span text:style-name="T17">git remote add &lt;name&gt; &lt;url&gt;</text:span></text:span></text:p>
      <text:p text:style-name="P62"><text:span text:style-name="Source_20_Text"><text:span text:style-name="T17">$</text:span></text:span><text:span text:style-name="T17"> git remote -v</text:span></text:p>
      <text:p text:style-name="P62"><text:span text:style-name="Source_20_Text"><text:span text:style-name="T17">$</text:span></text:span><text:span text:style-name="T17"> git remote add pb https://github.com/paulboone/ticgit</text:span></text:p>
      <text:p text:style-name="P62"><text:span text:style-name="Source_20_Text"><text:span text:style-name="T17">$</text:span></text:span><text:span text:style-name="T17"> git fetch pb</text:span></text:p>
      <text:p text:style-name="P69"><text:span text:style-name="T17">$ git remote<text:line-break/>$ git ls-remote<text:line-break/>$ git remote -v [show url for fetch and pull]<text:line-break/>Adding Remote Repositories<text:line-break/>$ git remote add &lt;shortname&gt; &lt;url&gt;<text:line-break/>$ git remote add new_clone https://github.com/kanjiviroja/customize.git<text:line-break/>$ git remote -v</text:span></text:p>
      <text:p text:style-name="P69"><text:span text:style-name="T17"/></text:p>
      <text:p text:style-name="P71"><text:span text:style-name="T17">Inspecting a Remote<text:line-break/>$ git remote show [remote-name]<text:line-break/>$ git remote show origin</text:span></text:p>
      <text:p text:style-name="P71"><text:span text:style-name="T17"/></text:p>
      <text:p text:style-name="P73"><text:span text:style-name="T17">Removing and Renaming Remotes<text:line-break/>$ git remote rename old_clone new_clone <text:line-break/>$ git remote</text:span></text:p>
      <text:p text:style-name="P74"><text:span text:style-name="T17">$ git remote rm old_clone<text:line-break/>$ git remote</text:span></text:p>
      <text:p text:style-name="P74"><text:span text:style-name="T17"/></text:p>
      <text:p text:style-name="P75"><text:span text:style-name="T17">$ git ls-remote [remote]<text:line-break/>$ git remote show [remote]</text:span></text:p>
      <text:p text:style-name="P75"><text:span text:style-name="T17"/></text:p>
      <text:p text:style-name="P76"><text:span text:style-name="T17">Deleting Remote Branches<text:line-break/>--delete option to git push<text:line-break/>$ git push origin --delete serverfix<text:line-break/></text:span><text:soft-page-break/><text:span text:style-name="T17">$ git push origin --delete &lt;branchName&gt;<text:line-break/>$ git push origin :{the_remote_branch}</text:span></text:p>
      <text:p text:style-name="P81"><text:span text:style-name="T15"/></text:p>
      <text:p text:style-name="P83"><text:span text:style-name="T15">$ git remote set-url origin --push --add &lt;a remote&gt;<text:line-break/>$ git remote set-url origin --push --add &lt;another remote&gt;</text:span></text:p>
      <text:p text:style-name="P82">$ git remote set-url origin <text:span text:style-name="T116">http://192.168.60.10/scm-it-git-demo</text:span><text:line-break/>$ git remote set-url --push origin <text:span text:style-name="T116">http://192.168.60.10/scm-it-git-demo</text:span><text:line-break/></text:p>
      <text:h text:style-name="P17" text:outline-level="3"><text:bookmark text:name="git-archive"/><text:span text:style-name="T100">$ </text:span><text:a xlink:type="simple" xlink:href="https://git-scm.com/book/en/v2/Git-Commands-Sharing-and-Updating-Projects#git-archive" text:style-name="Internet_20_link" text:visited-style-name="Visited_20_Internet_20_Link"><text:span text:style-name="T15">git archive</text:span></text:a></text:h>
      <text:list xml:id="list6604143553567080965" text:style-name="L35">
        <text:list-item>
          <text:p text:style-name="P124"><text:span text:style-name="T15">The </text:span><text:span text:style-name="Source_20_Text"><text:span text:style-name="T15">git archive</text:span></text:span><text:span text:style-name="T15"> command is used to create an archive file of a specific snapshot of the project.</text:span></text:p>
        </text:list-item>
      </text:list>
      <text:p text:style-name="P184"><text:span text:style-name="T15">We use </text:span><text:span text:style-name="Source_20_Text"><text:span text:style-name="T15">git archive</text:span></text:span><text:span text:style-name="T15"> to create a tarball of a project for sharing in </text:span><text:a xlink:type="simple" xlink:href="https://git-scm.com/book/en/v2/ch00/_preparing_release" text:style-name="Internet_20_link" text:visited-style-name="Visited_20_Internet_20_Link"><text:span text:style-name="T15">Preparing a Release</text:span></text:a><text:span text:style-name="T15">.</text:span></text:p>
      <text:p text:style-name="P63"><text:span text:style-name="Source_20_Text"><text:span text:style-name="T17">$</text:span></text:span><text:span text:style-name="T17"> git archive master --prefix</text:span><text:span text:style-name="Source_20_Text"><text:span text:style-name="T17">='project/'</text:span></text:span><text:span text:style-name="T17"> </text:span><text:span text:style-name="Source_20_Text"><text:span text:style-name="T17">|</text:span></text:span><text:span text:style-name="T17"> gzip </text:span><text:span text:style-name="Source_20_Text"><text:span text:style-name="T17">&gt;</text:span></text:span><text:span text:style-name="T17"> </text:span><text:span text:style-name="Source_20_Text"><text:span text:style-name="T17">`</text:span></text:span><text:span text:style-name="T17">git describe master</text:span><text:span text:style-name="Source_20_Text"><text:span text:style-name="T17">`</text:span></text:span><text:span text:style-name="T17">.tar.gz</text:span></text:p>
      <text:p text:style-name="P63"><text:span text:style-name="Source_20_Text"><text:span text:style-name="T17">$</text:span></text:span><text:span text:style-name="T17"> ls *.tar.gz</text:span></text:p>
      <text:p text:style-name="P55"/>
      <text:p text:style-name="P62"><text:span text:style-name="Source_20_Text"><text:span text:style-name="T17">$</text:span></text:span><text:span text:style-name="T17"> git archive master --prefix</text:span><text:span text:style-name="Source_20_Text"><text:span text:style-name="T17">='project/'</text:span></text:span><text:span text:style-name="T17"> --format</text:span><text:span text:style-name="Source_20_Text"><text:span text:style-name="T17">=</text:span></text:span><text:span text:style-name="T17">zip </text:span><text:span text:style-name="Source_20_Text"><text:span text:style-name="T17">&gt;</text:span></text:span><text:span text:style-name="T17"> </text:span><text:span text:style-name="Source_20_Text"><text:span text:style-name="T17">`</text:span></text:span><text:span text:style-name="T17">git describe master</text:span><text:span text:style-name="Source_20_Text"><text:span text:style-name="T17">`</text:span></text:span><text:span text:style-name="T17">.zip</text:span></text:p>
      <text:h text:style-name="P17" text:outline-level="3"><text:bookmark text:name="git-submodule"/><text:span text:style-name="T101">$ </text:span><text:a xlink:type="simple" xlink:href="https://git-scm.com/book/en/v2/Git-Commands-Sharing-and-Updating-Projects#git-submodule" text:style-name="Internet_20_link" text:visited-style-name="Visited_20_Internet_20_Link"><text:span text:style-name="T15">git submodule</text:span></text:a></text:h>
      <text:list xml:id="list2929396648521341287" text:style-name="L36">
        <text:list-item>
          <text:p text:style-name="P125"><text:span text:style-name="T15">The </text:span><text:span text:style-name="Source_20_Text"><text:span text:style-name="T15">git submodule</text:span></text:span><text:span text:style-name="T15"> command is used to manage external repositories within a normal repositories. This could be for libraries or other types of shared resources. The </text:span><text:span text:style-name="Source_20_Text"><text:span text:style-name="T15">submodule</text:span></text:span><text:span text:style-name="T15"> command has several sub-commands (</text:span><text:span text:style-name="Source_20_Text"><text:span text:style-name="T15">add</text:span></text:span><text:span text:style-name="T15">, </text:span><text:span text:style-name="Source_20_Text"><text:span text:style-name="T15">update</text:span></text:span><text:span text:style-name="T15">, </text:span><text:span text:style-name="Source_20_Text"><text:span text:style-name="T15">sync</text:span></text:span><text:span text:style-name="T15">, etc) for managing these resources.</text:span></text:p>
        </text:list-item>
      </text:list>
      <text:p text:style-name="P62"><text:span text:style-name="Source_20_Text"><text:span text:style-name="T17">$</text:span></text:span><text:span text:style-name="T17"> git submodule add https://github.com/chaconinc/DbConnector</text:span></text:p>
      <text:p text:style-name="P62"><text:span text:style-name="Source_20_Text"><text:span text:style-name="T17">$</text:span></text:span><text:span text:style-name="T17"> git submodule init</text:span></text:p>
      <text:p text:style-name="P62"><text:span text:style-name="Source_20_Text"><text:span text:style-name="T17">$</text:span></text:span><text:span text:style-name="T17"> git submodule update</text:span></text:p>
      <text:p text:style-name="P62"><text:span text:style-name="Source_20_Text"><text:span text:style-name="T17">$</text:span></text:span><text:span text:style-name="T17"> git submodule update --remote</text:span></text:p>
      <text:p text:style-name="P62"><text:span text:style-name="Source_20_Text"><text:span text:style-name="T17">$</text:span></text:span><text:span text:style-name="T17"> git log -p --submodule</text:span></text:p>
      <text:p text:style-name="P62"><text:span text:style-name="Source_20_Text"><text:span text:style-name="T17">$</text:span></text:span><text:span text:style-name="T17"> git submodule update --remote --merge</text:span></text:p>
      <text:h text:style-name="P17" text:outline-level="3"><text:bookmark text:name="git-show"/><text:span text:style-name="T102">$ </text:span><text:a xlink:type="simple" xlink:href="https://git-scm.com/book/en/v2/Git-Commands-Inspection-and-Comparison#git-show" text:style-name="Internet_20_link" text:visited-style-name="Visited_20_Internet_20_Link"><text:span text:style-name="T15">git show</text:span></text:a></text:h>
      <text:list xml:id="list4870631871821977070" text:style-name="L37">
        <text:list-item>
          <text:p text:style-name="P126"><text:span text:style-name="T15">The </text:span><text:span text:style-name="Source_20_Text"><text:span text:style-name="T15">git show</text:span></text:span><text:span text:style-name="T15"> command can show a Git object in a simple and human readable way. Normally you would use this to show the information about a tag or a commit.</text:span></text:p>
        </text:list-item>
      </text:list>
      <text:p text:style-name="P185"><text:span text:style-name="Source_20_Text"><text:span text:style-name="T46">$ git show</text:span></text:span></text:p>
      <text:p text:style-name="P64"><text:span text:style-name="Source_20_Text"><text:span text:style-name="T17">$</text:span></text:span><text:span text:style-name="T17"> git show v1.4</text:span></text:p>
      <text:p text:style-name="P64"><text:span text:style-name="Source_20_Text"><text:span text:style-name="T17">$</text:span></text:span><text:span text:style-name="T17"> git show v1.4-lw</text:span></text:p>
      <text:p text:style-name="P64"><text:span text:style-name="Source_20_Text"><text:span text:style-name="T17">$</text:span></text:span><text:span text:style-name="T17"> git log</text:span></text:p>
      <text:p text:style-name="P64"><text:span text:style-name="Source_20_Text"><text:span text:style-name="T17">$</text:span></text:span><text:span text:style-name="T17"> git show 1c002dd4b536e7479fe34593e72e6c6c1819e53b</text:span></text:p>
      <text:h text:style-name="P18" text:outline-level="3"><text:bookmark text:name="git-shortlog"/><text:span text:style-name="T103">$ </text:span><text:a xlink:type="simple" xlink:href="https://git-scm.com/book/en/v2/Git-Commands-Inspection-and-Comparison#git-shortlog" text:style-name="Internet_20_link" text:visited-style-name="Visited_20_Internet_20_Link"><text:span text:style-name="T15">git shortlog</text:span></text:a></text:h>
      <text:list xml:id="list9103879194097907040" text:style-name="L38">
        <text:list-item>
          <text:p text:style-name="P127"><text:span text:style-name="T15">The </text:span><text:span text:style-name="Source_20_Text"><text:span text:style-name="T15">git shortlog</text:span></text:span><text:span text:style-name="T15"> command is used to summarize the output of </text:span><text:span text:style-name="Source_20_Text"><text:span text:style-name="T15">git log</text:span></text:span><text:span text:style-name="T15">.</text:span></text:p>
        </text:list-item>
      </text:list>
      <text:p text:style-name="P64"><text:span text:style-name="Source_20_Text"><text:span text:style-name="T17">$</text:span></text:span><text:span text:style-name="T17"> git shortlog</text:span></text:p>
      <text:h text:style-name="P18" text:outline-level="3"><text:bookmark text:name="git-describe"/><text:span text:style-name="T104">$ </text:span><text:a xlink:type="simple" xlink:href="https://git-scm.com/book/en/v2/Git-Commands-Inspection-and-Comparison#git-describe" text:style-name="Internet_20_link" text:visited-style-name="Visited_20_Internet_20_Link"><text:span text:style-name="T15">git describe</text:span></text:a></text:h>
      <text:list xml:id="list4436925119131162366" text:style-name="L39">
        <text:list-item>
          <text:p text:style-name="P128"><text:span text:style-name="T15">The </text:span><text:span text:style-name="Source_20_Text"><text:span text:style-name="T15">git describe</text:span></text:span><text:span text:style-name="T15"> command is used to take anything that resolves to a commit and produces a string that is somewhat human-readable and will not change. It’s a way to get a description of a commit that is as unambiguous as a commit SHA-1 but more understandable.</text:span></text:p>
        </text:list-item>
      </text:list>
      <text:p text:style-name="P185"><text:span text:style-name="Source_20_Text"><text:span text:style-name="T17">$</text:span></text:span><text:span text:style-name="T17"> git describe master</text:span></text:p>
      <text:h text:style-name="P97" text:outline-level="2">Debugging</text:h>
      <text:list xml:id="list7169306965428299237" text:style-name="L40">
        <text:list-item>
          <text:p text:style-name="P129"><text:span text:style-name="T15">Git has a couple of commands that are used to help debug an issue in your code. This ranges from figuring out where something was introduced to figuring out who introduced it.</text:span></text:p>
        </text:list-item>
      </text:list>
      <text:h text:style-name="P18" text:outline-level="3"><text:bookmark text:name="git-bisect"/><text:soft-page-break/><text:span text:style-name="T105">$ </text:span><text:a xlink:type="simple" xlink:href="https://git-scm.com/book/en/v2/Git-Commands-Debugging#git-bisect" text:style-name="Internet_20_link" text:visited-style-name="Visited_20_Internet_20_Link"><text:span text:style-name="T15">git bisect</text:span></text:a></text:h>
      <text:list xml:id="list1173873529856847097" text:style-name="L41">
        <text:list-item>
          <text:p text:style-name="P130"><text:span text:style-name="T15">The </text:span><text:span text:style-name="Source_20_Text"><text:span text:style-name="T15">git bisect</text:span></text:span><text:span text:style-name="T15"> tool is an incredibly helpful debugging tool used to find which specific commit was the first one to introduce a bug or problem by doing an automatic binary search.</text:span></text:p>
        </text:list-item>
      </text:list>
      <text:p text:style-name="P64"><text:span text:style-name="Source_20_Text"><text:span text:style-name="T17">$</text:span></text:span><text:span text:style-name="T17"> git bisect start</text:span></text:p>
      <text:p text:style-name="P64"><text:span text:style-name="Source_20_Text"><text:span text:style-name="T17">$</text:span></text:span><text:span text:style-name="T17"> git bisect bad</text:span></text:p>
      <text:p text:style-name="P64"><text:span text:style-name="Source_20_Text"><text:span text:style-name="T17">$</text:span></text:span><text:span text:style-name="T17"> git bisect good v1.0</text:span></text:p>
      <text:p text:style-name="P64"><text:span text:style-name="Source_20_Text"><text:span text:style-name="T17">$</text:span></text:span><text:span text:style-name="T17"> git bisect good</text:span></text:p>
      <text:p text:style-name="P64"><text:span text:style-name="Source_20_Text"><text:span text:style-name="T17">$</text:span></text:span><text:span text:style-name="T17"> git bisect bad</text:span></text:p>
      <text:p text:style-name="P64"><text:span text:style-name="Source_20_Text"><text:span text:style-name="T17">$</text:span></text:span><text:span text:style-name="T17"> git bisect reset</text:span></text:p>
      <text:h text:style-name="P18" text:outline-level="3"><text:bookmark text:name="git-blame"/><text:span text:style-name="T105">$ </text:span><text:a xlink:type="simple" xlink:href="https://git-scm.com/book/en/v2/Git-Commands-Debugging#git-blame" text:style-name="Internet_20_link" text:visited-style-name="Visited_20_Internet_20_Link"><text:span text:style-name="T15">git blame</text:span></text:a></text:h>
      <text:list xml:id="list6472929322580346795" text:style-name="L42">
        <text:list-item>
          <text:p text:style-name="P131"><text:span text:style-name="T15">The </text:span><text:span text:style-name="Source_20_Text"><text:span text:style-name="T15">git blame</text:span></text:span><text:span text:style-name="T15"> command annotates the lines of any file with which commit was the last one to introduce a change to each line of the file and what person authored that commit. This is helpful in order to find the person to ask for more information about a specific section of your code.</text:span></text:p>
        </text:list-item>
      </text:list>
      <text:p text:style-name="P186"><text:span text:style-name="Source_20_Text"><text:span text:style-name="T47">$ git blame -L 1 special.txt</text:span></text:span></text:p>
      <text:list xml:id="list7403691767260473211" text:style-name="L43">
        <text:list-item>
          <text:p text:style-name="P132"><text:span text:style-name="T15">If you pass </text:span><text:span text:style-name="Source_20_Text"><text:span text:style-name="T15">-C</text:span></text:span><text:span text:style-name="T15"> to </text:span><text:span text:style-name="Source_20_Text"><text:span text:style-name="T15">git blame</text:span></text:span><text:span text:style-name="T15">, Git analyzes the file you’re annotating and tries to figure out where snippets of code within it originally came from if they were copied from elsewhere.</text:span></text:p>
        </text:list-item>
      </text:list>
      <text:p text:style-name="P187"><text:span text:style-name="Source_20_Text"><text:span text:style-name="T47">$ git blame -</text:span></text:span><text:span text:style-name="Source_20_Text"><text:span text:style-name="T48">C -</text:span></text:span><text:span text:style-name="Source_20_Text"><text:span text:style-name="T47">L 1 special.txt</text:span></text:span></text:p>
      <text:h text:style-name="P19" text:outline-level="3"><text:bookmark text:name="git-grep"/><text:span text:style-name="T105">$ </text:span><text:a xlink:type="simple" xlink:href="https://git-scm.com/book/en/v2/Git-Commands-Debugging#git-grep" text:style-name="Internet_20_link" text:visited-style-name="Visited_20_Internet_20_Link"><text:span text:style-name="T15">git grep</text:span></text:a></text:h>
      <text:list xml:id="list5658623257012782638" text:style-name="L44">
        <text:list-item>
          <text:p text:style-name="P133"><text:span text:style-name="T15">The </text:span><text:span text:style-name="Source_20_Text"><text:span text:style-name="T15">git grep</text:span></text:span><text:span text:style-name="T15"> command can help you find any string or regular expression in any of the files in your source code, even older versions of your project.</text:span></text:p>
        </text:list-item>
      </text:list>
      <text:p text:style-name="P163">$ git grep -n <text:s/>“This”</text:p>
      <text:p text:style-name="P164">$ git grep --count -n "e"</text:p>
      <text:p text:style-name="P65"><text:span text:style-name="Source_20_Text"><text:span text:style-name="T17">$</text:span></text:span><text:span text:style-name="T17"> git grep -p </text:span><text:span text:style-name="T49">e</text:span><text:span text:style-name="T17"> *.</text:span><text:span text:style-name="T49">txt</text:span></text:p>
      <text:h text:style-name="P98" text:outline-level="2">Patching</text:h>
      <text:h text:style-name="P20" text:outline-level="3"><text:bookmark text:name="git-cherry-pick"/><text:span text:style-name="T105">$ </text:span><text:a xlink:type="simple" xlink:href="https://git-scm.com/book/en/v2/Git-Commands-Patching#git-cherry-pick" text:style-name="Internet_20_link" text:visited-style-name="Visited_20_Internet_20_Link"><text:span text:style-name="T15">git cherry-pick</text:span></text:a></text:h>
      <text:list xml:id="list9092179484998590985" text:style-name="L14">
        <text:list-item>
          <text:p text:style-name="P118"><text:span text:style-name="T15">The </text:span><text:span text:style-name="Source_20_Text"><text:span text:style-name="T15">git cherry-pick</text:span></text:span><text:span text:style-name="T15"> command is used to take the change introduced in a single Git commit and try to re-introduce it as a new commit on the branch you’re currently on. </text:span></text:p>
        </text:list-item>
        <text:list-item>
          <text:p text:style-name="P111">Choose and apply specific commits from one branch into another branch. There are times when you might not be able to merge all the changes in one branch with another but need to pick out certain ones. </text:p>
        </text:list-item>
      </text:list>
      <text:p text:style-name="P65"><text:span text:style-name="Source_20_Text"><text:span text:style-name="T17">$</text:span></text:span><text:span text:style-name="T17"> git cherry-pick e43a6</text:span></text:p>
      <text:h text:style-name="P19" text:outline-level="3"><text:bookmark text:name="git-rebase"/><text:span text:style-name="T105">$ </text:span><text:a xlink:type="simple" xlink:href="https://git-scm.com/book/en/v2/Git-Commands-Patching#git-rebase" text:style-name="Internet_20_link" text:visited-style-name="Visited_20_Internet_20_Link"><text:span text:style-name="T15">git rebase</text:span></text:a></text:h>
      <text:list xml:id="list6247244493862369830" text:style-name="L45">
        <text:list-item>
          <text:p text:style-name="P134"><text:span text:style-name="T15">The </text:span><text:span text:style-name="Source_20_Text"><text:span text:style-name="T15">git rebase</text:span></text:span><text:span text:style-name="T15"> command is basically an automated </text:span><text:span text:style-name="Source_20_Text"><text:span text:style-name="T15">cherry-pick</text:span></text:span><text:span text:style-name="T15">. It determines a series of commits and then cherry-picks them one by one in the same order somewhere else.</text:span></text:p>
        </text:list-item>
      </text:list>
      <text:p text:style-name="P66"><text:span text:style-name="Source_20_Text"><text:span text:style-name="T17">$</text:span></text:span><text:span text:style-name="T17"> git rebase master</text:span></text:p>
      <text:p text:style-name="P67"><text:span text:style-name="Source_20_Text"><text:span text:style-name="T17">$</text:span></text:span><text:span text:style-name="T17"> git rebase -i HEAD </text:span><text:span text:style-name="T50">(</text:span><text:span text:style-name="Source_20_Text"><text:span text:style-name="T17">-i: </text:span></text:span><text:span text:style-name="Source_20_Text"><text:span text:style-name="T50">interactively</text:span></text:span><text:span text:style-name="T50">)</text:span></text:p>
      <text:p text:style-name="P158"/>
      <text:h text:style-name="P19" text:outline-level="3"><text:bookmark text:name="git-revert"/><text:span text:style-name="T106">$ </text:span><text:a xlink:type="simple" xlink:href="https://git-scm.com/book/en/v2/Git-Commands-Patching#git-revert" text:style-name="Internet_20_link" text:visited-style-name="Visited_20_Internet_20_Link"><text:span text:style-name="T15">git revert</text:span></text:a></text:h>
      <text:list xml:id="list8728258039529683333" text:style-name="L46">
        <text:list-item>
          <text:p text:style-name="P135"><text:span text:style-name="T15">The </text:span><text:span text:style-name="Source_20_Text"><text:span text:style-name="T15">git revert</text:span></text:span><text:span text:style-name="T15"> command is essentially a reverse </text:span><text:span text:style-name="Source_20_Text"><text:span text:style-name="T15">git cherry-pick</text:span></text:span><text:span text:style-name="T15">. It creates a new commit that </text:span><text:soft-page-break/><text:span text:style-name="T15">applies the exact opposite of the change introduced in the commit you’re targeting, essentially undoing or reverting it.</text:span></text:p>
        </text:list-item>
      </text:list>
      <text:p text:style-name="P66"><text:span text:style-name="Source_20_Text"><text:span text:style-name="T17">$</text:span></text:span><text:span text:style-name="T17"> git revert -m </text:span><text:span text:style-name="Source_20_Text"><text:span text:style-name="T17">1</text:span></text:span><text:span text:style-name="T17"> HEAD</text:span></text:p>
      <text:p text:style-name="P78"><text:span text:style-name="T17">$ git reset --hard &lt;tag/branch/commit id&gt;<text:line-break/>$ git revert -m 1 HEAD<text:line-break/>$ git reset --hard commit_sha</text:span></text:p>
      <text:p text:style-name="P78"><text:span text:style-name="T17"/></text:p>
      <text:p text:style-name="P79"><text:span text:style-name="T17">Removing the last commit</text:span></text:p>
      <text:p text:style-name="P79"><text:span text:style-name="T17">$ git reset --hard HEAD^</text:span></text:p>
      <text:p text:style-name="P79"><text:span text:style-name="T17">$ git reset --hard HEAD~2 (Number of commits revert and it start from the last)</text:span></text:p>
      <text:p text:style-name="P80"><text:span text:style-name="T70">$ </text:span><text:span text:style-name="T17">git reset --hard master</text:span></text:p>
      <text:h text:style-name="P19" text:outline-level="3"><text:bookmark text:name="git-apply"/><text:span text:style-name="T106">$ </text:span><text:a xlink:type="simple" xlink:href="https://git-scm.com/book/en/v2/Git-Commands-Email#git-apply" text:style-name="Internet_20_link" text:visited-style-name="Visited_20_Internet_20_Link"><text:span text:style-name="T15">git apply</text:span></text:a></text:h>
      <text:list xml:id="list5194347242922272566" text:style-name="L16">
        <text:list-item>
          <text:p text:style-name="P119"><text:span text:style-name="T15">The </text:span><text:span text:style-name="Source_20_Text"><text:span text:style-name="T15">git apply</text:span></text:span><text:span text:style-name="T15"> command applies a patch created with the </text:span><text:span text:style-name="Source_20_Text"><text:span text:style-name="T15">git diff</text:span></text:span><text:span text:style-name="T15"> or even GNU diff command. It is similar to what the </text:span><text:span text:style-name="Source_20_Text"><text:span text:style-name="T15">patch</text:span></text:span><text:span text:style-name="T15"> command might do with a few small differences.</text:span></text:p>
        </text:list-item>
      </text:list>
      <text:p text:style-name="P66"><text:span text:style-name="Source_20_Text"><text:span text:style-name="T17">$</text:span></text:span><text:span text:style-name="T17"> git apply /tmp/patch-ruby-client.patch</text:span></text:p>
      <text:p text:style-name="P66"><text:span text:style-name="Source_20_Text"><text:span text:style-name="T17">$</text:span></text:span><text:span text:style-name="T17"> git apply --check 0001-seeing-if-this-helps-the-gem.patch</text:span></text:p>
      <text:h text:style-name="P19" text:outline-level="3"><text:bookmark text:name="git-am"/><text:span text:style-name="T106">$ </text:span><text:a xlink:type="simple" xlink:href="https://git-scm.com/book/en/v2/Git-Commands-Email#git-am" text:style-name="Internet_20_link" text:visited-style-name="Visited_20_Internet_20_Link"><text:span text:style-name="T15">git am</text:span></text:a></text:h>
      <text:list xml:id="list1392408610054436259" text:style-name="L47">
        <text:list-item>
          <text:p text:style-name="P136"><text:span text:style-name="T15">The </text:span><text:span text:style-name="Source_20_Text"><text:span text:style-name="T15">git am</text:span></text:span><text:span text:style-name="T15"> command is used to apply patches from an email inbox, specifically one that is mbox formatted. This is useful for receiving patches over email and applying them to your project easily.</text:span></text:p>
        </text:list-item>
      </text:list>
      <text:p text:style-name="P217"><text:span text:style-name="T15">$ git format-patch -M origin/master</text:span></text:p>
      <text:p text:style-name="P66"><text:span text:style-name="Source_20_Text"><text:span text:style-name="T17">$</text:span></text:span><text:span text:style-name="T17"> git am 0001-limit-log-function.patch</text:span></text:p>
      <text:p text:style-name="P66"><text:span text:style-name="Source_20_Text"><text:span text:style-name="T17">$</text:span></text:span><text:span text:style-name="T17"> git am --resolved</text:span></text:p>
      <text:p text:style-name="P66"><text:span text:style-name="Source_20_Text"><text:span text:style-name="T17">$</text:span></text:span><text:span text:style-name="T17"> git am -3 0001-seeing-if-this-helps-the-gem.patch</text:span></text:p>
      <text:p text:style-name="P77"><text:span text:style-name="T17">$ git am –skip</text:span></text:p>
      <text:p text:style-name="P77"><text:span text:style-name="T17">$ git am --abort</text:span></text:p>
      <text:p text:style-name="P187"><text:span text:style-name="Source_20_Text"><text:span text:style-name="T47">-</text:span></text:span><text:span text:style-name="Source_20_Text"><text:span text:style-name="T51">3 :</text:span></text:span><text:span text:style-name="T17">generally much smarter about applying a conflicting patch</text:span></text:p>
      <text:h text:style-name="P19" text:outline-level="3"><text:bookmark text:name="git-format-patch"/><text:span text:style-name="T106">$ </text:span><text:a xlink:type="simple" xlink:href="https://git-scm.com/book/en/v2/Git-Commands-Email#git-format-patch" text:style-name="Internet_20_link" text:visited-style-name="Visited_20_Internet_20_Link"><text:span text:style-name="T15">git format-patch</text:span></text:a></text:h>
      <text:list xml:id="list9102643557512779236" text:style-name="L48">
        <text:list-item>
          <text:p text:style-name="P137"><text:span text:style-name="T15">The </text:span><text:span text:style-name="Source_20_Text"><text:span text:style-name="T15">git format-patch</text:span></text:span><text:span text:style-name="T15"> command is used to generate a series of patches in mbox format that you can use to send to a mailing list properly formatted.</text:span></text:p>
        </text:list-item>
      </text:list>
      <text:p text:style-name="P66"><text:span text:style-name="Source_20_Text"><text:span text:style-name="T17">$</text:span></text:span><text:span text:style-name="T17"> git format-patch -M origin/master</text:span></text:p>
      <text:h text:style-name="P19" text:outline-level="3"><text:bookmark text:name="git-imap-send"/><text:span text:style-name="T106">$ </text:span><text:a xlink:type="simple" xlink:href="https://git-scm.com/book/en/v2/Git-Commands-Email#git-imap-send" text:style-name="Internet_20_link" text:visited-style-name="Visited_20_Internet_20_Link"><text:span text:style-name="T15">git imap-send</text:span></text:a></text:h>
      <text:list xml:id="list5802489427474078708" text:style-name="L49">
        <text:list-item>
          <text:p text:style-name="P138"><text:span text:style-name="T15">The </text:span><text:span text:style-name="Source_20_Text"><text:span text:style-name="T15">git imap-send</text:span></text:span><text:span text:style-name="T15"> command uploads a mailbox generated with </text:span><text:span text:style-name="Source_20_Text"><text:span text:style-name="T15">git format-patch</text:span></text:span><text:span text:style-name="T15"> into an IMAP drafts folder.</text:span></text:p>
        </text:list-item>
      </text:list>
      <text:p text:style-name="P156"><text:span text:style-name="T9">Note*:</text:span>Mor<text:span text:style-name="T112">e</text:span> details find on separte document.</text:p>
      <text:h text:style-name="P19" text:outline-level="3"><text:bookmark text:name="git-send-email"/><text:span text:style-name="T107">$ </text:span><text:a xlink:type="simple" xlink:href="https://git-scm.com/book/en/v2/Git-Commands-Email#git-send-email" text:style-name="Internet_20_link" text:visited-style-name="Visited_20_Internet_20_Link"><text:span text:style-name="T15">git send-email</text:span></text:a></text:h>
      <text:list xml:id="list7487844663440521071" text:style-name="L50">
        <text:list-item>
          <text:p text:style-name="P139"><text:span text:style-name="T15">The </text:span><text:span text:style-name="Source_20_Text"><text:span text:style-name="T15">git send-email</text:span></text:span><text:span text:style-name="T15"> command is used to send patches that are generated with </text:span><text:span text:style-name="Source_20_Text"><text:span text:style-name="T15">git format-patch</text:span></text:span><text:span text:style-name="T15"> over email.</text:span></text:p>
        </text:list-item>
      </text:list>
      <text:p text:style-name="P165"><text:span text:style-name="T9">Note*:</text:span>Mor<text:span text:style-name="T113">e</text:span> details find on separte document.</text:p>
      <text:h text:style-name="P21" text:outline-level="3"><text:bookmark text:name="git-request-pull"/><text:span text:style-name="T107">$ </text:span><text:a xlink:type="simple" xlink:href="https://git-scm.com/book/en/v2/Git-Commands-Email#git-request-pull" text:style-name="Internet_20_link" text:visited-style-name="Visited_20_Internet_20_Link"><text:span text:style-name="T15">git request-pull</text:span></text:a></text:h>
      <text:list xml:id="list5905438311277008773" text:style-name="L51">
        <text:list-item>
          <text:p text:style-name="P140"><text:span text:style-name="T15">The </text:span><text:span text:style-name="Source_20_Text"><text:span text:style-name="T15">git request-pull</text:span></text:span><text:span text:style-name="T15"> command is simply used to generate an example message body to email to someone.</text:span></text:p>
        </text:list-item>
      </text:list>
      <text:p text:style-name="P188"><text:soft-page-break/><text:span text:style-name="T15">Contributing to public projects is a bit different. Because you don’t have the permissions to directly update branches on the project, you have to get the work to the maintainers some other way. </text:span><text:bookmark text:name="Forked-Public-Project"/><text:span text:style-name="T15"><text:s/></text:span><text:a xlink:type="simple" xlink:href="https://git-scm.com/book/en/v2/Distributed-Git-Contributing-to-a-Project#Forked-Public-Project" text:style-name="Internet_20_link" text:visited-style-name="Visited_20_Internet_20_Link"><text:span text:style-name="T15">Forked Public Project</text:span></text:a></text:p>
      <text:p text:style-name="P159"/>
      <text:h text:style-name="P99" text:outline-level="2">External Systems</text:h>
      <text:h text:style-name="P21" text:outline-level="3"><text:bookmark text:name="git-svn"/><text:span text:style-name="T108">$ </text:span><text:a xlink:type="simple" xlink:href="https://git-scm.com/book/en/v2/Git-Commands-External-Systems#git-svn" text:style-name="Internet_20_link" text:visited-style-name="Visited_20_Internet_20_Link"><text:span text:style-name="T15">git svn</text:span></text:a></text:h>
      <text:list xml:id="list5632879524234151423" text:style-name="L52">
        <text:list-item>
          <text:p text:style-name="P141"><text:span text:style-name="T15">The </text:span><text:span text:style-name="Source_20_Text"><text:span text:style-name="T15">git svn</text:span></text:span><text:span text:style-name="T15"> command is used to communicate with the Subversion version control system as a client. This means you can use Git to checkout from and commit to a Subversion server.</text:span></text:p>
        </text:list-item>
      </text:list>
      <text:h text:style-name="P21" text:outline-level="3"><text:bookmark text:name="git-fast-import"/><text:span text:style-name="T109">$ </text:span><text:a xlink:type="simple" xlink:href="https://git-scm.com/book/en/v2/Git-Commands-External-Systems#git-fast-import" text:style-name="Internet_20_link" text:visited-style-name="Visited_20_Internet_20_Link"><text:span text:style-name="T15">git fast-import</text:span></text:a></text:h>
      <text:list xml:id="list2602254887865579886" text:style-name="L53">
        <text:list-item>
          <text:p text:style-name="P142"><text:span text:style-name="T15">For other version control systems or importing from nearly any format, you can use </text:span><text:span text:style-name="Source_20_Text"><text:span text:style-name="T15">git fast-import</text:span></text:span><text:span text:style-name="T15"> to quickly map the other format to something Git can easily record.</text:span></text:p>
        </text:list-item>
      </text:list>
      <text:h text:style-name="P99" text:outline-level="2">Administration</text:h>
      <text:h text:style-name="P21" text:outline-level="3"><text:bookmark text:name="git-gc"/><text:span text:style-name="T110">$ </text:span><text:a xlink:type="simple" xlink:href="https://git-scm.com/book/en/v2/Git-Commands-Administration#git-gc" text:style-name="Internet_20_link" text:visited-style-name="Visited_20_Internet_20_Link"><text:span text:style-name="T15">git gc</text:span></text:a></text:h>
      <text:p text:style-name="P188"><text:span text:style-name="T15">The </text:span><text:span text:style-name="Source_20_Text"><text:span text:style-name="T15">git gc</text:span></text:span><text:span text:style-name="T15"> command runs “garbage collection” on your repository, removing unnecessary files in your database and packing up the remaining files into a more efficient format.</text:span></text:p>
      <text:p text:style-name="P160">You can run auto gc manually as follows:</text:p>
      <text:p text:style-name="P86"><text:span text:style-name="Source_20_Text"><text:span text:style-name="T17">$</text:span></text:span><text:span text:style-name="T17"> git gc --auto</text:span></text:p>
      <text:h text:style-name="P21" text:outline-level="3"><text:bookmark text:name="git-fsck"/><text:span text:style-name="T111">$ </text:span><text:a xlink:type="simple" xlink:href="https://git-scm.com/book/en/v2/Git-Commands-Administration#git-fsck" text:style-name="Internet_20_link" text:visited-style-name="Visited_20_Internet_20_Link"><text:span text:style-name="T15">git fsck</text:span></text:a></text:h>
      <text:p text:style-name="P188"><text:span text:style-name="T15">The </text:span><text:span text:style-name="Source_20_Text"><text:span text:style-name="T15">git fsck</text:span></text:span><text:span text:style-name="T15"> command is used to check the internal database for problems or inconsistencies.</text:span></text:p>
      <text:p text:style-name="P68"><text:span text:style-name="Source_20_Text"><text:span text:style-name="T17">$</text:span></text:span><text:span text:style-name="T17"> git reset --hard 1a410efbd13591db07496601ebc7a059dd55cfe9</text:span></text:p>
      <text:p text:style-name="P68"><text:span text:style-name="Source_20_Text"><text:span text:style-name="T17">$</text:span></text:span><text:span text:style-name="T17"> git reflog</text:span></text:p>
      <text:p text:style-name="P68"><text:span text:style-name="Source_20_Text"><text:span text:style-name="T17">$</text:span></text:span><text:span text:style-name="T17"> git log -g</text:span></text:p>
      <text:p text:style-name="P159"/>
      <text:p text:style-name="P161"><text:span text:style-name="T12">gitk: </text:span><text:span text:style-name="T13">Provides a GUI view of the branches and changes in your local Git repository. This command is a good way to graphically see where things have diverged in your local repository. </text:span></text:p>
      <text:p text:style-name="P161"/>
      <text:p text:style-name="P161"/>
      <text:p text:style-name="P173">RRR:<text:span text:style-name="T1"><text:line-break/>reuse recorded resolution : it’s a way of shortcutting manual conflict resolution. <text:line-break/>-&gt; it is set pre- and post- images and repair starting on last<text:line-break/>-&gt; it is enable by two ways: configuration and command<text:line-break/>$ git config --global rerere.enabled true</text:span></text:p>
      <text:p text:style-name="P173"><text:span text:style-name="T1"/></text:p>
      <text:p text:style-name="P173"><text:span text:style-name="T1"/></text:p>
      <text:p text:style-name="P173"><text:span text:style-name="T1"/></text:p>
      <text:p text:style-name="P173"><text:span text:style-name="T1"/></text:p>
      <text:p text:style-name="P173"><text:soft-page-break/><text:span text:style-name="T1"/></text:p>
      <text:p text:style-name="P174"><text:span text:style-name="T1">$ git –version</text:span></text:p>
      <text:p text:style-name="P175"><text:span text:style-name="T1">Increased size of post buffer:</text:span></text:p>
      <text:p text:style-name="P175"><text:span text:style-name="T1"><text:tab/>$ git config http.postBuffer 524288000</text:span></text:p>
      <text:p text:style-name="P175"><text:span text:style-name="T1"/></text:p>
      <text:p text:style-name="P176"><text:span text:style-name="T1">$ git config push.recurseSubmodules on-demand<text:line-break/></text:span><text:span text:style-name="T3">$ git config --global status.submoduleSummary true<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1:59:40.115949808</meta:creation-date>
    <dc:date>2016-05-30T11:54:47.083000000</dc:date>
    <meta:editing-duration>PT4H7M58S</meta:editing-duration>
    <meta:editing-cycles>391</meta:editing-cycles>
    <meta:generator>LibreOffice/5.1.3.2$Windows_X86_64 LibreOffice_project/644e4637d1d8544fd9f56425bd6cec110e49301b</meta:generator>
    <meta:document-statistic meta:table-count="0" meta:image-count="0" meta:object-count="0" meta:page-count="14" meta:paragraph-count="330" meta:word-count="3868" meta:character-count="21383" meta:non-whitespace-character-count="17959"/>
  </office:meta>
</office:document-meta>
</file>